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  <style:map style:condition="cell-content()=&quot;x&quot;" style:apply-style-name="Sans_20_nom2" style:base-cell-address="Transitions.D1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cell-content()=&quot;x&quot;" style:apply-style-name="Sans_20_nom2" style:base-cell-address="Transitions.D19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x&quot;" style:apply-style-name="Sans_20_nom2" style:base-cell-address="Transitions.D19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x&quot;" style:apply-style-name="Sans_20_nom2" style:base-cell-address="Transitions.D19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use-window-font-color="true"/>
      <style:map style:condition="cell-content()=&quot;x&quot;" style:apply-style-name="Sans_20_nom2" style:base-cell-address="Transitions.D19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map style:condition="cell-content()=&quot;x&quot;" style:apply-style-name="Sans_20_nom2" style:base-cell-address="Transitions.D19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x&quot;" style:apply-style-name="Sans_20_nom2" style:base-cell-address="Transitions.D19"/>
    </style:style>
  </office:automatic-styles>
  <office:body>
    <office:spreadsheet>
      <table:table table:name="Transitions" table:style-name="ta1" table:print="false"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012" table:default-cell-style-name="ce1"/>
        <table:table-row table:style-name="ro1">
          <table:table-cell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table:number-columns-spanned="2" table:number-rows-spanned="2">
            <text:p>Input</text:p>
          </table:table-cell>
          <table:covered-table-cell table:style-name="ce6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number-columns-repeated="1014"/>
        </table:table-row>
        <table:table-row table:style-name="ro1">
          <table:table-cell/>
          <table:covered-table-cell table:style-name="ce3"/>
          <table:covered-table-cell table:style-name="ce7"/>
          <table:table-cell table:style-name="ce11" office:value-type="string">
            <text:p>Majeur</text:p>
          </table:table-cell>
          <table:table-cell table:style-name="ce16" office:value-type="string">
            <text:p>Dorien</text:p>
          </table:table-cell>
          <table:table-cell table:style-name="ce17" office:value-type="string">
            <text:p>Phrygien</text:p>
          </table:table-cell>
          <table:table-cell table:style-name="ce17" office:value-type="string">
            <text:p>Lydien</text:p>
          </table:table-cell>
          <table:table-cell table:style-name="ce16" office:value-type="string">
            <text:p>Mixolydien</text:p>
          </table:table-cell>
          <table:table-cell table:style-name="ce16" office:value-type="string">
            <text:p>Mineur</text:p>
          </table:table-cell>
          <table:table-cell table:style-name="ce23" office:value-type="string">
            <text:p>Locrien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0">
            <text:p>0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7"/>
          <table:table-cell table:style-name="ce19" table:number-columns-repeated="2"/>
          <table:table-cell table:style-name="ce17"/>
          <table:table-cell table:style-name="ce19"/>
          <table:table-cell table:style-name="ce24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9" office:value-type="string">
            <text:p>C#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15"/>
          <table:table-cell table:style-name="ce20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5"/>
          <table:table-cell table:style-name="ce22"/>
          <table:table-cell table:style-name="ce20"/>
          <table:table-cell table:style-name="ce15"/>
          <table:table-cell table:style-name="ce22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9" office:value-type="string">
            <text:p>D#</text:p>
          </table:table-cell>
          <table:table-cell table:style-name="ce13"/>
          <table:table-cell table:style-name="ce15"/>
          <table:table-cell table:style-name="ce22" table:number-columns-repeated="2"/>
          <table:table-cell table:style-name="ce15"/>
          <table:table-cell table:style-name="ce22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9" office:value-type="string">
            <text:p>E</text:p>
          </table:table-cell>
          <table:table-cell table:style-name="ce13"/>
          <table:table-cell table:style-name="ce15" office:value-type="string">
            <text:p>x</text:p>
          </table:table-cell>
          <table:table-cell table:style-name="ce20"/>
          <table:table-cell table:style-name="ce22"/>
          <table:table-cell table:style-name="ce15"/>
          <table:table-cell table:style-name="ce20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9" office:value-type="string">
            <text:p>F</text:p>
          </table:table-cell>
          <table:table-cell table:style-name="ce13"/>
          <table:table-cell table:style-name="ce15"/>
          <table:table-cell table:style-name="ce22"/>
          <table:table-cell table:style-name="ce20"/>
          <table:table-cell table:style-name="ce15"/>
          <table:table-cell table:style-name="ce22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9" office:value-type="string">
            <text:p>F#</text:p>
          </table:table-cell>
          <table:table-cell table:style-name="ce13"/>
          <table:table-cell table:style-name="ce15"/>
          <table:table-cell table:style-name="ce22" table:number-columns-repeated="2"/>
          <table:table-cell table:style-name="ce15"/>
          <table:table-cell table:style-name="ce20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9" office:value-type="string">
            <text:p>G</text:p>
          </table:table-cell>
          <table:table-cell table:style-name="ce13"/>
          <table:table-cell table:style-name="ce15"/>
          <table:table-cell table:style-name="ce22" table:number-columns-repeated="2"/>
          <table:table-cell table:style-name="ce15"/>
          <table:table-cell table:style-name="ce22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9" office:value-type="string">
            <text:p>G#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15"/>
          <table:table-cell table:style-name="ce22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9" office:value-type="string">
            <text:p>A</text:p>
          </table:table-cell>
          <table:table-cell table:style-name="ce13"/>
          <table:table-cell table:style-name="ce15"/>
          <table:table-cell table:style-name="ce22"/>
          <table:table-cell table:style-name="ce20"/>
          <table:table-cell table:style-name="ce15"/>
          <table:table-cell table:style-name="ce20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9" office:value-type="string">
            <text:p>A#</text:p>
          </table:table-cell>
          <table:table-cell table:style-name="ce13"/>
          <table:table-cell table:style-name="ce15"/>
          <table:table-cell table:style-name="ce22" table:number-columns-repeated="2"/>
          <table:table-cell table:style-name="ce15"/>
          <table:table-cell table:style-name="ce22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10" office:value-type="string">
            <text:p>B</text:p>
          </table:table-cell>
          <table:table-cell table:style-name="ce14"/>
          <table:table-cell table:style-name="ce18"/>
          <table:table-cell table:style-name="ce21" table:number-columns-repeated="2"/>
          <table:table-cell table:style-name="ce18"/>
          <table:table-cell table:style-name="ce21"/>
          <table:table-cell table:style-name="ce26"/>
          <table:table-cell table:style-name="ce4"/>
          <table:table-cell table:number-columns-repeated="1013"/>
        </table:table-row>
        <table:table-row table:style-name="ro2">
          <table:table-cell/>
          <table:table-cell table:style-name="ce4"/>
          <table:table-cell table:style-name="ce10"/>
          <table:table-cell table:style-name="ce14"/>
          <table:table-cell table:style-name="ce18"/>
          <table:table-cell table:style-name="ce21" table:number-columns-repeated="2"/>
          <table:table-cell table:style-name="ce18"/>
          <table:table-cell table:style-name="ce21"/>
          <table:table-cell table:style-name="ce26"/>
          <table:table-cell table:style-name="ce4"/>
          <table:table-cell table:number-columns-repeated="1013"/>
        </table:table-row>
        <table:table-row table:style-name="ro1">
          <table:table-cell/>
          <table:table-cell table:style-name="ce5" office:value-type="string" table:number-columns-spanned="2" table:number-rows-spanned="2">
            <text:p>Static :</text:p>
            <text:p>Mode -&gt; Mode</text:p>
          </table:table-cell>
          <table:covered-table-cell table:style-name="ce6"/>
          <table:table-cell table:number-columns-repeated="7"/>
          <table:table-cell table:style-name="ce4"/>
          <table:table-cell table:style-name="ce29" office:value-type="string">
            <text:p>Transitions:</text:p>
          </table:table-cell>
          <table:table-cell table:number-columns-repeated="1012"/>
        </table:table-row>
        <table:table-row table:style-name="ro1">
          <table:table-cell/>
          <table:covered-table-cell table:style-name="ce3"/>
          <table:covered-table-cell table:style-name="ce7"/>
          <table:table-cell table:style-name="ce11" office:value-type="string">
            <text:p>Majeur</text:p>
          </table:table-cell>
          <table:table-cell table:style-name="ce16" office:value-type="string">
            <text:p>Dorien</text:p>
          </table:table-cell>
          <table:table-cell table:style-name="ce17" office:value-type="string">
            <text:p>Phrygien</text:p>
          </table:table-cell>
          <table:table-cell table:style-name="ce17" office:value-type="string">
            <text:p>Lydien</text:p>
          </table:table-cell>
          <table:table-cell table:style-name="ce16" office:value-type="string">
            <text:p>Mixolydien</text:p>
          </table:table-cell>
          <table:table-cell table:style-name="ce16" office:value-type="string">
            <text:p>Mineur</text:p>
          </table:table-cell>
          <table:table-cell table:style-name="ce23" office:value-type="string">
            <text:p>Locrien</text:p>
          </table:table-cell>
          <table:table-cell table:style-name="ce4"/>
          <table:table-cell office:value-type="string">
            <text:p>Direct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>
            <text:p>C</text:p>
          </table:table-cell>
          <table:table-cell table:style-name="ce8" table:formula="of:=IF(OR( NOT(ISBLANK(OFFSET([.$D$4];MOD([.$B4]-([.D$1]-[.$D$1]);12);MOD([.D$2]-0-[.D$2]-0;7);1;1))) ; NOT(ISBLANK(OFFSET([.$D$4];MOD([.$B4]-([.D$1]-[.$E$1]);12);MOD([.D$2]-0-[.D$2]+1;7);1;1))) ; NOT(ISBLANK(OFFSET([.$D$4];MOD([.$B4]-([.D$1]-[.$F$1]);12);MOD([.D$2]-0-[.D$2]+2;7);1;1))) ; NOT(ISBLANK(OFFSET([.$D$4];MOD([.$B4]-([.D$1]-[.$G$1]);12);MOD([.D$2]-0-[.D$2]+3;7);1;1))) ; NOT(ISBLANK(OFFSET([.$D$4];MOD([.$B4]-([.D$1]-[.$H$1]);12);MOD([.D$2]-0-[.D$2]+4;7);1;1))) ; NOT(ISBLANK(OFFSET([.$D$4];MOD([.$B4]-([.D$1]-[.$I$1]);12);MOD([.D$2]-0-[.D$2]+5;7);1;1))) ; NOT(ISBLANK(OFFSET([.$D$4];MOD([.$B4]-([.D$1]-[.$J$1]);12);MOD([.D$2]-0-[.D$2]+6;7);1;1))) );&quot;x&quot;;&quot;&quot;)">
            <text:p/>
          </table:table-cell>
          <table:table-cell table:style-name="ce17" table:formula="of:=IF(OR( NOT(ISBLANK(OFFSET([.$D$4];MOD([.$B4]-([.E$1]-[.$D$1]);12);MOD([.E$2]-0-[.E$2]-0;7);1;1))) ; NOT(ISBLANK(OFFSET([.$D$4];MOD([.$B4]-([.E$1]-[.$E$1]);12);MOD([.E$2]-0-[.E$2]+1;7);1;1))) ; NOT(ISBLANK(OFFSET([.$D$4];MOD([.$B4]-([.E$1]-[.$F$1]);12);MOD([.E$2]-0-[.E$2]+2;7);1;1))) ; NOT(ISBLANK(OFFSET([.$D$4];MOD([.$B4]-([.E$1]-[.$G$1]);12);MOD([.E$2]-0-[.E$2]+3;7);1;1))) ; NOT(ISBLANK(OFFSET([.$D$4];MOD([.$B4]-([.E$1]-[.$H$1]);12);MOD([.E$2]-0-[.E$2]+4;7);1;1))) ; NOT(ISBLANK(OFFSET([.$D$4];MOD([.$B4]-([.E$1]-[.$I$1]);12);MOD([.E$2]-0-[.E$2]+5;7);1;1))) ; NOT(ISBLANK(OFFSET([.$D$4];MOD([.$B4]-([.E$1]-[.$J$1]);12);MOD([.E$2]-0-[.E$2]+6;7);1;1))) );&quot;x&quot;;&quot;&quot;)">
            <text:p/>
          </table:table-cell>
          <table:table-cell table:style-name="ce17" table:formula="of:=IF(OR( NOT(ISBLANK(OFFSET([.$D$4];MOD([.$B4]-([.F$1]-[.$D$1]);12);MOD([.F$2]-0-[.F$2]-0;7);1;1))) ; NOT(ISBLANK(OFFSET([.$D$4];MOD([.$B4]-([.F$1]-[.$E$1]);12);MOD([.F$2]-0-[.F$2]+1;7);1;1))) ; NOT(ISBLANK(OFFSET([.$D$4];MOD([.$B4]-([.F$1]-[.$F$1]);12);MOD([.F$2]-0-[.F$2]+2;7);1;1))) ; NOT(ISBLANK(OFFSET([.$D$4];MOD([.$B4]-([.F$1]-[.$G$1]);12);MOD([.F$2]-0-[.F$2]+3;7);1;1))) ; NOT(ISBLANK(OFFSET([.$D$4];MOD([.$B4]-([.F$1]-[.$H$1]);12);MOD([.F$2]-0-[.F$2]+4;7);1;1))) ; NOT(ISBLANK(OFFSET([.$D$4];MOD([.$B4]-([.F$1]-[.$I$1]);12);MOD([.F$2]-0-[.F$2]+5;7);1;1))) ; NOT(ISBLANK(OFFSET([.$D$4];MOD([.$B4]-([.F$1]-[.$J$1]);12);MOD([.F$2]-0-[.F$2]+6;7);1;1))) );&quot;x&quot;;&quot;&quot;)">
            <text:p/>
          </table:table-cell>
          <table:table-cell table:style-name="ce17" table:formula="of:=IF(OR( NOT(ISBLANK(OFFSET([.$D$4];MOD([.$B4]-([.G$1]-[.$D$1]);12);MOD([.G$2]-0-[.G$2]-0;7);1;1))) ; NOT(ISBLANK(OFFSET([.$D$4];MOD([.$B4]-([.G$1]-[.$E$1]);12);MOD([.G$2]-0-[.G$2]+1;7);1;1))) ; NOT(ISBLANK(OFFSET([.$D$4];MOD([.$B4]-([.G$1]-[.$F$1]);12);MOD([.G$2]-0-[.G$2]+2;7);1;1))) ; NOT(ISBLANK(OFFSET([.$D$4];MOD([.$B4]-([.G$1]-[.$G$1]);12);MOD([.G$2]-0-[.G$2]+3;7);1;1))) ; NOT(ISBLANK(OFFSET([.$D$4];MOD([.$B4]-([.G$1]-[.$H$1]);12);MOD([.G$2]-0-[.G$2]+4;7);1;1))) ; NOT(ISBLANK(OFFSET([.$D$4];MOD([.$B4]-([.G$1]-[.$I$1]);12);MOD([.G$2]-0-[.G$2]+5;7);1;1))) ; NOT(ISBLANK(OFFSET([.$D$4];MOD([.$B4]-([.G$1]-[.$J$1]);12);MOD([.G$2]-0-[.G$2]+6;7);1;1))) );&quot;x&quot;;&quot;&quot;)">
            <text:p/>
          </table:table-cell>
          <table:table-cell table:style-name="ce17" table:formula="of:=IF(OR( NOT(ISBLANK(OFFSET([.$D$4];MOD([.$B4]-([.H$1]-[.$D$1]);12);MOD([.H$2]-0-[.H$2]-0;7);1;1))) ; NOT(ISBLANK(OFFSET([.$D$4];MOD([.$B4]-([.H$1]-[.$E$1]);12);MOD([.H$2]-0-[.H$2]+1;7);1;1))) ; NOT(ISBLANK(OFFSET([.$D$4];MOD([.$B4]-([.H$1]-[.$F$1]);12);MOD([.H$2]-0-[.H$2]+2;7);1;1))) ; NOT(ISBLANK(OFFSET([.$D$4];MOD([.$B4]-([.H$1]-[.$G$1]);12);MOD([.H$2]-0-[.H$2]+3;7);1;1))) ; NOT(ISBLANK(OFFSET([.$D$4];MOD([.$B4]-([.H$1]-[.$H$1]);12);MOD([.H$2]-0-[.H$2]+4;7);1;1))) ; NOT(ISBLANK(OFFSET([.$D$4];MOD([.$B4]-([.H$1]-[.$I$1]);12);MOD([.H$2]-0-[.H$2]+5;7);1;1))) ; NOT(ISBLANK(OFFSET([.$D$4];MOD([.$B4]-([.H$1]-[.$J$1]);12);MOD([.H$2]-0-[.H$2]+6;7);1;1))) );&quot;x&quot;;&quot;&quot;)">
            <text:p/>
          </table:table-cell>
          <table:table-cell table:style-name="ce17" table:formula="of:=IF(OR( NOT(ISBLANK(OFFSET([.$D$4];MOD([.$B4]-([.I$1]-[.$D$1]);12);MOD([.I$2]-0-[.I$2]-0;7);1;1))) ; NOT(ISBLANK(OFFSET([.$D$4];MOD([.$B4]-([.I$1]-[.$E$1]);12);MOD([.I$2]-0-[.I$2]+1;7);1;1))) ; NOT(ISBLANK(OFFSET([.$D$4];MOD([.$B4]-([.I$1]-[.$F$1]);12);MOD([.I$2]-0-[.I$2]+2;7);1;1))) ; NOT(ISBLANK(OFFSET([.$D$4];MOD([.$B4]-([.I$1]-[.$G$1]);12);MOD([.I$2]-0-[.I$2]+3;7);1;1))) ; NOT(ISBLANK(OFFSET([.$D$4];MOD([.$B4]-([.I$1]-[.$H$1]);12);MOD([.I$2]-0-[.I$2]+4;7);1;1))) ; NOT(ISBLANK(OFFSET([.$D$4];MOD([.$B4]-([.I$1]-[.$I$1]);12);MOD([.I$2]-0-[.I$2]+5;7);1;1))) ; NOT(ISBLANK(OFFSET([.$D$4];MOD([.$B4]-([.I$1]-[.$J$1]);12);MOD([.I$2]-0-[.I$2]+6;7);1;1))) );&quot;x&quot;;&quot;&quot;)">
            <text:p/>
          </table:table-cell>
          <table:table-cell table:style-name="ce23" table:formula="of:=IF(OR( NOT(ISBLANK(OFFSET([.$D$4];MOD([.$B4]-([.J$1]-[.$D$1]);12);MOD([.J$2]-0-[.J$2]-0;7);1;1))) ; NOT(ISBLANK(OFFSET([.$D$4];MOD([.$B4]-([.J$1]-[.$E$1]);12);MOD([.J$2]-0-[.J$2]+1;7);1;1))) ; NOT(ISBLANK(OFFSET([.$D$4];MOD([.$B4]-([.J$1]-[.$F$1]);12);MOD([.J$2]-0-[.J$2]+2;7);1;1))) ; NOT(ISBLANK(OFFSET([.$D$4];MOD([.$B4]-([.J$1]-[.$G$1]);12);MOD([.J$2]-0-[.J$2]+3;7);1;1))) ; NOT(ISBLANK(OFFSET([.$D$4];MOD([.$B4]-([.J$1]-[.$H$1]);12);MOD([.J$2]-0-[.J$2]+4;7);1;1))) ; NOT(ISBLANK(OFFSET([.$D$4];MOD([.$B4]-([.J$1]-[.$I$1]);12);MOD([.J$2]-0-[.J$2]+5;7);1;1))) ; NOT(ISBLANK(OFFSET([.$D$4];MOD([.$B4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C#</text:p>
          </table:table-cell>
          <table:table-cell table:style-name="ce9" table:formula="of:=IF(OR( NOT(ISBLANK(OFFSET([.$D$4];MOD([.$B5]-([.D$1]-[.$D$1]);12);MOD([.D$2]-0-[.D$2]-0;7);1;1))) ; NOT(ISBLANK(OFFSET([.$D$4];MOD([.$B5]-([.D$1]-[.$E$1]);12);MOD([.D$2]-0-[.D$2]+1;7);1;1))) ; NOT(ISBLANK(OFFSET([.$D$4];MOD([.$B5]-([.D$1]-[.$F$1]);12);MOD([.D$2]-0-[.D$2]+2;7);1;1))) ; NOT(ISBLANK(OFFSET([.$D$4];MOD([.$B5]-([.D$1]-[.$G$1]);12);MOD([.D$2]-0-[.D$2]+3;7);1;1))) ; NOT(ISBLANK(OFFSET([.$D$4];MOD([.$B5]-([.D$1]-[.$H$1]);12);MOD([.D$2]-0-[.D$2]+4;7);1;1))) ; NOT(ISBLANK(OFFSET([.$D$4];MOD([.$B5]-([.D$1]-[.$I$1]);12);MOD([.D$2]-0-[.D$2]+5;7);1;1))) ; NOT(ISBLANK(OFFSET([.$D$4];MOD([.$B5]-([.D$1]-[.$J$1]);12);MOD([.D$2]-0-[.D$2]+6;7);1;1))) );&quot;x&quot;;&quot;&quot;)">
            <text:p/>
          </table:table-cell>
          <table:table-cell table:style-name="ce15" table:formula="of:=IF(OR( NOT(ISBLANK(OFFSET([.$D$4];MOD([.$B5]-([.E$1]-[.$D$1]);12);MOD([.E$2]-0-[.E$2]-0;7);1;1))) ; NOT(ISBLANK(OFFSET([.$D$4];MOD([.$B5]-([.E$1]-[.$E$1]);12);MOD([.E$2]-0-[.E$2]+1;7);1;1))) ; NOT(ISBLANK(OFFSET([.$D$4];MOD([.$B5]-([.E$1]-[.$F$1]);12);MOD([.E$2]-0-[.E$2]+2;7);1;1))) ; NOT(ISBLANK(OFFSET([.$D$4];MOD([.$B5]-([.E$1]-[.$G$1]);12);MOD([.E$2]-0-[.E$2]+3;7);1;1))) ; NOT(ISBLANK(OFFSET([.$D$4];MOD([.$B5]-([.E$1]-[.$H$1]);12);MOD([.E$2]-0-[.E$2]+4;7);1;1))) ; NOT(ISBLANK(OFFSET([.$D$4];MOD([.$B5]-([.E$1]-[.$I$1]);12);MOD([.E$2]-0-[.E$2]+5;7);1;1))) ; NOT(ISBLANK(OFFSET([.$D$4];MOD([.$B5]-([.E$1]-[.$J$1]);12);MOD([.E$2]-0-[.E$2]+6;7);1;1))) );&quot;x&quot;;&quot;&quot;)">
            <text:p/>
          </table:table-cell>
          <table:table-cell table:style-name="ce15" table:formula="of:=IF(OR( NOT(ISBLANK(OFFSET([.$D$4];MOD([.$B5]-([.F$1]-[.$D$1]);12);MOD([.F$2]-0-[.F$2]-0;7);1;1))) ; NOT(ISBLANK(OFFSET([.$D$4];MOD([.$B5]-([.F$1]-[.$E$1]);12);MOD([.F$2]-0-[.F$2]+1;7);1;1))) ; NOT(ISBLANK(OFFSET([.$D$4];MOD([.$B5]-([.F$1]-[.$F$1]);12);MOD([.F$2]-0-[.F$2]+2;7);1;1))) ; NOT(ISBLANK(OFFSET([.$D$4];MOD([.$B5]-([.F$1]-[.$G$1]);12);MOD([.F$2]-0-[.F$2]+3;7);1;1))) ; NOT(ISBLANK(OFFSET([.$D$4];MOD([.$B5]-([.F$1]-[.$H$1]);12);MOD([.F$2]-0-[.F$2]+4;7);1;1))) ; NOT(ISBLANK(OFFSET([.$D$4];MOD([.$B5]-([.F$1]-[.$I$1]);12);MOD([.F$2]-0-[.F$2]+5;7);1;1))) ; NOT(ISBLANK(OFFSET([.$D$4];MOD([.$B5]-([.F$1]-[.$J$1]);12);MOD([.F$2]-0-[.F$2]+6;7);1;1))) );&quot;x&quot;;&quot;&quot;)">
            <text:p/>
          </table:table-cell>
          <table:table-cell table:style-name="ce15" table:formula="of:=IF(OR( NOT(ISBLANK(OFFSET([.$D$4];MOD([.$B5]-([.G$1]-[.$D$1]);12);MOD([.G$2]-0-[.G$2]-0;7);1;1))) ; NOT(ISBLANK(OFFSET([.$D$4];MOD([.$B5]-([.G$1]-[.$E$1]);12);MOD([.G$2]-0-[.G$2]+1;7);1;1))) ; NOT(ISBLANK(OFFSET([.$D$4];MOD([.$B5]-([.G$1]-[.$F$1]);12);MOD([.G$2]-0-[.G$2]+2;7);1;1))) ; NOT(ISBLANK(OFFSET([.$D$4];MOD([.$B5]-([.G$1]-[.$G$1]);12);MOD([.G$2]-0-[.G$2]+3;7);1;1))) ; NOT(ISBLANK(OFFSET([.$D$4];MOD([.$B5]-([.G$1]-[.$H$1]);12);MOD([.G$2]-0-[.G$2]+4;7);1;1))) ; NOT(ISBLANK(OFFSET([.$D$4];MOD([.$B5]-([.G$1]-[.$I$1]);12);MOD([.G$2]-0-[.G$2]+5;7);1;1))) ; NOT(ISBLANK(OFFSET([.$D$4];MOD([.$B5]-([.G$1]-[.$J$1]);12);MOD([.G$2]-0-[.G$2]+6;7);1;1))) );&quot;x&quot;;&quot;&quot;)">
            <text:p/>
          </table:table-cell>
          <table:table-cell table:style-name="ce15" table:formula="of:=IF(OR( NOT(ISBLANK(OFFSET([.$D$4];MOD([.$B5]-([.H$1]-[.$D$1]);12);MOD([.H$2]-0-[.H$2]-0;7);1;1))) ; NOT(ISBLANK(OFFSET([.$D$4];MOD([.$B5]-([.H$1]-[.$E$1]);12);MOD([.H$2]-0-[.H$2]+1;7);1;1))) ; NOT(ISBLANK(OFFSET([.$D$4];MOD([.$B5]-([.H$1]-[.$F$1]);12);MOD([.H$2]-0-[.H$2]+2;7);1;1))) ; NOT(ISBLANK(OFFSET([.$D$4];MOD([.$B5]-([.H$1]-[.$G$1]);12);MOD([.H$2]-0-[.H$2]+3;7);1;1))) ; NOT(ISBLANK(OFFSET([.$D$4];MOD([.$B5]-([.H$1]-[.$H$1]);12);MOD([.H$2]-0-[.H$2]+4;7);1;1))) ; NOT(ISBLANK(OFFSET([.$D$4];MOD([.$B5]-([.H$1]-[.$I$1]);12);MOD([.H$2]-0-[.H$2]+5;7);1;1))) ; NOT(ISBLANK(OFFSET([.$D$4];MOD([.$B5]-([.H$1]-[.$J$1]);12);MOD([.H$2]-0-[.H$2]+6;7);1;1))) );&quot;x&quot;;&quot;&quot;)">
            <text:p/>
          </table:table-cell>
          <table:table-cell table:style-name="ce15" table:formula="of:=IF(OR( NOT(ISBLANK(OFFSET([.$D$4];MOD([.$B5]-([.I$1]-[.$D$1]);12);MOD([.I$2]-0-[.I$2]-0;7);1;1))) ; NOT(ISBLANK(OFFSET([.$D$4];MOD([.$B5]-([.I$1]-[.$E$1]);12);MOD([.I$2]-0-[.I$2]+1;7);1;1))) ; NOT(ISBLANK(OFFSET([.$D$4];MOD([.$B5]-([.I$1]-[.$F$1]);12);MOD([.I$2]-0-[.I$2]+2;7);1;1))) ; NOT(ISBLANK(OFFSET([.$D$4];MOD([.$B5]-([.I$1]-[.$G$1]);12);MOD([.I$2]-0-[.I$2]+3;7);1;1))) ; NOT(ISBLANK(OFFSET([.$D$4];MOD([.$B5]-([.I$1]-[.$H$1]);12);MOD([.I$2]-0-[.I$2]+4;7);1;1))) ; NOT(ISBLANK(OFFSET([.$D$4];MOD([.$B5]-([.I$1]-[.$I$1]);12);MOD([.I$2]-0-[.I$2]+5;7);1;1))) ; NOT(ISBLANK(OFFSET([.$D$4];MOD([.$B5]-([.I$1]-[.$J$1]);12);MOD([.I$2]-0-[.I$2]+6;7);1;1))) );&quot;x&quot;;&quot;&quot;)">
            <text:p/>
          </table:table-cell>
          <table:table-cell table:style-name="ce27" table:formula="of:=IF(OR( NOT(ISBLANK(OFFSET([.$D$4];MOD([.$B5]-([.J$1]-[.$D$1]);12);MOD([.J$2]-0-[.J$2]-0;7);1;1))) ; NOT(ISBLANK(OFFSET([.$D$4];MOD([.$B5]-([.J$1]-[.$E$1]);12);MOD([.J$2]-0-[.J$2]+1;7);1;1))) ; NOT(ISBLANK(OFFSET([.$D$4];MOD([.$B5]-([.J$1]-[.$F$1]);12);MOD([.J$2]-0-[.J$2]+2;7);1;1))) ; NOT(ISBLANK(OFFSET([.$D$4];MOD([.$B5]-([.J$1]-[.$G$1]);12);MOD([.J$2]-0-[.J$2]+3;7);1;1))) ; NOT(ISBLANK(OFFSET([.$D$4];MOD([.$B5]-([.J$1]-[.$H$1]);12);MOD([.J$2]-0-[.J$2]+4;7);1;1))) ; NOT(ISBLANK(OFFSET([.$D$4];MOD([.$B5]-([.J$1]-[.$I$1]);12);MOD([.J$2]-0-[.J$2]+5;7);1;1))) ; NOT(ISBLANK(OFFSET([.$D$4];MOD([.$B5]-([.J$1]-[.$J$1]);12);MOD([.J$2]-0-[.J$2]+6;7);1;1))) );&quot;x&quot;;&quot;&quot;)" office:value-type="string" office:string-value="x">
            <text:p>x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D</text:p>
          </table:table-cell>
          <table:table-cell table:style-name="ce9" table:formula="of:=IF(OR( NOT(ISBLANK(OFFSET([.$D$4];MOD([.$B6]-([.D$1]-[.$D$1]);12);MOD([.D$2]-0-[.D$2]-0;7);1;1))) ; NOT(ISBLANK(OFFSET([.$D$4];MOD([.$B6]-([.D$1]-[.$E$1]);12);MOD([.D$2]-0-[.D$2]+1;7);1;1))) ; NOT(ISBLANK(OFFSET([.$D$4];MOD([.$B6]-([.D$1]-[.$F$1]);12);MOD([.D$2]-0-[.D$2]+2;7);1;1))) ; NOT(ISBLANK(OFFSET([.$D$4];MOD([.$B6]-([.D$1]-[.$G$1]);12);MOD([.D$2]-0-[.D$2]+3;7);1;1))) ; NOT(ISBLANK(OFFSET([.$D$4];MOD([.$B6]-([.D$1]-[.$H$1]);12);MOD([.D$2]-0-[.D$2]+4;7);1;1))) ; NOT(ISBLANK(OFFSET([.$D$4];MOD([.$B6]-([.D$1]-[.$I$1]);12);MOD([.D$2]-0-[.D$2]+5;7);1;1))) ; NOT(ISBLANK(OFFSET([.$D$4];MOD([.$B6]-([.D$1]-[.$J$1]);12);MOD([.D$2]-0-[.D$2]+6;7);1;1))) );&quot;x&quot;;&quot;&quot;)" office:value-type="string" office:string-value="x">
            <text:p>x</text:p>
          </table:table-cell>
          <table:table-cell table:style-name="ce15" table:formula="of:=IF(OR( NOT(ISBLANK(OFFSET([.$D$4];MOD([.$B6]-([.E$1]-[.$D$1]);12);MOD([.E$2]-0-[.E$2]-0;7);1;1))) ; NOT(ISBLANK(OFFSET([.$D$4];MOD([.$B6]-([.E$1]-[.$E$1]);12);MOD([.E$2]-0-[.E$2]+1;7);1;1))) ; NOT(ISBLANK(OFFSET([.$D$4];MOD([.$B6]-([.E$1]-[.$F$1]);12);MOD([.E$2]-0-[.E$2]+2;7);1;1))) ; NOT(ISBLANK(OFFSET([.$D$4];MOD([.$B6]-([.E$1]-[.$G$1]);12);MOD([.E$2]-0-[.E$2]+3;7);1;1))) ; NOT(ISBLANK(OFFSET([.$D$4];MOD([.$B6]-([.E$1]-[.$H$1]);12);MOD([.E$2]-0-[.E$2]+4;7);1;1))) ; NOT(ISBLANK(OFFSET([.$D$4];MOD([.$B6]-([.E$1]-[.$I$1]);12);MOD([.E$2]-0-[.E$2]+5;7);1;1))) ; NOT(ISBLANK(OFFSET([.$D$4];MOD([.$B6]-([.E$1]-[.$J$1]);12);MOD([.E$2]-0-[.E$2]+6;7);1;1))) );&quot;x&quot;;&quot;&quot;)">
            <text:p/>
          </table:table-cell>
          <table:table-cell table:style-name="ce15" table:formula="of:=IF(OR( NOT(ISBLANK(OFFSET([.$D$4];MOD([.$B6]-([.F$1]-[.$D$1]);12);MOD([.F$2]-0-[.F$2]-0;7);1;1))) ; NOT(ISBLANK(OFFSET([.$D$4];MOD([.$B6]-([.F$1]-[.$E$1]);12);MOD([.F$2]-0-[.F$2]+1;7);1;1))) ; NOT(ISBLANK(OFFSET([.$D$4];MOD([.$B6]-([.F$1]-[.$F$1]);12);MOD([.F$2]-0-[.F$2]+2;7);1;1))) ; NOT(ISBLANK(OFFSET([.$D$4];MOD([.$B6]-([.F$1]-[.$G$1]);12);MOD([.F$2]-0-[.F$2]+3;7);1;1))) ; NOT(ISBLANK(OFFSET([.$D$4];MOD([.$B6]-([.F$1]-[.$H$1]);12);MOD([.F$2]-0-[.F$2]+4;7);1;1))) ; NOT(ISBLANK(OFFSET([.$D$4];MOD([.$B6]-([.F$1]-[.$I$1]);12);MOD([.F$2]-0-[.F$2]+5;7);1;1))) ; NOT(ISBLANK(OFFSET([.$D$4];MOD([.$B6]-([.F$1]-[.$J$1]);12);MOD([.F$2]-0-[.F$2]+6;7);1;1))) );&quot;x&quot;;&quot;&quot;)">
            <text:p/>
          </table:table-cell>
          <table:table-cell table:style-name="ce15" table:formula="of:=IF(OR( NOT(ISBLANK(OFFSET([.$D$4];MOD([.$B6]-([.G$1]-[.$D$1]);12);MOD([.G$2]-0-[.G$2]-0;7);1;1))) ; NOT(ISBLANK(OFFSET([.$D$4];MOD([.$B6]-([.G$1]-[.$E$1]);12);MOD([.G$2]-0-[.G$2]+1;7);1;1))) ; NOT(ISBLANK(OFFSET([.$D$4];MOD([.$B6]-([.G$1]-[.$F$1]);12);MOD([.G$2]-0-[.G$2]+2;7);1;1))) ; NOT(ISBLANK(OFFSET([.$D$4];MOD([.$B6]-([.G$1]-[.$G$1]);12);MOD([.G$2]-0-[.G$2]+3;7);1;1))) ; NOT(ISBLANK(OFFSET([.$D$4];MOD([.$B6]-([.G$1]-[.$H$1]);12);MOD([.G$2]-0-[.G$2]+4;7);1;1))) ; NOT(ISBLANK(OFFSET([.$D$4];MOD([.$B6]-([.G$1]-[.$I$1]);12);MOD([.G$2]-0-[.G$2]+5;7);1;1))) ; NOT(ISBLANK(OFFSET([.$D$4];MOD([.$B6]-([.G$1]-[.$J$1]);12);MOD([.G$2]-0-[.G$2]+6;7);1;1))) );&quot;x&quot;;&quot;&quot;)">
            <text:p/>
          </table:table-cell>
          <table:table-cell table:style-name="ce15" table:formula="of:=IF(OR( NOT(ISBLANK(OFFSET([.$D$4];MOD([.$B6]-([.H$1]-[.$D$1]);12);MOD([.H$2]-0-[.H$2]-0;7);1;1))) ; NOT(ISBLANK(OFFSET([.$D$4];MOD([.$B6]-([.H$1]-[.$E$1]);12);MOD([.H$2]-0-[.H$2]+1;7);1;1))) ; NOT(ISBLANK(OFFSET([.$D$4];MOD([.$B6]-([.H$1]-[.$F$1]);12);MOD([.H$2]-0-[.H$2]+2;7);1;1))) ; NOT(ISBLANK(OFFSET([.$D$4];MOD([.$B6]-([.H$1]-[.$G$1]);12);MOD([.H$2]-0-[.H$2]+3;7);1;1))) ; NOT(ISBLANK(OFFSET([.$D$4];MOD([.$B6]-([.H$1]-[.$H$1]);12);MOD([.H$2]-0-[.H$2]+4;7);1;1))) ; NOT(ISBLANK(OFFSET([.$D$4];MOD([.$B6]-([.H$1]-[.$I$1]);12);MOD([.H$2]-0-[.H$2]+5;7);1;1))) ; NOT(ISBLANK(OFFSET([.$D$4];MOD([.$B6]-([.H$1]-[.$J$1]);12);MOD([.H$2]-0-[.H$2]+6;7);1;1))) );&quot;x&quot;;&quot;&quot;)">
            <text:p/>
          </table:table-cell>
          <table:table-cell table:style-name="ce15" table:formula="of:=IF(OR( NOT(ISBLANK(OFFSET([.$D$4];MOD([.$B6]-([.I$1]-[.$D$1]);12);MOD([.I$2]-0-[.I$2]-0;7);1;1))) ; NOT(ISBLANK(OFFSET([.$D$4];MOD([.$B6]-([.I$1]-[.$E$1]);12);MOD([.I$2]-0-[.I$2]+1;7);1;1))) ; NOT(ISBLANK(OFFSET([.$D$4];MOD([.$B6]-([.I$1]-[.$F$1]);12);MOD([.I$2]-0-[.I$2]+2;7);1;1))) ; NOT(ISBLANK(OFFSET([.$D$4];MOD([.$B6]-([.I$1]-[.$G$1]);12);MOD([.I$2]-0-[.I$2]+3;7);1;1))) ; NOT(ISBLANK(OFFSET([.$D$4];MOD([.$B6]-([.I$1]-[.$H$1]);12);MOD([.I$2]-0-[.I$2]+4;7);1;1))) ; NOT(ISBLANK(OFFSET([.$D$4];MOD([.$B6]-([.I$1]-[.$I$1]);12);MOD([.I$2]-0-[.I$2]+5;7);1;1))) ; NOT(ISBLANK(OFFSET([.$D$4];MOD([.$B6]-([.I$1]-[.$J$1]);12);MOD([.I$2]-0-[.I$2]+6;7);1;1))) );&quot;x&quot;;&quot;&quot;)">
            <text:p/>
          </table:table-cell>
          <table:table-cell table:style-name="ce27" table:formula="of:=IF(OR( NOT(ISBLANK(OFFSET([.$D$4];MOD([.$B6]-([.J$1]-[.$D$1]);12);MOD([.J$2]-0-[.J$2]-0;7);1;1))) ; NOT(ISBLANK(OFFSET([.$D$4];MOD([.$B6]-([.J$1]-[.$E$1]);12);MOD([.J$2]-0-[.J$2]+1;7);1;1))) ; NOT(ISBLANK(OFFSET([.$D$4];MOD([.$B6]-([.J$1]-[.$F$1]);12);MOD([.J$2]-0-[.J$2]+2;7);1;1))) ; NOT(ISBLANK(OFFSET([.$D$4];MOD([.$B6]-([.J$1]-[.$G$1]);12);MOD([.J$2]-0-[.J$2]+3;7);1;1))) ; NOT(ISBLANK(OFFSET([.$D$4];MOD([.$B6]-([.J$1]-[.$H$1]);12);MOD([.J$2]-0-[.J$2]+4;7);1;1))) ; NOT(ISBLANK(OFFSET([.$D$4];MOD([.$B6]-([.J$1]-[.$I$1]);12);MOD([.J$2]-0-[.J$2]+5;7);1;1))) ; NOT(ISBLANK(OFFSET([.$D$4];MOD([.$B6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D#</text:p>
          </table:table-cell>
          <table:table-cell table:style-name="ce9" table:formula="of:=IF(OR( NOT(ISBLANK(OFFSET([.$D$4];MOD([.$B7]-([.D$1]-[.$D$1]);12);MOD([.D$2]-0-[.D$2]-0;7);1;1))) ; NOT(ISBLANK(OFFSET([.$D$4];MOD([.$B7]-([.D$1]-[.$E$1]);12);MOD([.D$2]-0-[.D$2]+1;7);1;1))) ; NOT(ISBLANK(OFFSET([.$D$4];MOD([.$B7]-([.D$1]-[.$F$1]);12);MOD([.D$2]-0-[.D$2]+2;7);1;1))) ; NOT(ISBLANK(OFFSET([.$D$4];MOD([.$B7]-([.D$1]-[.$G$1]);12);MOD([.D$2]-0-[.D$2]+3;7);1;1))) ; NOT(ISBLANK(OFFSET([.$D$4];MOD([.$B7]-([.D$1]-[.$H$1]);12);MOD([.D$2]-0-[.D$2]+4;7);1;1))) ; NOT(ISBLANK(OFFSET([.$D$4];MOD([.$B7]-([.D$1]-[.$I$1]);12);MOD([.D$2]-0-[.D$2]+5;7);1;1))) ; NOT(ISBLANK(OFFSET([.$D$4];MOD([.$B7]-([.D$1]-[.$J$1]);12);MOD([.D$2]-0-[.D$2]+6;7);1;1))) );&quot;x&quot;;&quot;&quot;)">
            <text:p/>
          </table:table-cell>
          <table:table-cell table:style-name="ce15" table:formula="of:=IF(OR( NOT(ISBLANK(OFFSET([.$D$4];MOD([.$B7]-([.E$1]-[.$D$1]);12);MOD([.E$2]-0-[.E$2]-0;7);1;1))) ; NOT(ISBLANK(OFFSET([.$D$4];MOD([.$B7]-([.E$1]-[.$E$1]);12);MOD([.E$2]-0-[.E$2]+1;7);1;1))) ; NOT(ISBLANK(OFFSET([.$D$4];MOD([.$B7]-([.E$1]-[.$F$1]);12);MOD([.E$2]-0-[.E$2]+2;7);1;1))) ; NOT(ISBLANK(OFFSET([.$D$4];MOD([.$B7]-([.E$1]-[.$G$1]);12);MOD([.E$2]-0-[.E$2]+3;7);1;1))) ; NOT(ISBLANK(OFFSET([.$D$4];MOD([.$B7]-([.E$1]-[.$H$1]);12);MOD([.E$2]-0-[.E$2]+4;7);1;1))) ; NOT(ISBLANK(OFFSET([.$D$4];MOD([.$B7]-([.E$1]-[.$I$1]);12);MOD([.E$2]-0-[.E$2]+5;7);1;1))) ; NOT(ISBLANK(OFFSET([.$D$4];MOD([.$B7]-([.E$1]-[.$J$1]);12);MOD([.E$2]-0-[.E$2]+6;7);1;1))) );&quot;x&quot;;&quot;&quot;)">
            <text:p/>
          </table:table-cell>
          <table:table-cell table:style-name="ce15" table:formula="of:=IF(OR( NOT(ISBLANK(OFFSET([.$D$4];MOD([.$B7]-([.F$1]-[.$D$1]);12);MOD([.F$2]-0-[.F$2]-0;7);1;1))) ; NOT(ISBLANK(OFFSET([.$D$4];MOD([.$B7]-([.F$1]-[.$E$1]);12);MOD([.F$2]-0-[.F$2]+1;7);1;1))) ; NOT(ISBLANK(OFFSET([.$D$4];MOD([.$B7]-([.F$1]-[.$F$1]);12);MOD([.F$2]-0-[.F$2]+2;7);1;1))) ; NOT(ISBLANK(OFFSET([.$D$4];MOD([.$B7]-([.F$1]-[.$G$1]);12);MOD([.F$2]-0-[.F$2]+3;7);1;1))) ; NOT(ISBLANK(OFFSET([.$D$4];MOD([.$B7]-([.F$1]-[.$H$1]);12);MOD([.F$2]-0-[.F$2]+4;7);1;1))) ; NOT(ISBLANK(OFFSET([.$D$4];MOD([.$B7]-([.F$1]-[.$I$1]);12);MOD([.F$2]-0-[.F$2]+5;7);1;1))) ; NOT(ISBLANK(OFFSET([.$D$4];MOD([.$B7]-([.F$1]-[.$J$1]);12);MOD([.F$2]-0-[.F$2]+6;7);1;1))) );&quot;x&quot;;&quot;&quot;)">
            <text:p/>
          </table:table-cell>
          <table:table-cell table:style-name="ce15" table:formula="of:=IF(OR( NOT(ISBLANK(OFFSET([.$D$4];MOD([.$B7]-([.G$1]-[.$D$1]);12);MOD([.G$2]-0-[.G$2]-0;7);1;1))) ; NOT(ISBLANK(OFFSET([.$D$4];MOD([.$B7]-([.G$1]-[.$E$1]);12);MOD([.G$2]-0-[.G$2]+1;7);1;1))) ; NOT(ISBLANK(OFFSET([.$D$4];MOD([.$B7]-([.G$1]-[.$F$1]);12);MOD([.G$2]-0-[.G$2]+2;7);1;1))) ; NOT(ISBLANK(OFFSET([.$D$4];MOD([.$B7]-([.G$1]-[.$G$1]);12);MOD([.G$2]-0-[.G$2]+3;7);1;1))) ; NOT(ISBLANK(OFFSET([.$D$4];MOD([.$B7]-([.G$1]-[.$H$1]);12);MOD([.G$2]-0-[.G$2]+4;7);1;1))) ; NOT(ISBLANK(OFFSET([.$D$4];MOD([.$B7]-([.G$1]-[.$I$1]);12);MOD([.G$2]-0-[.G$2]+5;7);1;1))) ; NOT(ISBLANK(OFFSET([.$D$4];MOD([.$B7]-([.G$1]-[.$J$1]);12);MOD([.G$2]-0-[.G$2]+6;7);1;1))) );&quot;x&quot;;&quot;&quot;)">
            <text:p/>
          </table:table-cell>
          <table:table-cell table:style-name="ce15" table:formula="of:=IF(OR( NOT(ISBLANK(OFFSET([.$D$4];MOD([.$B7]-([.H$1]-[.$D$1]);12);MOD([.H$2]-0-[.H$2]-0;7);1;1))) ; NOT(ISBLANK(OFFSET([.$D$4];MOD([.$B7]-([.H$1]-[.$E$1]);12);MOD([.H$2]-0-[.H$2]+1;7);1;1))) ; NOT(ISBLANK(OFFSET([.$D$4];MOD([.$B7]-([.H$1]-[.$F$1]);12);MOD([.H$2]-0-[.H$2]+2;7);1;1))) ; NOT(ISBLANK(OFFSET([.$D$4];MOD([.$B7]-([.H$1]-[.$G$1]);12);MOD([.H$2]-0-[.H$2]+3;7);1;1))) ; NOT(ISBLANK(OFFSET([.$D$4];MOD([.$B7]-([.H$1]-[.$H$1]);12);MOD([.H$2]-0-[.H$2]+4;7);1;1))) ; NOT(ISBLANK(OFFSET([.$D$4];MOD([.$B7]-([.H$1]-[.$I$1]);12);MOD([.H$2]-0-[.H$2]+5;7);1;1))) ; NOT(ISBLANK(OFFSET([.$D$4];MOD([.$B7]-([.H$1]-[.$J$1]);12);MOD([.H$2]-0-[.H$2]+6;7);1;1))) );&quot;x&quot;;&quot;&quot;)">
            <text:p/>
          </table:table-cell>
          <table:table-cell table:style-name="ce15" table:formula="of:=IF(OR( NOT(ISBLANK(OFFSET([.$D$4];MOD([.$B7]-([.I$1]-[.$D$1]);12);MOD([.I$2]-0-[.I$2]-0;7);1;1))) ; NOT(ISBLANK(OFFSET([.$D$4];MOD([.$B7]-([.I$1]-[.$E$1]);12);MOD([.I$2]-0-[.I$2]+1;7);1;1))) ; NOT(ISBLANK(OFFSET([.$D$4];MOD([.$B7]-([.I$1]-[.$F$1]);12);MOD([.I$2]-0-[.I$2]+2;7);1;1))) ; NOT(ISBLANK(OFFSET([.$D$4];MOD([.$B7]-([.I$1]-[.$G$1]);12);MOD([.I$2]-0-[.I$2]+3;7);1;1))) ; NOT(ISBLANK(OFFSET([.$D$4];MOD([.$B7]-([.I$1]-[.$H$1]);12);MOD([.I$2]-0-[.I$2]+4;7);1;1))) ; NOT(ISBLANK(OFFSET([.$D$4];MOD([.$B7]-([.I$1]-[.$I$1]);12);MOD([.I$2]-0-[.I$2]+5;7);1;1))) ; NOT(ISBLANK(OFFSET([.$D$4];MOD([.$B7]-([.I$1]-[.$J$1]);12);MOD([.I$2]-0-[.I$2]+6;7);1;1))) );&quot;x&quot;;&quot;&quot;)">
            <text:p/>
          </table:table-cell>
          <table:table-cell table:style-name="ce27" table:formula="of:=IF(OR( NOT(ISBLANK(OFFSET([.$D$4];MOD([.$B7]-([.J$1]-[.$D$1]);12);MOD([.J$2]-0-[.J$2]-0;7);1;1))) ; NOT(ISBLANK(OFFSET([.$D$4];MOD([.$B7]-([.J$1]-[.$E$1]);12);MOD([.J$2]-0-[.J$2]+1;7);1;1))) ; NOT(ISBLANK(OFFSET([.$D$4];MOD([.$B7]-([.J$1]-[.$F$1]);12);MOD([.J$2]-0-[.J$2]+2;7);1;1))) ; NOT(ISBLANK(OFFSET([.$D$4];MOD([.$B7]-([.J$1]-[.$G$1]);12);MOD([.J$2]-0-[.J$2]+3;7);1;1))) ; NOT(ISBLANK(OFFSET([.$D$4];MOD([.$B7]-([.J$1]-[.$H$1]);12);MOD([.J$2]-0-[.J$2]+4;7);1;1))) ; NOT(ISBLANK(OFFSET([.$D$4];MOD([.$B7]-([.J$1]-[.$I$1]);12);MOD([.J$2]-0-[.J$2]+5;7);1;1))) ; NOT(ISBLANK(OFFSET([.$D$4];MOD([.$B7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E</text:p>
          </table:table-cell>
          <table:table-cell table:style-name="ce9" table:formula="of:=IF(OR( NOT(ISBLANK(OFFSET([.$D$4];MOD([.$B8]-([.D$1]-[.$D$1]);12);MOD([.D$2]-0-[.D$2]-0;7);1;1))) ; NOT(ISBLANK(OFFSET([.$D$4];MOD([.$B8]-([.D$1]-[.$E$1]);12);MOD([.D$2]-0-[.D$2]+1;7);1;1))) ; NOT(ISBLANK(OFFSET([.$D$4];MOD([.$B8]-([.D$1]-[.$F$1]);12);MOD([.D$2]-0-[.D$2]+2;7);1;1))) ; NOT(ISBLANK(OFFSET([.$D$4];MOD([.$B8]-([.D$1]-[.$G$1]);12);MOD([.D$2]-0-[.D$2]+3;7);1;1))) ; NOT(ISBLANK(OFFSET([.$D$4];MOD([.$B8]-([.D$1]-[.$H$1]);12);MOD([.D$2]-0-[.D$2]+4;7);1;1))) ; NOT(ISBLANK(OFFSET([.$D$4];MOD([.$B8]-([.D$1]-[.$I$1]);12);MOD([.D$2]-0-[.D$2]+5;7);1;1))) ; NOT(ISBLANK(OFFSET([.$D$4];MOD([.$B8]-([.D$1]-[.$J$1]);12);MOD([.D$2]-0-[.D$2]+6;7);1;1))) );&quot;x&quot;;&quot;&quot;)">
            <text:p/>
          </table:table-cell>
          <table:table-cell table:style-name="ce15" table:formula="of:=IF(OR( NOT(ISBLANK(OFFSET([.$D$4];MOD([.$B8]-([.E$1]-[.$D$1]);12);MOD([.E$2]-0-[.E$2]-0;7);1;1))) ; NOT(ISBLANK(OFFSET([.$D$4];MOD([.$B8]-([.E$1]-[.$E$1]);12);MOD([.E$2]-0-[.E$2]+1;7);1;1))) ; NOT(ISBLANK(OFFSET([.$D$4];MOD([.$B8]-([.E$1]-[.$F$1]);12);MOD([.E$2]-0-[.E$2]+2;7);1;1))) ; NOT(ISBLANK(OFFSET([.$D$4];MOD([.$B8]-([.E$1]-[.$G$1]);12);MOD([.E$2]-0-[.E$2]+3;7);1;1))) ; NOT(ISBLANK(OFFSET([.$D$4];MOD([.$B8]-([.E$1]-[.$H$1]);12);MOD([.E$2]-0-[.E$2]+4;7);1;1))) ; NOT(ISBLANK(OFFSET([.$D$4];MOD([.$B8]-([.E$1]-[.$I$1]);12);MOD([.E$2]-0-[.E$2]+5;7);1;1))) ; NOT(ISBLANK(OFFSET([.$D$4];MOD([.$B8]-([.E$1]-[.$J$1]);12);MOD([.E$2]-0-[.E$2]+6;7);1;1))) );&quot;x&quot;;&quot;&quot;)" office:value-type="string" office:string-value="x">
            <text:p>x</text:p>
          </table:table-cell>
          <table:table-cell table:style-name="ce15" table:formula="of:=IF(OR( NOT(ISBLANK(OFFSET([.$D$4];MOD([.$B8]-([.F$1]-[.$D$1]);12);MOD([.F$2]-0-[.F$2]-0;7);1;1))) ; NOT(ISBLANK(OFFSET([.$D$4];MOD([.$B8]-([.F$1]-[.$E$1]);12);MOD([.F$2]-0-[.F$2]+1;7);1;1))) ; NOT(ISBLANK(OFFSET([.$D$4];MOD([.$B8]-([.F$1]-[.$F$1]);12);MOD([.F$2]-0-[.F$2]+2;7);1;1))) ; NOT(ISBLANK(OFFSET([.$D$4];MOD([.$B8]-([.F$1]-[.$G$1]);12);MOD([.F$2]-0-[.F$2]+3;7);1;1))) ; NOT(ISBLANK(OFFSET([.$D$4];MOD([.$B8]-([.F$1]-[.$H$1]);12);MOD([.F$2]-0-[.F$2]+4;7);1;1))) ; NOT(ISBLANK(OFFSET([.$D$4];MOD([.$B8]-([.F$1]-[.$I$1]);12);MOD([.F$2]-0-[.F$2]+5;7);1;1))) ; NOT(ISBLANK(OFFSET([.$D$4];MOD([.$B8]-([.F$1]-[.$J$1]);12);MOD([.F$2]-0-[.F$2]+6;7);1;1))) );&quot;x&quot;;&quot;&quot;)">
            <text:p/>
          </table:table-cell>
          <table:table-cell table:style-name="ce15" table:formula="of:=IF(OR( NOT(ISBLANK(OFFSET([.$D$4];MOD([.$B8]-([.G$1]-[.$D$1]);12);MOD([.G$2]-0-[.G$2]-0;7);1;1))) ; NOT(ISBLANK(OFFSET([.$D$4];MOD([.$B8]-([.G$1]-[.$E$1]);12);MOD([.G$2]-0-[.G$2]+1;7);1;1))) ; NOT(ISBLANK(OFFSET([.$D$4];MOD([.$B8]-([.G$1]-[.$F$1]);12);MOD([.G$2]-0-[.G$2]+2;7);1;1))) ; NOT(ISBLANK(OFFSET([.$D$4];MOD([.$B8]-([.G$1]-[.$G$1]);12);MOD([.G$2]-0-[.G$2]+3;7);1;1))) ; NOT(ISBLANK(OFFSET([.$D$4];MOD([.$B8]-([.G$1]-[.$H$1]);12);MOD([.G$2]-0-[.G$2]+4;7);1;1))) ; NOT(ISBLANK(OFFSET([.$D$4];MOD([.$B8]-([.G$1]-[.$I$1]);12);MOD([.G$2]-0-[.G$2]+5;7);1;1))) ; NOT(ISBLANK(OFFSET([.$D$4];MOD([.$B8]-([.G$1]-[.$J$1]);12);MOD([.G$2]-0-[.G$2]+6;7);1;1))) );&quot;x&quot;;&quot;&quot;)">
            <text:p/>
          </table:table-cell>
          <table:table-cell table:style-name="ce15" table:formula="of:=IF(OR( NOT(ISBLANK(OFFSET([.$D$4];MOD([.$B8]-([.H$1]-[.$D$1]);12);MOD([.H$2]-0-[.H$2]-0;7);1;1))) ; NOT(ISBLANK(OFFSET([.$D$4];MOD([.$B8]-([.H$1]-[.$E$1]);12);MOD([.H$2]-0-[.H$2]+1;7);1;1))) ; NOT(ISBLANK(OFFSET([.$D$4];MOD([.$B8]-([.H$1]-[.$F$1]);12);MOD([.H$2]-0-[.H$2]+2;7);1;1))) ; NOT(ISBLANK(OFFSET([.$D$4];MOD([.$B8]-([.H$1]-[.$G$1]);12);MOD([.H$2]-0-[.H$2]+3;7);1;1))) ; NOT(ISBLANK(OFFSET([.$D$4];MOD([.$B8]-([.H$1]-[.$H$1]);12);MOD([.H$2]-0-[.H$2]+4;7);1;1))) ; NOT(ISBLANK(OFFSET([.$D$4];MOD([.$B8]-([.H$1]-[.$I$1]);12);MOD([.H$2]-0-[.H$2]+5;7);1;1))) ; NOT(ISBLANK(OFFSET([.$D$4];MOD([.$B8]-([.H$1]-[.$J$1]);12);MOD([.H$2]-0-[.H$2]+6;7);1;1))) );&quot;x&quot;;&quot;&quot;)">
            <text:p/>
          </table:table-cell>
          <table:table-cell table:style-name="ce15" table:formula="of:=IF(OR( NOT(ISBLANK(OFFSET([.$D$4];MOD([.$B8]-([.I$1]-[.$D$1]);12);MOD([.I$2]-0-[.I$2]-0;7);1;1))) ; NOT(ISBLANK(OFFSET([.$D$4];MOD([.$B8]-([.I$1]-[.$E$1]);12);MOD([.I$2]-0-[.I$2]+1;7);1;1))) ; NOT(ISBLANK(OFFSET([.$D$4];MOD([.$B8]-([.I$1]-[.$F$1]);12);MOD([.I$2]-0-[.I$2]+2;7);1;1))) ; NOT(ISBLANK(OFFSET([.$D$4];MOD([.$B8]-([.I$1]-[.$G$1]);12);MOD([.I$2]-0-[.I$2]+3;7);1;1))) ; NOT(ISBLANK(OFFSET([.$D$4];MOD([.$B8]-([.I$1]-[.$H$1]);12);MOD([.I$2]-0-[.I$2]+4;7);1;1))) ; NOT(ISBLANK(OFFSET([.$D$4];MOD([.$B8]-([.I$1]-[.$I$1]);12);MOD([.I$2]-0-[.I$2]+5;7);1;1))) ; NOT(ISBLANK(OFFSET([.$D$4];MOD([.$B8]-([.I$1]-[.$J$1]);12);MOD([.I$2]-0-[.I$2]+6;7);1;1))) );&quot;x&quot;;&quot;&quot;)">
            <text:p/>
          </table:table-cell>
          <table:table-cell table:style-name="ce27" table:formula="of:=IF(OR( NOT(ISBLANK(OFFSET([.$D$4];MOD([.$B8]-([.J$1]-[.$D$1]);12);MOD([.J$2]-0-[.J$2]-0;7);1;1))) ; NOT(ISBLANK(OFFSET([.$D$4];MOD([.$B8]-([.J$1]-[.$E$1]);12);MOD([.J$2]-0-[.J$2]+1;7);1;1))) ; NOT(ISBLANK(OFFSET([.$D$4];MOD([.$B8]-([.J$1]-[.$F$1]);12);MOD([.J$2]-0-[.J$2]+2;7);1;1))) ; NOT(ISBLANK(OFFSET([.$D$4];MOD([.$B8]-([.J$1]-[.$G$1]);12);MOD([.J$2]-0-[.J$2]+3;7);1;1))) ; NOT(ISBLANK(OFFSET([.$D$4];MOD([.$B8]-([.J$1]-[.$H$1]);12);MOD([.J$2]-0-[.J$2]+4;7);1;1))) ; NOT(ISBLANK(OFFSET([.$D$4];MOD([.$B8]-([.J$1]-[.$I$1]);12);MOD([.J$2]-0-[.J$2]+5;7);1;1))) ; NOT(ISBLANK(OFFSET([.$D$4];MOD([.$B8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F</text:p>
          </table:table-cell>
          <table:table-cell table:style-name="ce9" table:formula="of:=IF(OR( NOT(ISBLANK(OFFSET([.$D$4];MOD([.$B9]-([.D$1]-[.$D$1]);12);MOD([.D$2]-0-[.D$2]-0;7);1;1))) ; NOT(ISBLANK(OFFSET([.$D$4];MOD([.$B9]-([.D$1]-[.$E$1]);12);MOD([.D$2]-0-[.D$2]+1;7);1;1))) ; NOT(ISBLANK(OFFSET([.$D$4];MOD([.$B9]-([.D$1]-[.$F$1]);12);MOD([.D$2]-0-[.D$2]+2;7);1;1))) ; NOT(ISBLANK(OFFSET([.$D$4];MOD([.$B9]-([.D$1]-[.$G$1]);12);MOD([.D$2]-0-[.D$2]+3;7);1;1))) ; NOT(ISBLANK(OFFSET([.$D$4];MOD([.$B9]-([.D$1]-[.$H$1]);12);MOD([.D$2]-0-[.D$2]+4;7);1;1))) ; NOT(ISBLANK(OFFSET([.$D$4];MOD([.$B9]-([.D$1]-[.$I$1]);12);MOD([.D$2]-0-[.D$2]+5;7);1;1))) ; NOT(ISBLANK(OFFSET([.$D$4];MOD([.$B9]-([.D$1]-[.$J$1]);12);MOD([.D$2]-0-[.D$2]+6;7);1;1))) );&quot;x&quot;;&quot;&quot;)">
            <text:p/>
          </table:table-cell>
          <table:table-cell table:style-name="ce15" table:formula="of:=IF(OR( NOT(ISBLANK(OFFSET([.$D$4];MOD([.$B9]-([.E$1]-[.$D$1]);12);MOD([.E$2]-0-[.E$2]-0;7);1;1))) ; NOT(ISBLANK(OFFSET([.$D$4];MOD([.$B9]-([.E$1]-[.$E$1]);12);MOD([.E$2]-0-[.E$2]+1;7);1;1))) ; NOT(ISBLANK(OFFSET([.$D$4];MOD([.$B9]-([.E$1]-[.$F$1]);12);MOD([.E$2]-0-[.E$2]+2;7);1;1))) ; NOT(ISBLANK(OFFSET([.$D$4];MOD([.$B9]-([.E$1]-[.$G$1]);12);MOD([.E$2]-0-[.E$2]+3;7);1;1))) ; NOT(ISBLANK(OFFSET([.$D$4];MOD([.$B9]-([.E$1]-[.$H$1]);12);MOD([.E$2]-0-[.E$2]+4;7);1;1))) ; NOT(ISBLANK(OFFSET([.$D$4];MOD([.$B9]-([.E$1]-[.$I$1]);12);MOD([.E$2]-0-[.E$2]+5;7);1;1))) ; NOT(ISBLANK(OFFSET([.$D$4];MOD([.$B9]-([.E$1]-[.$J$1]);12);MOD([.E$2]-0-[.E$2]+6;7);1;1))) );&quot;x&quot;;&quot;&quot;)">
            <text:p/>
          </table:table-cell>
          <table:table-cell table:style-name="ce15" table:formula="of:=IF(OR( NOT(ISBLANK(OFFSET([.$D$4];MOD([.$B9]-([.F$1]-[.$D$1]);12);MOD([.F$2]-0-[.F$2]-0;7);1;1))) ; NOT(ISBLANK(OFFSET([.$D$4];MOD([.$B9]-([.F$1]-[.$E$1]);12);MOD([.F$2]-0-[.F$2]+1;7);1;1))) ; NOT(ISBLANK(OFFSET([.$D$4];MOD([.$B9]-([.F$1]-[.$F$1]);12);MOD([.F$2]-0-[.F$2]+2;7);1;1))) ; NOT(ISBLANK(OFFSET([.$D$4];MOD([.$B9]-([.F$1]-[.$G$1]);12);MOD([.F$2]-0-[.F$2]+3;7);1;1))) ; NOT(ISBLANK(OFFSET([.$D$4];MOD([.$B9]-([.F$1]-[.$H$1]);12);MOD([.F$2]-0-[.F$2]+4;7);1;1))) ; NOT(ISBLANK(OFFSET([.$D$4];MOD([.$B9]-([.F$1]-[.$I$1]);12);MOD([.F$2]-0-[.F$2]+5;7);1;1))) ; NOT(ISBLANK(OFFSET([.$D$4];MOD([.$B9]-([.F$1]-[.$J$1]);12);MOD([.F$2]-0-[.F$2]+6;7);1;1))) );&quot;x&quot;;&quot;&quot;)">
            <text:p/>
          </table:table-cell>
          <table:table-cell table:style-name="ce15" table:formula="of:=IF(OR( NOT(ISBLANK(OFFSET([.$D$4];MOD([.$B9]-([.G$1]-[.$D$1]);12);MOD([.G$2]-0-[.G$2]-0;7);1;1))) ; NOT(ISBLANK(OFFSET([.$D$4];MOD([.$B9]-([.G$1]-[.$E$1]);12);MOD([.G$2]-0-[.G$2]+1;7);1;1))) ; NOT(ISBLANK(OFFSET([.$D$4];MOD([.$B9]-([.G$1]-[.$F$1]);12);MOD([.G$2]-0-[.G$2]+2;7);1;1))) ; NOT(ISBLANK(OFFSET([.$D$4];MOD([.$B9]-([.G$1]-[.$G$1]);12);MOD([.G$2]-0-[.G$2]+3;7);1;1))) ; NOT(ISBLANK(OFFSET([.$D$4];MOD([.$B9]-([.G$1]-[.$H$1]);12);MOD([.G$2]-0-[.G$2]+4;7);1;1))) ; NOT(ISBLANK(OFFSET([.$D$4];MOD([.$B9]-([.G$1]-[.$I$1]);12);MOD([.G$2]-0-[.G$2]+5;7);1;1))) ; NOT(ISBLANK(OFFSET([.$D$4];MOD([.$B9]-([.G$1]-[.$J$1]);12);MOD([.G$2]-0-[.G$2]+6;7);1;1))) );&quot;x&quot;;&quot;&quot;)">
            <text:p/>
          </table:table-cell>
          <table:table-cell table:style-name="ce15" table:formula="of:=IF(OR( NOT(ISBLANK(OFFSET([.$D$4];MOD([.$B9]-([.H$1]-[.$D$1]);12);MOD([.H$2]-0-[.H$2]-0;7);1;1))) ; NOT(ISBLANK(OFFSET([.$D$4];MOD([.$B9]-([.H$1]-[.$E$1]);12);MOD([.H$2]-0-[.H$2]+1;7);1;1))) ; NOT(ISBLANK(OFFSET([.$D$4];MOD([.$B9]-([.H$1]-[.$F$1]);12);MOD([.H$2]-0-[.H$2]+2;7);1;1))) ; NOT(ISBLANK(OFFSET([.$D$4];MOD([.$B9]-([.H$1]-[.$G$1]);12);MOD([.H$2]-0-[.H$2]+3;7);1;1))) ; NOT(ISBLANK(OFFSET([.$D$4];MOD([.$B9]-([.H$1]-[.$H$1]);12);MOD([.H$2]-0-[.H$2]+4;7);1;1))) ; NOT(ISBLANK(OFFSET([.$D$4];MOD([.$B9]-([.H$1]-[.$I$1]);12);MOD([.H$2]-0-[.H$2]+5;7);1;1))) ; NOT(ISBLANK(OFFSET([.$D$4];MOD([.$B9]-([.H$1]-[.$J$1]);12);MOD([.H$2]-0-[.H$2]+6;7);1;1))) );&quot;x&quot;;&quot;&quot;)">
            <text:p/>
          </table:table-cell>
          <table:table-cell table:style-name="ce15" table:formula="of:=IF(OR( NOT(ISBLANK(OFFSET([.$D$4];MOD([.$B9]-([.I$1]-[.$D$1]);12);MOD([.I$2]-0-[.I$2]-0;7);1;1))) ; NOT(ISBLANK(OFFSET([.$D$4];MOD([.$B9]-([.I$1]-[.$E$1]);12);MOD([.I$2]-0-[.I$2]+1;7);1;1))) ; NOT(ISBLANK(OFFSET([.$D$4];MOD([.$B9]-([.I$1]-[.$F$1]);12);MOD([.I$2]-0-[.I$2]+2;7);1;1))) ; NOT(ISBLANK(OFFSET([.$D$4];MOD([.$B9]-([.I$1]-[.$G$1]);12);MOD([.I$2]-0-[.I$2]+3;7);1;1))) ; NOT(ISBLANK(OFFSET([.$D$4];MOD([.$B9]-([.I$1]-[.$H$1]);12);MOD([.I$2]-0-[.I$2]+4;7);1;1))) ; NOT(ISBLANK(OFFSET([.$D$4];MOD([.$B9]-([.I$1]-[.$I$1]);12);MOD([.I$2]-0-[.I$2]+5;7);1;1))) ; NOT(ISBLANK(OFFSET([.$D$4];MOD([.$B9]-([.I$1]-[.$J$1]);12);MOD([.I$2]-0-[.I$2]+6;7);1;1))) );&quot;x&quot;;&quot;&quot;)">
            <text:p/>
          </table:table-cell>
          <table:table-cell table:style-name="ce27" table:formula="of:=IF(OR( NOT(ISBLANK(OFFSET([.$D$4];MOD([.$B9]-([.J$1]-[.$D$1]);12);MOD([.J$2]-0-[.J$2]-0;7);1;1))) ; NOT(ISBLANK(OFFSET([.$D$4];MOD([.$B9]-([.J$1]-[.$E$1]);12);MOD([.J$2]-0-[.J$2]+1;7);1;1))) ; NOT(ISBLANK(OFFSET([.$D$4];MOD([.$B9]-([.J$1]-[.$F$1]);12);MOD([.J$2]-0-[.J$2]+2;7);1;1))) ; NOT(ISBLANK(OFFSET([.$D$4];MOD([.$B9]-([.J$1]-[.$G$1]);12);MOD([.J$2]-0-[.J$2]+3;7);1;1))) ; NOT(ISBLANK(OFFSET([.$D$4];MOD([.$B9]-([.J$1]-[.$H$1]);12);MOD([.J$2]-0-[.J$2]+4;7);1;1))) ; NOT(ISBLANK(OFFSET([.$D$4];MOD([.$B9]-([.J$1]-[.$I$1]);12);MOD([.J$2]-0-[.J$2]+5;7);1;1))) ; NOT(ISBLANK(OFFSET([.$D$4];MOD([.$B9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F#</text:p>
          </table:table-cell>
          <table:table-cell table:style-name="ce9" table:formula="of:=IF(OR( NOT(ISBLANK(OFFSET([.$D$4];MOD([.$B10]-([.D$1]-[.$D$1]);12);MOD([.D$2]-0-[.D$2]-0;7);1;1))) ; NOT(ISBLANK(OFFSET([.$D$4];MOD([.$B10]-([.D$1]-[.$E$1]);12);MOD([.D$2]-0-[.D$2]+1;7);1;1))) ; NOT(ISBLANK(OFFSET([.$D$4];MOD([.$B10]-([.D$1]-[.$F$1]);12);MOD([.D$2]-0-[.D$2]+2;7);1;1))) ; NOT(ISBLANK(OFFSET([.$D$4];MOD([.$B10]-([.D$1]-[.$G$1]);12);MOD([.D$2]-0-[.D$2]+3;7);1;1))) ; NOT(ISBLANK(OFFSET([.$D$4];MOD([.$B10]-([.D$1]-[.$H$1]);12);MOD([.D$2]-0-[.D$2]+4;7);1;1))) ; NOT(ISBLANK(OFFSET([.$D$4];MOD([.$B10]-([.D$1]-[.$I$1]);12);MOD([.D$2]-0-[.D$2]+5;7);1;1))) ; NOT(ISBLANK(OFFSET([.$D$4];MOD([.$B10]-([.D$1]-[.$J$1]);12);MOD([.D$2]-0-[.D$2]+6;7);1;1))) );&quot;x&quot;;&quot;&quot;)">
            <text:p/>
          </table:table-cell>
          <table:table-cell table:style-name="ce15" table:formula="of:=IF(OR( NOT(ISBLANK(OFFSET([.$D$4];MOD([.$B10]-([.E$1]-[.$D$1]);12);MOD([.E$2]-0-[.E$2]-0;7);1;1))) ; NOT(ISBLANK(OFFSET([.$D$4];MOD([.$B10]-([.E$1]-[.$E$1]);12);MOD([.E$2]-0-[.E$2]+1;7);1;1))) ; NOT(ISBLANK(OFFSET([.$D$4];MOD([.$B10]-([.E$1]-[.$F$1]);12);MOD([.E$2]-0-[.E$2]+2;7);1;1))) ; NOT(ISBLANK(OFFSET([.$D$4];MOD([.$B10]-([.E$1]-[.$G$1]);12);MOD([.E$2]-0-[.E$2]+3;7);1;1))) ; NOT(ISBLANK(OFFSET([.$D$4];MOD([.$B10]-([.E$1]-[.$H$1]);12);MOD([.E$2]-0-[.E$2]+4;7);1;1))) ; NOT(ISBLANK(OFFSET([.$D$4];MOD([.$B10]-([.E$1]-[.$I$1]);12);MOD([.E$2]-0-[.E$2]+5;7);1;1))) ; NOT(ISBLANK(OFFSET([.$D$4];MOD([.$B10]-([.E$1]-[.$J$1]);12);MOD([.E$2]-0-[.E$2]+6;7);1;1))) );&quot;x&quot;;&quot;&quot;)">
            <text:p/>
          </table:table-cell>
          <table:table-cell table:style-name="ce15" table:formula="of:=IF(OR( NOT(ISBLANK(OFFSET([.$D$4];MOD([.$B10]-([.F$1]-[.$D$1]);12);MOD([.F$2]-0-[.F$2]-0;7);1;1))) ; NOT(ISBLANK(OFFSET([.$D$4];MOD([.$B10]-([.F$1]-[.$E$1]);12);MOD([.F$2]-0-[.F$2]+1;7);1;1))) ; NOT(ISBLANK(OFFSET([.$D$4];MOD([.$B10]-([.F$1]-[.$F$1]);12);MOD([.F$2]-0-[.F$2]+2;7);1;1))) ; NOT(ISBLANK(OFFSET([.$D$4];MOD([.$B10]-([.F$1]-[.$G$1]);12);MOD([.F$2]-0-[.F$2]+3;7);1;1))) ; NOT(ISBLANK(OFFSET([.$D$4];MOD([.$B10]-([.F$1]-[.$H$1]);12);MOD([.F$2]-0-[.F$2]+4;7);1;1))) ; NOT(ISBLANK(OFFSET([.$D$4];MOD([.$B10]-([.F$1]-[.$I$1]);12);MOD([.F$2]-0-[.F$2]+5;7);1;1))) ; NOT(ISBLANK(OFFSET([.$D$4];MOD([.$B10]-([.F$1]-[.$J$1]);12);MOD([.F$2]-0-[.F$2]+6;7);1;1))) );&quot;x&quot;;&quot;&quot;)" office:value-type="string" office:string-value="x">
            <text:p>x</text:p>
          </table:table-cell>
          <table:table-cell table:style-name="ce15" table:formula="of:=IF(OR( NOT(ISBLANK(OFFSET([.$D$4];MOD([.$B10]-([.G$1]-[.$D$1]);12);MOD([.G$2]-0-[.G$2]-0;7);1;1))) ; NOT(ISBLANK(OFFSET([.$D$4];MOD([.$B10]-([.G$1]-[.$E$1]);12);MOD([.G$2]-0-[.G$2]+1;7);1;1))) ; NOT(ISBLANK(OFFSET([.$D$4];MOD([.$B10]-([.G$1]-[.$F$1]);12);MOD([.G$2]-0-[.G$2]+2;7);1;1))) ; NOT(ISBLANK(OFFSET([.$D$4];MOD([.$B10]-([.G$1]-[.$G$1]);12);MOD([.G$2]-0-[.G$2]+3;7);1;1))) ; NOT(ISBLANK(OFFSET([.$D$4];MOD([.$B10]-([.G$1]-[.$H$1]);12);MOD([.G$2]-0-[.G$2]+4;7);1;1))) ; NOT(ISBLANK(OFFSET([.$D$4];MOD([.$B10]-([.G$1]-[.$I$1]);12);MOD([.G$2]-0-[.G$2]+5;7);1;1))) ; NOT(ISBLANK(OFFSET([.$D$4];MOD([.$B10]-([.G$1]-[.$J$1]);12);MOD([.G$2]-0-[.G$2]+6;7);1;1))) );&quot;x&quot;;&quot;&quot;)">
            <text:p/>
          </table:table-cell>
          <table:table-cell table:style-name="ce15" table:formula="of:=IF(OR( NOT(ISBLANK(OFFSET([.$D$4];MOD([.$B10]-([.H$1]-[.$D$1]);12);MOD([.H$2]-0-[.H$2]-0;7);1;1))) ; NOT(ISBLANK(OFFSET([.$D$4];MOD([.$B10]-([.H$1]-[.$E$1]);12);MOD([.H$2]-0-[.H$2]+1;7);1;1))) ; NOT(ISBLANK(OFFSET([.$D$4];MOD([.$B10]-([.H$1]-[.$F$1]);12);MOD([.H$2]-0-[.H$2]+2;7);1;1))) ; NOT(ISBLANK(OFFSET([.$D$4];MOD([.$B10]-([.H$1]-[.$G$1]);12);MOD([.H$2]-0-[.H$2]+3;7);1;1))) ; NOT(ISBLANK(OFFSET([.$D$4];MOD([.$B10]-([.H$1]-[.$H$1]);12);MOD([.H$2]-0-[.H$2]+4;7);1;1))) ; NOT(ISBLANK(OFFSET([.$D$4];MOD([.$B10]-([.H$1]-[.$I$1]);12);MOD([.H$2]-0-[.H$2]+5;7);1;1))) ; NOT(ISBLANK(OFFSET([.$D$4];MOD([.$B10]-([.H$1]-[.$J$1]);12);MOD([.H$2]-0-[.H$2]+6;7);1;1))) );&quot;x&quot;;&quot;&quot;)">
            <text:p/>
          </table:table-cell>
          <table:table-cell table:style-name="ce15" table:formula="of:=IF(OR( NOT(ISBLANK(OFFSET([.$D$4];MOD([.$B10]-([.I$1]-[.$D$1]);12);MOD([.I$2]-0-[.I$2]-0;7);1;1))) ; NOT(ISBLANK(OFFSET([.$D$4];MOD([.$B10]-([.I$1]-[.$E$1]);12);MOD([.I$2]-0-[.I$2]+1;7);1;1))) ; NOT(ISBLANK(OFFSET([.$D$4];MOD([.$B10]-([.I$1]-[.$F$1]);12);MOD([.I$2]-0-[.I$2]+2;7);1;1))) ; NOT(ISBLANK(OFFSET([.$D$4];MOD([.$B10]-([.I$1]-[.$G$1]);12);MOD([.I$2]-0-[.I$2]+3;7);1;1))) ; NOT(ISBLANK(OFFSET([.$D$4];MOD([.$B10]-([.I$1]-[.$H$1]);12);MOD([.I$2]-0-[.I$2]+4;7);1;1))) ; NOT(ISBLANK(OFFSET([.$D$4];MOD([.$B10]-([.I$1]-[.$I$1]);12);MOD([.I$2]-0-[.I$2]+5;7);1;1))) ; NOT(ISBLANK(OFFSET([.$D$4];MOD([.$B10]-([.I$1]-[.$J$1]);12);MOD([.I$2]-0-[.I$2]+6;7);1;1))) );&quot;x&quot;;&quot;&quot;)">
            <text:p/>
          </table:table-cell>
          <table:table-cell table:style-name="ce27" table:formula="of:=IF(OR( NOT(ISBLANK(OFFSET([.$D$4];MOD([.$B10]-([.J$1]-[.$D$1]);12);MOD([.J$2]-0-[.J$2]-0;7);1;1))) ; NOT(ISBLANK(OFFSET([.$D$4];MOD([.$B10]-([.J$1]-[.$E$1]);12);MOD([.J$2]-0-[.J$2]+1;7);1;1))) ; NOT(ISBLANK(OFFSET([.$D$4];MOD([.$B10]-([.J$1]-[.$F$1]);12);MOD([.J$2]-0-[.J$2]+2;7);1;1))) ; NOT(ISBLANK(OFFSET([.$D$4];MOD([.$B10]-([.J$1]-[.$G$1]);12);MOD([.J$2]-0-[.J$2]+3;7);1;1))) ; NOT(ISBLANK(OFFSET([.$D$4];MOD([.$B10]-([.J$1]-[.$H$1]);12);MOD([.J$2]-0-[.J$2]+4;7);1;1))) ; NOT(ISBLANK(OFFSET([.$D$4];MOD([.$B10]-([.J$1]-[.$I$1]);12);MOD([.J$2]-0-[.J$2]+5;7);1;1))) ; NOT(ISBLANK(OFFSET([.$D$4];MOD([.$B10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G</text:p>
          </table:table-cell>
          <table:table-cell table:style-name="ce9" table:formula="of:=IF(OR( NOT(ISBLANK(OFFSET([.$D$4];MOD([.$B11]-([.D$1]-[.$D$1]);12);MOD([.D$2]-0-[.D$2]-0;7);1;1))) ; NOT(ISBLANK(OFFSET([.$D$4];MOD([.$B11]-([.D$1]-[.$E$1]);12);MOD([.D$2]-0-[.D$2]+1;7);1;1))) ; NOT(ISBLANK(OFFSET([.$D$4];MOD([.$B11]-([.D$1]-[.$F$1]);12);MOD([.D$2]-0-[.D$2]+2;7);1;1))) ; NOT(ISBLANK(OFFSET([.$D$4];MOD([.$B11]-([.D$1]-[.$G$1]);12);MOD([.D$2]-0-[.D$2]+3;7);1;1))) ; NOT(ISBLANK(OFFSET([.$D$4];MOD([.$B11]-([.D$1]-[.$H$1]);12);MOD([.D$2]-0-[.D$2]+4;7);1;1))) ; NOT(ISBLANK(OFFSET([.$D$4];MOD([.$B11]-([.D$1]-[.$I$1]);12);MOD([.D$2]-0-[.D$2]+5;7);1;1))) ; NOT(ISBLANK(OFFSET([.$D$4];MOD([.$B11]-([.D$1]-[.$J$1]);12);MOD([.D$2]-0-[.D$2]+6;7);1;1))) );&quot;x&quot;;&quot;&quot;)">
            <text:p/>
          </table:table-cell>
          <table:table-cell table:style-name="ce15" table:formula="of:=IF(OR( NOT(ISBLANK(OFFSET([.$D$4];MOD([.$B11]-([.E$1]-[.$D$1]);12);MOD([.E$2]-0-[.E$2]-0;7);1;1))) ; NOT(ISBLANK(OFFSET([.$D$4];MOD([.$B11]-([.E$1]-[.$E$1]);12);MOD([.E$2]-0-[.E$2]+1;7);1;1))) ; NOT(ISBLANK(OFFSET([.$D$4];MOD([.$B11]-([.E$1]-[.$F$1]);12);MOD([.E$2]-0-[.E$2]+2;7);1;1))) ; NOT(ISBLANK(OFFSET([.$D$4];MOD([.$B11]-([.E$1]-[.$G$1]);12);MOD([.E$2]-0-[.E$2]+3;7);1;1))) ; NOT(ISBLANK(OFFSET([.$D$4];MOD([.$B11]-([.E$1]-[.$H$1]);12);MOD([.E$2]-0-[.E$2]+4;7);1;1))) ; NOT(ISBLANK(OFFSET([.$D$4];MOD([.$B11]-([.E$1]-[.$I$1]);12);MOD([.E$2]-0-[.E$2]+5;7);1;1))) ; NOT(ISBLANK(OFFSET([.$D$4];MOD([.$B11]-([.E$1]-[.$J$1]);12);MOD([.E$2]-0-[.E$2]+6;7);1;1))) );&quot;x&quot;;&quot;&quot;)">
            <text:p/>
          </table:table-cell>
          <table:table-cell table:style-name="ce15" table:formula="of:=IF(OR( NOT(ISBLANK(OFFSET([.$D$4];MOD([.$B11]-([.F$1]-[.$D$1]);12);MOD([.F$2]-0-[.F$2]-0;7);1;1))) ; NOT(ISBLANK(OFFSET([.$D$4];MOD([.$B11]-([.F$1]-[.$E$1]);12);MOD([.F$2]-0-[.F$2]+1;7);1;1))) ; NOT(ISBLANK(OFFSET([.$D$4];MOD([.$B11]-([.F$1]-[.$F$1]);12);MOD([.F$2]-0-[.F$2]+2;7);1;1))) ; NOT(ISBLANK(OFFSET([.$D$4];MOD([.$B11]-([.F$1]-[.$G$1]);12);MOD([.F$2]-0-[.F$2]+3;7);1;1))) ; NOT(ISBLANK(OFFSET([.$D$4];MOD([.$B11]-([.F$1]-[.$H$1]);12);MOD([.F$2]-0-[.F$2]+4;7);1;1))) ; NOT(ISBLANK(OFFSET([.$D$4];MOD([.$B11]-([.F$1]-[.$I$1]);12);MOD([.F$2]-0-[.F$2]+5;7);1;1))) ; NOT(ISBLANK(OFFSET([.$D$4];MOD([.$B11]-([.F$1]-[.$J$1]);12);MOD([.F$2]-0-[.F$2]+6;7);1;1))) );&quot;x&quot;;&quot;&quot;)">
            <text:p/>
          </table:table-cell>
          <table:table-cell table:style-name="ce15" table:formula="of:=IF(OR( NOT(ISBLANK(OFFSET([.$D$4];MOD([.$B11]-([.G$1]-[.$D$1]);12);MOD([.G$2]-0-[.G$2]-0;7);1;1))) ; NOT(ISBLANK(OFFSET([.$D$4];MOD([.$B11]-([.G$1]-[.$E$1]);12);MOD([.G$2]-0-[.G$2]+1;7);1;1))) ; NOT(ISBLANK(OFFSET([.$D$4];MOD([.$B11]-([.G$1]-[.$F$1]);12);MOD([.G$2]-0-[.G$2]+2;7);1;1))) ; NOT(ISBLANK(OFFSET([.$D$4];MOD([.$B11]-([.G$1]-[.$G$1]);12);MOD([.G$2]-0-[.G$2]+3;7);1;1))) ; NOT(ISBLANK(OFFSET([.$D$4];MOD([.$B11]-([.G$1]-[.$H$1]);12);MOD([.G$2]-0-[.G$2]+4;7);1;1))) ; NOT(ISBLANK(OFFSET([.$D$4];MOD([.$B11]-([.G$1]-[.$I$1]);12);MOD([.G$2]-0-[.G$2]+5;7);1;1))) ; NOT(ISBLANK(OFFSET([.$D$4];MOD([.$B11]-([.G$1]-[.$J$1]);12);MOD([.G$2]-0-[.G$2]+6;7);1;1))) );&quot;x&quot;;&quot;&quot;)" office:value-type="string" office:string-value="x">
            <text:p>x</text:p>
          </table:table-cell>
          <table:table-cell table:style-name="ce15" table:formula="of:=IF(OR( NOT(ISBLANK(OFFSET([.$D$4];MOD([.$B11]-([.H$1]-[.$D$1]);12);MOD([.H$2]-0-[.H$2]-0;7);1;1))) ; NOT(ISBLANK(OFFSET([.$D$4];MOD([.$B11]-([.H$1]-[.$E$1]);12);MOD([.H$2]-0-[.H$2]+1;7);1;1))) ; NOT(ISBLANK(OFFSET([.$D$4];MOD([.$B11]-([.H$1]-[.$F$1]);12);MOD([.H$2]-0-[.H$2]+2;7);1;1))) ; NOT(ISBLANK(OFFSET([.$D$4];MOD([.$B11]-([.H$1]-[.$G$1]);12);MOD([.H$2]-0-[.H$2]+3;7);1;1))) ; NOT(ISBLANK(OFFSET([.$D$4];MOD([.$B11]-([.H$1]-[.$H$1]);12);MOD([.H$2]-0-[.H$2]+4;7);1;1))) ; NOT(ISBLANK(OFFSET([.$D$4];MOD([.$B11]-([.H$1]-[.$I$1]);12);MOD([.H$2]-0-[.H$2]+5;7);1;1))) ; NOT(ISBLANK(OFFSET([.$D$4];MOD([.$B11]-([.H$1]-[.$J$1]);12);MOD([.H$2]-0-[.H$2]+6;7);1;1))) );&quot;x&quot;;&quot;&quot;)">
            <text:p/>
          </table:table-cell>
          <table:table-cell table:style-name="ce15" table:formula="of:=IF(OR( NOT(ISBLANK(OFFSET([.$D$4];MOD([.$B11]-([.I$1]-[.$D$1]);12);MOD([.I$2]-0-[.I$2]-0;7);1;1))) ; NOT(ISBLANK(OFFSET([.$D$4];MOD([.$B11]-([.I$1]-[.$E$1]);12);MOD([.I$2]-0-[.I$2]+1;7);1;1))) ; NOT(ISBLANK(OFFSET([.$D$4];MOD([.$B11]-([.I$1]-[.$F$1]);12);MOD([.I$2]-0-[.I$2]+2;7);1;1))) ; NOT(ISBLANK(OFFSET([.$D$4];MOD([.$B11]-([.I$1]-[.$G$1]);12);MOD([.I$2]-0-[.I$2]+3;7);1;1))) ; NOT(ISBLANK(OFFSET([.$D$4];MOD([.$B11]-([.I$1]-[.$H$1]);12);MOD([.I$2]-0-[.I$2]+4;7);1;1))) ; NOT(ISBLANK(OFFSET([.$D$4];MOD([.$B11]-([.I$1]-[.$I$1]);12);MOD([.I$2]-0-[.I$2]+5;7);1;1))) ; NOT(ISBLANK(OFFSET([.$D$4];MOD([.$B11]-([.I$1]-[.$J$1]);12);MOD([.I$2]-0-[.I$2]+6;7);1;1))) );&quot;x&quot;;&quot;&quot;)">
            <text:p/>
          </table:table-cell>
          <table:table-cell table:style-name="ce27" table:formula="of:=IF(OR( NOT(ISBLANK(OFFSET([.$D$4];MOD([.$B11]-([.J$1]-[.$D$1]);12);MOD([.J$2]-0-[.J$2]-0;7);1;1))) ; NOT(ISBLANK(OFFSET([.$D$4];MOD([.$B11]-([.J$1]-[.$E$1]);12);MOD([.J$2]-0-[.J$2]+1;7);1;1))) ; NOT(ISBLANK(OFFSET([.$D$4];MOD([.$B11]-([.J$1]-[.$F$1]);12);MOD([.J$2]-0-[.J$2]+2;7);1;1))) ; NOT(ISBLANK(OFFSET([.$D$4];MOD([.$B11]-([.J$1]-[.$G$1]);12);MOD([.J$2]-0-[.J$2]+3;7);1;1))) ; NOT(ISBLANK(OFFSET([.$D$4];MOD([.$B11]-([.J$1]-[.$H$1]);12);MOD([.J$2]-0-[.J$2]+4;7);1;1))) ; NOT(ISBLANK(OFFSET([.$D$4];MOD([.$B11]-([.J$1]-[.$I$1]);12);MOD([.J$2]-0-[.J$2]+5;7);1;1))) ; NOT(ISBLANK(OFFSET([.$D$4];MOD([.$B11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G#</text:p>
          </table:table-cell>
          <table:table-cell table:style-name="ce9" table:formula="of:=IF(OR( NOT(ISBLANK(OFFSET([.$D$4];MOD([.$B12]-([.D$1]-[.$D$1]);12);MOD([.D$2]-0-[.D$2]-0;7);1;1))) ; NOT(ISBLANK(OFFSET([.$D$4];MOD([.$B12]-([.D$1]-[.$E$1]);12);MOD([.D$2]-0-[.D$2]+1;7);1;1))) ; NOT(ISBLANK(OFFSET([.$D$4];MOD([.$B12]-([.D$1]-[.$F$1]);12);MOD([.D$2]-0-[.D$2]+2;7);1;1))) ; NOT(ISBLANK(OFFSET([.$D$4];MOD([.$B12]-([.D$1]-[.$G$1]);12);MOD([.D$2]-0-[.D$2]+3;7);1;1))) ; NOT(ISBLANK(OFFSET([.$D$4];MOD([.$B12]-([.D$1]-[.$H$1]);12);MOD([.D$2]-0-[.D$2]+4;7);1;1))) ; NOT(ISBLANK(OFFSET([.$D$4];MOD([.$B12]-([.D$1]-[.$I$1]);12);MOD([.D$2]-0-[.D$2]+5;7);1;1))) ; NOT(ISBLANK(OFFSET([.$D$4];MOD([.$B12]-([.D$1]-[.$J$1]);12);MOD([.D$2]-0-[.D$2]+6;7);1;1))) );&quot;x&quot;;&quot;&quot;)">
            <text:p/>
          </table:table-cell>
          <table:table-cell table:style-name="ce15" table:formula="of:=IF(OR( NOT(ISBLANK(OFFSET([.$D$4];MOD([.$B12]-([.E$1]-[.$D$1]);12);MOD([.E$2]-0-[.E$2]-0;7);1;1))) ; NOT(ISBLANK(OFFSET([.$D$4];MOD([.$B12]-([.E$1]-[.$E$1]);12);MOD([.E$2]-0-[.E$2]+1;7);1;1))) ; NOT(ISBLANK(OFFSET([.$D$4];MOD([.$B12]-([.E$1]-[.$F$1]);12);MOD([.E$2]-0-[.E$2]+2;7);1;1))) ; NOT(ISBLANK(OFFSET([.$D$4];MOD([.$B12]-([.E$1]-[.$G$1]);12);MOD([.E$2]-0-[.E$2]+3;7);1;1))) ; NOT(ISBLANK(OFFSET([.$D$4];MOD([.$B12]-([.E$1]-[.$H$1]);12);MOD([.E$2]-0-[.E$2]+4;7);1;1))) ; NOT(ISBLANK(OFFSET([.$D$4];MOD([.$B12]-([.E$1]-[.$I$1]);12);MOD([.E$2]-0-[.E$2]+5;7);1;1))) ; NOT(ISBLANK(OFFSET([.$D$4];MOD([.$B12]-([.E$1]-[.$J$1]);12);MOD([.E$2]-0-[.E$2]+6;7);1;1))) );&quot;x&quot;;&quot;&quot;)">
            <text:p/>
          </table:table-cell>
          <table:table-cell table:style-name="ce15" table:formula="of:=IF(OR( NOT(ISBLANK(OFFSET([.$D$4];MOD([.$B12]-([.F$1]-[.$D$1]);12);MOD([.F$2]-0-[.F$2]-0;7);1;1))) ; NOT(ISBLANK(OFFSET([.$D$4];MOD([.$B12]-([.F$1]-[.$E$1]);12);MOD([.F$2]-0-[.F$2]+1;7);1;1))) ; NOT(ISBLANK(OFFSET([.$D$4];MOD([.$B12]-([.F$1]-[.$F$1]);12);MOD([.F$2]-0-[.F$2]+2;7);1;1))) ; NOT(ISBLANK(OFFSET([.$D$4];MOD([.$B12]-([.F$1]-[.$G$1]);12);MOD([.F$2]-0-[.F$2]+3;7);1;1))) ; NOT(ISBLANK(OFFSET([.$D$4];MOD([.$B12]-([.F$1]-[.$H$1]);12);MOD([.F$2]-0-[.F$2]+4;7);1;1))) ; NOT(ISBLANK(OFFSET([.$D$4];MOD([.$B12]-([.F$1]-[.$I$1]);12);MOD([.F$2]-0-[.F$2]+5;7);1;1))) ; NOT(ISBLANK(OFFSET([.$D$4];MOD([.$B12]-([.F$1]-[.$J$1]);12);MOD([.F$2]-0-[.F$2]+6;7);1;1))) );&quot;x&quot;;&quot;&quot;)">
            <text:p/>
          </table:table-cell>
          <table:table-cell table:style-name="ce15" table:formula="of:=IF(OR( NOT(ISBLANK(OFFSET([.$D$4];MOD([.$B12]-([.G$1]-[.$D$1]);12);MOD([.G$2]-0-[.G$2]-0;7);1;1))) ; NOT(ISBLANK(OFFSET([.$D$4];MOD([.$B12]-([.G$1]-[.$E$1]);12);MOD([.G$2]-0-[.G$2]+1;7);1;1))) ; NOT(ISBLANK(OFFSET([.$D$4];MOD([.$B12]-([.G$1]-[.$F$1]);12);MOD([.G$2]-0-[.G$2]+2;7);1;1))) ; NOT(ISBLANK(OFFSET([.$D$4];MOD([.$B12]-([.G$1]-[.$G$1]);12);MOD([.G$2]-0-[.G$2]+3;7);1;1))) ; NOT(ISBLANK(OFFSET([.$D$4];MOD([.$B12]-([.G$1]-[.$H$1]);12);MOD([.G$2]-0-[.G$2]+4;7);1;1))) ; NOT(ISBLANK(OFFSET([.$D$4];MOD([.$B12]-([.G$1]-[.$I$1]);12);MOD([.G$2]-0-[.G$2]+5;7);1;1))) ; NOT(ISBLANK(OFFSET([.$D$4];MOD([.$B12]-([.G$1]-[.$J$1]);12);MOD([.G$2]-0-[.G$2]+6;7);1;1))) );&quot;x&quot;;&quot;&quot;)">
            <text:p/>
          </table:table-cell>
          <table:table-cell table:style-name="ce15" table:formula="of:=IF(OR( NOT(ISBLANK(OFFSET([.$D$4];MOD([.$B12]-([.H$1]-[.$D$1]);12);MOD([.H$2]-0-[.H$2]-0;7);1;1))) ; NOT(ISBLANK(OFFSET([.$D$4];MOD([.$B12]-([.H$1]-[.$E$1]);12);MOD([.H$2]-0-[.H$2]+1;7);1;1))) ; NOT(ISBLANK(OFFSET([.$D$4];MOD([.$B12]-([.H$1]-[.$F$1]);12);MOD([.H$2]-0-[.H$2]+2;7);1;1))) ; NOT(ISBLANK(OFFSET([.$D$4];MOD([.$B12]-([.H$1]-[.$G$1]);12);MOD([.H$2]-0-[.H$2]+3;7);1;1))) ; NOT(ISBLANK(OFFSET([.$D$4];MOD([.$B12]-([.H$1]-[.$H$1]);12);MOD([.H$2]-0-[.H$2]+4;7);1;1))) ; NOT(ISBLANK(OFFSET([.$D$4];MOD([.$B12]-([.H$1]-[.$I$1]);12);MOD([.H$2]-0-[.H$2]+5;7);1;1))) ; NOT(ISBLANK(OFFSET([.$D$4];MOD([.$B12]-([.H$1]-[.$J$1]);12);MOD([.H$2]-0-[.H$2]+6;7);1;1))) );&quot;x&quot;;&quot;&quot;)">
            <text:p/>
          </table:table-cell>
          <table:table-cell table:style-name="ce15" table:formula="of:=IF(OR( NOT(ISBLANK(OFFSET([.$D$4];MOD([.$B12]-([.I$1]-[.$D$1]);12);MOD([.I$2]-0-[.I$2]-0;7);1;1))) ; NOT(ISBLANK(OFFSET([.$D$4];MOD([.$B12]-([.I$1]-[.$E$1]);12);MOD([.I$2]-0-[.I$2]+1;7);1;1))) ; NOT(ISBLANK(OFFSET([.$D$4];MOD([.$B12]-([.I$1]-[.$F$1]);12);MOD([.I$2]-0-[.I$2]+2;7);1;1))) ; NOT(ISBLANK(OFFSET([.$D$4];MOD([.$B12]-([.I$1]-[.$G$1]);12);MOD([.I$2]-0-[.I$2]+3;7);1;1))) ; NOT(ISBLANK(OFFSET([.$D$4];MOD([.$B12]-([.I$1]-[.$H$1]);12);MOD([.I$2]-0-[.I$2]+4;7);1;1))) ; NOT(ISBLANK(OFFSET([.$D$4];MOD([.$B12]-([.I$1]-[.$I$1]);12);MOD([.I$2]-0-[.I$2]+5;7);1;1))) ; NOT(ISBLANK(OFFSET([.$D$4];MOD([.$B12]-([.I$1]-[.$J$1]);12);MOD([.I$2]-0-[.I$2]+6;7);1;1))) );&quot;x&quot;;&quot;&quot;)">
            <text:p/>
          </table:table-cell>
          <table:table-cell table:style-name="ce27" table:formula="of:=IF(OR( NOT(ISBLANK(OFFSET([.$D$4];MOD([.$B12]-([.J$1]-[.$D$1]);12);MOD([.J$2]-0-[.J$2]-0;7);1;1))) ; NOT(ISBLANK(OFFSET([.$D$4];MOD([.$B12]-([.J$1]-[.$E$1]);12);MOD([.J$2]-0-[.J$2]+1;7);1;1))) ; NOT(ISBLANK(OFFSET([.$D$4];MOD([.$B12]-([.J$1]-[.$F$1]);12);MOD([.J$2]-0-[.J$2]+2;7);1;1))) ; NOT(ISBLANK(OFFSET([.$D$4];MOD([.$B12]-([.J$1]-[.$G$1]);12);MOD([.J$2]-0-[.J$2]+3;7);1;1))) ; NOT(ISBLANK(OFFSET([.$D$4];MOD([.$B12]-([.J$1]-[.$H$1]);12);MOD([.J$2]-0-[.J$2]+4;7);1;1))) ; NOT(ISBLANK(OFFSET([.$D$4];MOD([.$B12]-([.J$1]-[.$I$1]);12);MOD([.J$2]-0-[.J$2]+5;7);1;1))) ; NOT(ISBLANK(OFFSET([.$D$4];MOD([.$B12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A</text:p>
          </table:table-cell>
          <table:table-cell table:style-name="ce9" table:formula="of:=IF(OR( NOT(ISBLANK(OFFSET([.$D$4];MOD([.$B13]-([.D$1]-[.$D$1]);12);MOD([.D$2]-0-[.D$2]-0;7);1;1))) ; NOT(ISBLANK(OFFSET([.$D$4];MOD([.$B13]-([.D$1]-[.$E$1]);12);MOD([.D$2]-0-[.D$2]+1;7);1;1))) ; NOT(ISBLANK(OFFSET([.$D$4];MOD([.$B13]-([.D$1]-[.$F$1]);12);MOD([.D$2]-0-[.D$2]+2;7);1;1))) ; NOT(ISBLANK(OFFSET([.$D$4];MOD([.$B13]-([.D$1]-[.$G$1]);12);MOD([.D$2]-0-[.D$2]+3;7);1;1))) ; NOT(ISBLANK(OFFSET([.$D$4];MOD([.$B13]-([.D$1]-[.$H$1]);12);MOD([.D$2]-0-[.D$2]+4;7);1;1))) ; NOT(ISBLANK(OFFSET([.$D$4];MOD([.$B13]-([.D$1]-[.$I$1]);12);MOD([.D$2]-0-[.D$2]+5;7);1;1))) ; NOT(ISBLANK(OFFSET([.$D$4];MOD([.$B13]-([.D$1]-[.$J$1]);12);MOD([.D$2]-0-[.D$2]+6;7);1;1))) );&quot;x&quot;;&quot;&quot;)">
            <text:p/>
          </table:table-cell>
          <table:table-cell table:style-name="ce15" table:formula="of:=IF(OR( NOT(ISBLANK(OFFSET([.$D$4];MOD([.$B13]-([.E$1]-[.$D$1]);12);MOD([.E$2]-0-[.E$2]-0;7);1;1))) ; NOT(ISBLANK(OFFSET([.$D$4];MOD([.$B13]-([.E$1]-[.$E$1]);12);MOD([.E$2]-0-[.E$2]+1;7);1;1))) ; NOT(ISBLANK(OFFSET([.$D$4];MOD([.$B13]-([.E$1]-[.$F$1]);12);MOD([.E$2]-0-[.E$2]+2;7);1;1))) ; NOT(ISBLANK(OFFSET([.$D$4];MOD([.$B13]-([.E$1]-[.$G$1]);12);MOD([.E$2]-0-[.E$2]+3;7);1;1))) ; NOT(ISBLANK(OFFSET([.$D$4];MOD([.$B13]-([.E$1]-[.$H$1]);12);MOD([.E$2]-0-[.E$2]+4;7);1;1))) ; NOT(ISBLANK(OFFSET([.$D$4];MOD([.$B13]-([.E$1]-[.$I$1]);12);MOD([.E$2]-0-[.E$2]+5;7);1;1))) ; NOT(ISBLANK(OFFSET([.$D$4];MOD([.$B13]-([.E$1]-[.$J$1]);12);MOD([.E$2]-0-[.E$2]+6;7);1;1))) );&quot;x&quot;;&quot;&quot;)">
            <text:p/>
          </table:table-cell>
          <table:table-cell table:style-name="ce15" table:formula="of:=IF(OR( NOT(ISBLANK(OFFSET([.$D$4];MOD([.$B13]-([.F$1]-[.$D$1]);12);MOD([.F$2]-0-[.F$2]-0;7);1;1))) ; NOT(ISBLANK(OFFSET([.$D$4];MOD([.$B13]-([.F$1]-[.$E$1]);12);MOD([.F$2]-0-[.F$2]+1;7);1;1))) ; NOT(ISBLANK(OFFSET([.$D$4];MOD([.$B13]-([.F$1]-[.$F$1]);12);MOD([.F$2]-0-[.F$2]+2;7);1;1))) ; NOT(ISBLANK(OFFSET([.$D$4];MOD([.$B13]-([.F$1]-[.$G$1]);12);MOD([.F$2]-0-[.F$2]+3;7);1;1))) ; NOT(ISBLANK(OFFSET([.$D$4];MOD([.$B13]-([.F$1]-[.$H$1]);12);MOD([.F$2]-0-[.F$2]+4;7);1;1))) ; NOT(ISBLANK(OFFSET([.$D$4];MOD([.$B13]-([.F$1]-[.$I$1]);12);MOD([.F$2]-0-[.F$2]+5;7);1;1))) ; NOT(ISBLANK(OFFSET([.$D$4];MOD([.$B13]-([.F$1]-[.$J$1]);12);MOD([.F$2]-0-[.F$2]+6;7);1;1))) );&quot;x&quot;;&quot;&quot;)">
            <text:p/>
          </table:table-cell>
          <table:table-cell table:style-name="ce15" table:formula="of:=IF(OR( NOT(ISBLANK(OFFSET([.$D$4];MOD([.$B13]-([.G$1]-[.$D$1]);12);MOD([.G$2]-0-[.G$2]-0;7);1;1))) ; NOT(ISBLANK(OFFSET([.$D$4];MOD([.$B13]-([.G$1]-[.$E$1]);12);MOD([.G$2]-0-[.G$2]+1;7);1;1))) ; NOT(ISBLANK(OFFSET([.$D$4];MOD([.$B13]-([.G$1]-[.$F$1]);12);MOD([.G$2]-0-[.G$2]+2;7);1;1))) ; NOT(ISBLANK(OFFSET([.$D$4];MOD([.$B13]-([.G$1]-[.$G$1]);12);MOD([.G$2]-0-[.G$2]+3;7);1;1))) ; NOT(ISBLANK(OFFSET([.$D$4];MOD([.$B13]-([.G$1]-[.$H$1]);12);MOD([.G$2]-0-[.G$2]+4;7);1;1))) ; NOT(ISBLANK(OFFSET([.$D$4];MOD([.$B13]-([.G$1]-[.$I$1]);12);MOD([.G$2]-0-[.G$2]+5;7);1;1))) ; NOT(ISBLANK(OFFSET([.$D$4];MOD([.$B13]-([.G$1]-[.$J$1]);12);MOD([.G$2]-0-[.G$2]+6;7);1;1))) );&quot;x&quot;;&quot;&quot;)">
            <text:p/>
          </table:table-cell>
          <table:table-cell table:style-name="ce15" table:formula="of:=IF(OR( NOT(ISBLANK(OFFSET([.$D$4];MOD([.$B13]-([.H$1]-[.$D$1]);12);MOD([.H$2]-0-[.H$2]-0;7);1;1))) ; NOT(ISBLANK(OFFSET([.$D$4];MOD([.$B13]-([.H$1]-[.$E$1]);12);MOD([.H$2]-0-[.H$2]+1;7);1;1))) ; NOT(ISBLANK(OFFSET([.$D$4];MOD([.$B13]-([.H$1]-[.$F$1]);12);MOD([.H$2]-0-[.H$2]+2;7);1;1))) ; NOT(ISBLANK(OFFSET([.$D$4];MOD([.$B13]-([.H$1]-[.$G$1]);12);MOD([.H$2]-0-[.H$2]+3;7);1;1))) ; NOT(ISBLANK(OFFSET([.$D$4];MOD([.$B13]-([.H$1]-[.$H$1]);12);MOD([.H$2]-0-[.H$2]+4;7);1;1))) ; NOT(ISBLANK(OFFSET([.$D$4];MOD([.$B13]-([.H$1]-[.$I$1]);12);MOD([.H$2]-0-[.H$2]+5;7);1;1))) ; NOT(ISBLANK(OFFSET([.$D$4];MOD([.$B13]-([.H$1]-[.$J$1]);12);MOD([.H$2]-0-[.H$2]+6;7);1;1))) );&quot;x&quot;;&quot;&quot;)" office:value-type="string" office:string-value="x">
            <text:p>x</text:p>
          </table:table-cell>
          <table:table-cell table:style-name="ce15" table:formula="of:=IF(OR( NOT(ISBLANK(OFFSET([.$D$4];MOD([.$B13]-([.I$1]-[.$D$1]);12);MOD([.I$2]-0-[.I$2]-0;7);1;1))) ; NOT(ISBLANK(OFFSET([.$D$4];MOD([.$B13]-([.I$1]-[.$E$1]);12);MOD([.I$2]-0-[.I$2]+1;7);1;1))) ; NOT(ISBLANK(OFFSET([.$D$4];MOD([.$B13]-([.I$1]-[.$F$1]);12);MOD([.I$2]-0-[.I$2]+2;7);1;1))) ; NOT(ISBLANK(OFFSET([.$D$4];MOD([.$B13]-([.I$1]-[.$G$1]);12);MOD([.I$2]-0-[.I$2]+3;7);1;1))) ; NOT(ISBLANK(OFFSET([.$D$4];MOD([.$B13]-([.I$1]-[.$H$1]);12);MOD([.I$2]-0-[.I$2]+4;7);1;1))) ; NOT(ISBLANK(OFFSET([.$D$4];MOD([.$B13]-([.I$1]-[.$I$1]);12);MOD([.I$2]-0-[.I$2]+5;7);1;1))) ; NOT(ISBLANK(OFFSET([.$D$4];MOD([.$B13]-([.I$1]-[.$J$1]);12);MOD([.I$2]-0-[.I$2]+6;7);1;1))) );&quot;x&quot;;&quot;&quot;)">
            <text:p/>
          </table:table-cell>
          <table:table-cell table:style-name="ce27" table:formula="of:=IF(OR( NOT(ISBLANK(OFFSET([.$D$4];MOD([.$B13]-([.J$1]-[.$D$1]);12);MOD([.J$2]-0-[.J$2]-0;7);1;1))) ; NOT(ISBLANK(OFFSET([.$D$4];MOD([.$B13]-([.J$1]-[.$E$1]);12);MOD([.J$2]-0-[.J$2]+1;7);1;1))) ; NOT(ISBLANK(OFFSET([.$D$4];MOD([.$B13]-([.J$1]-[.$F$1]);12);MOD([.J$2]-0-[.J$2]+2;7);1;1))) ; NOT(ISBLANK(OFFSET([.$D$4];MOD([.$B13]-([.J$1]-[.$G$1]);12);MOD([.J$2]-0-[.J$2]+3;7);1;1))) ; NOT(ISBLANK(OFFSET([.$D$4];MOD([.$B13]-([.J$1]-[.$H$1]);12);MOD([.J$2]-0-[.J$2]+4;7);1;1))) ; NOT(ISBLANK(OFFSET([.$D$4];MOD([.$B13]-([.J$1]-[.$I$1]);12);MOD([.J$2]-0-[.J$2]+5;7);1;1))) ; NOT(ISBLANK(OFFSET([.$D$4];MOD([.$B13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A#</text:p>
          </table:table-cell>
          <table:table-cell table:style-name="ce9" table:formula="of:=IF(OR( NOT(ISBLANK(OFFSET([.$D$4];MOD([.$B14]-([.D$1]-[.$D$1]);12);MOD([.D$2]-0-[.D$2]-0;7);1;1))) ; NOT(ISBLANK(OFFSET([.$D$4];MOD([.$B14]-([.D$1]-[.$E$1]);12);MOD([.D$2]-0-[.D$2]+1;7);1;1))) ; NOT(ISBLANK(OFFSET([.$D$4];MOD([.$B14]-([.D$1]-[.$F$1]);12);MOD([.D$2]-0-[.D$2]+2;7);1;1))) ; NOT(ISBLANK(OFFSET([.$D$4];MOD([.$B14]-([.D$1]-[.$G$1]);12);MOD([.D$2]-0-[.D$2]+3;7);1;1))) ; NOT(ISBLANK(OFFSET([.$D$4];MOD([.$B14]-([.D$1]-[.$H$1]);12);MOD([.D$2]-0-[.D$2]+4;7);1;1))) ; NOT(ISBLANK(OFFSET([.$D$4];MOD([.$B14]-([.D$1]-[.$I$1]);12);MOD([.D$2]-0-[.D$2]+5;7);1;1))) ; NOT(ISBLANK(OFFSET([.$D$4];MOD([.$B14]-([.D$1]-[.$J$1]);12);MOD([.D$2]-0-[.D$2]+6;7);1;1))) );&quot;x&quot;;&quot;&quot;)">
            <text:p/>
          </table:table-cell>
          <table:table-cell table:style-name="ce15" table:formula="of:=IF(OR( NOT(ISBLANK(OFFSET([.$D$4];MOD([.$B14]-([.E$1]-[.$D$1]);12);MOD([.E$2]-0-[.E$2]-0;7);1;1))) ; NOT(ISBLANK(OFFSET([.$D$4];MOD([.$B14]-([.E$1]-[.$E$1]);12);MOD([.E$2]-0-[.E$2]+1;7);1;1))) ; NOT(ISBLANK(OFFSET([.$D$4];MOD([.$B14]-([.E$1]-[.$F$1]);12);MOD([.E$2]-0-[.E$2]+2;7);1;1))) ; NOT(ISBLANK(OFFSET([.$D$4];MOD([.$B14]-([.E$1]-[.$G$1]);12);MOD([.E$2]-0-[.E$2]+3;7);1;1))) ; NOT(ISBLANK(OFFSET([.$D$4];MOD([.$B14]-([.E$1]-[.$H$1]);12);MOD([.E$2]-0-[.E$2]+4;7);1;1))) ; NOT(ISBLANK(OFFSET([.$D$4];MOD([.$B14]-([.E$1]-[.$I$1]);12);MOD([.E$2]-0-[.E$2]+5;7);1;1))) ; NOT(ISBLANK(OFFSET([.$D$4];MOD([.$B14]-([.E$1]-[.$J$1]);12);MOD([.E$2]-0-[.E$2]+6;7);1;1))) );&quot;x&quot;;&quot;&quot;)">
            <text:p/>
          </table:table-cell>
          <table:table-cell table:style-name="ce15" table:formula="of:=IF(OR( NOT(ISBLANK(OFFSET([.$D$4];MOD([.$B14]-([.F$1]-[.$D$1]);12);MOD([.F$2]-0-[.F$2]-0;7);1;1))) ; NOT(ISBLANK(OFFSET([.$D$4];MOD([.$B14]-([.F$1]-[.$E$1]);12);MOD([.F$2]-0-[.F$2]+1;7);1;1))) ; NOT(ISBLANK(OFFSET([.$D$4];MOD([.$B14]-([.F$1]-[.$F$1]);12);MOD([.F$2]-0-[.F$2]+2;7);1;1))) ; NOT(ISBLANK(OFFSET([.$D$4];MOD([.$B14]-([.F$1]-[.$G$1]);12);MOD([.F$2]-0-[.F$2]+3;7);1;1))) ; NOT(ISBLANK(OFFSET([.$D$4];MOD([.$B14]-([.F$1]-[.$H$1]);12);MOD([.F$2]-0-[.F$2]+4;7);1;1))) ; NOT(ISBLANK(OFFSET([.$D$4];MOD([.$B14]-([.F$1]-[.$I$1]);12);MOD([.F$2]-0-[.F$2]+5;7);1;1))) ; NOT(ISBLANK(OFFSET([.$D$4];MOD([.$B14]-([.F$1]-[.$J$1]);12);MOD([.F$2]-0-[.F$2]+6;7);1;1))) );&quot;x&quot;;&quot;&quot;)">
            <text:p/>
          </table:table-cell>
          <table:table-cell table:style-name="ce15" table:formula="of:=IF(OR( NOT(ISBLANK(OFFSET([.$D$4];MOD([.$B14]-([.G$1]-[.$D$1]);12);MOD([.G$2]-0-[.G$2]-0;7);1;1))) ; NOT(ISBLANK(OFFSET([.$D$4];MOD([.$B14]-([.G$1]-[.$E$1]);12);MOD([.G$2]-0-[.G$2]+1;7);1;1))) ; NOT(ISBLANK(OFFSET([.$D$4];MOD([.$B14]-([.G$1]-[.$F$1]);12);MOD([.G$2]-0-[.G$2]+2;7);1;1))) ; NOT(ISBLANK(OFFSET([.$D$4];MOD([.$B14]-([.G$1]-[.$G$1]);12);MOD([.G$2]-0-[.G$2]+3;7);1;1))) ; NOT(ISBLANK(OFFSET([.$D$4];MOD([.$B14]-([.G$1]-[.$H$1]);12);MOD([.G$2]-0-[.G$2]+4;7);1;1))) ; NOT(ISBLANK(OFFSET([.$D$4];MOD([.$B14]-([.G$1]-[.$I$1]);12);MOD([.G$2]-0-[.G$2]+5;7);1;1))) ; NOT(ISBLANK(OFFSET([.$D$4];MOD([.$B14]-([.G$1]-[.$J$1]);12);MOD([.G$2]-0-[.G$2]+6;7);1;1))) );&quot;x&quot;;&quot;&quot;)">
            <text:p/>
          </table:table-cell>
          <table:table-cell table:style-name="ce15" table:formula="of:=IF(OR( NOT(ISBLANK(OFFSET([.$D$4];MOD([.$B14]-([.H$1]-[.$D$1]);12);MOD([.H$2]-0-[.H$2]-0;7);1;1))) ; NOT(ISBLANK(OFFSET([.$D$4];MOD([.$B14]-([.H$1]-[.$E$1]);12);MOD([.H$2]-0-[.H$2]+1;7);1;1))) ; NOT(ISBLANK(OFFSET([.$D$4];MOD([.$B14]-([.H$1]-[.$F$1]);12);MOD([.H$2]-0-[.H$2]+2;7);1;1))) ; NOT(ISBLANK(OFFSET([.$D$4];MOD([.$B14]-([.H$1]-[.$G$1]);12);MOD([.H$2]-0-[.H$2]+3;7);1;1))) ; NOT(ISBLANK(OFFSET([.$D$4];MOD([.$B14]-([.H$1]-[.$H$1]);12);MOD([.H$2]-0-[.H$2]+4;7);1;1))) ; NOT(ISBLANK(OFFSET([.$D$4];MOD([.$B14]-([.H$1]-[.$I$1]);12);MOD([.H$2]-0-[.H$2]+5;7);1;1))) ; NOT(ISBLANK(OFFSET([.$D$4];MOD([.$B14]-([.H$1]-[.$J$1]);12);MOD([.H$2]-0-[.H$2]+6;7);1;1))) );&quot;x&quot;;&quot;&quot;)">
            <text:p/>
          </table:table-cell>
          <table:table-cell table:style-name="ce15" table:formula="of:=IF(OR( NOT(ISBLANK(OFFSET([.$D$4];MOD([.$B14]-([.I$1]-[.$D$1]);12);MOD([.I$2]-0-[.I$2]-0;7);1;1))) ; NOT(ISBLANK(OFFSET([.$D$4];MOD([.$B14]-([.I$1]-[.$E$1]);12);MOD([.I$2]-0-[.I$2]+1;7);1;1))) ; NOT(ISBLANK(OFFSET([.$D$4];MOD([.$B14]-([.I$1]-[.$F$1]);12);MOD([.I$2]-0-[.I$2]+2;7);1;1))) ; NOT(ISBLANK(OFFSET([.$D$4];MOD([.$B14]-([.I$1]-[.$G$1]);12);MOD([.I$2]-0-[.I$2]+3;7);1;1))) ; NOT(ISBLANK(OFFSET([.$D$4];MOD([.$B14]-([.I$1]-[.$H$1]);12);MOD([.I$2]-0-[.I$2]+4;7);1;1))) ; NOT(ISBLANK(OFFSET([.$D$4];MOD([.$B14]-([.I$1]-[.$I$1]);12);MOD([.I$2]-0-[.I$2]+5;7);1;1))) ; NOT(ISBLANK(OFFSET([.$D$4];MOD([.$B14]-([.I$1]-[.$J$1]);12);MOD([.I$2]-0-[.I$2]+6;7);1;1))) );&quot;x&quot;;&quot;&quot;)">
            <text:p/>
          </table:table-cell>
          <table:table-cell table:style-name="ce27" table:formula="of:=IF(OR( NOT(ISBLANK(OFFSET([.$D$4];MOD([.$B14]-([.J$1]-[.$D$1]);12);MOD([.J$2]-0-[.J$2]-0;7);1;1))) ; NOT(ISBLANK(OFFSET([.$D$4];MOD([.$B14]-([.J$1]-[.$E$1]);12);MOD([.J$2]-0-[.J$2]+1;7);1;1))) ; NOT(ISBLANK(OFFSET([.$D$4];MOD([.$B14]-([.J$1]-[.$F$1]);12);MOD([.J$2]-0-[.J$2]+2;7);1;1))) ; NOT(ISBLANK(OFFSET([.$D$4];MOD([.$B14]-([.J$1]-[.$G$1]);12);MOD([.J$2]-0-[.J$2]+3;7);1;1))) ; NOT(ISBLANK(OFFSET([.$D$4];MOD([.$B14]-([.J$1]-[.$H$1]);12);MOD([.J$2]-0-[.J$2]+4;7);1;1))) ; NOT(ISBLANK(OFFSET([.$D$4];MOD([.$B14]-([.J$1]-[.$I$1]);12);MOD([.J$2]-0-[.J$2]+5;7);1;1))) ; NOT(ISBLANK(OFFSET([.$D$4];MOD([.$B14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10" office:value-type="string">
            <text:p>B</text:p>
          </table:table-cell>
          <table:table-cell table:style-name="ce10" table:formula="of:=IF(OR( NOT(ISBLANK(OFFSET([.$D$4];MOD([.$B15]-([.D$1]-[.$D$1]);12);MOD([.D$2]-0-[.D$2]-0;7);1;1))) ; NOT(ISBLANK(OFFSET([.$D$4];MOD([.$B15]-([.D$1]-[.$E$1]);12);MOD([.D$2]-0-[.D$2]+1;7);1;1))) ; NOT(ISBLANK(OFFSET([.$D$4];MOD([.$B15]-([.D$1]-[.$F$1]);12);MOD([.D$2]-0-[.D$2]+2;7);1;1))) ; NOT(ISBLANK(OFFSET([.$D$4];MOD([.$B15]-([.D$1]-[.$G$1]);12);MOD([.D$2]-0-[.D$2]+3;7);1;1))) ; NOT(ISBLANK(OFFSET([.$D$4];MOD([.$B15]-([.D$1]-[.$H$1]);12);MOD([.D$2]-0-[.D$2]+4;7);1;1))) ; NOT(ISBLANK(OFFSET([.$D$4];MOD([.$B15]-([.D$1]-[.$I$1]);12);MOD([.D$2]-0-[.D$2]+5;7);1;1))) ; NOT(ISBLANK(OFFSET([.$D$4];MOD([.$B15]-([.D$1]-[.$J$1]);12);MOD([.D$2]-0-[.D$2]+6;7);1;1))) );&quot;x&quot;;&quot;&quot;)">
            <text:p/>
          </table:table-cell>
          <table:table-cell table:style-name="ce18" table:formula="of:=IF(OR( NOT(ISBLANK(OFFSET([.$D$4];MOD([.$B15]-([.E$1]-[.$D$1]);12);MOD([.E$2]-0-[.E$2]-0;7);1;1))) ; NOT(ISBLANK(OFFSET([.$D$4];MOD([.$B15]-([.E$1]-[.$E$1]);12);MOD([.E$2]-0-[.E$2]+1;7);1;1))) ; NOT(ISBLANK(OFFSET([.$D$4];MOD([.$B15]-([.E$1]-[.$F$1]);12);MOD([.E$2]-0-[.E$2]+2;7);1;1))) ; NOT(ISBLANK(OFFSET([.$D$4];MOD([.$B15]-([.E$1]-[.$G$1]);12);MOD([.E$2]-0-[.E$2]+3;7);1;1))) ; NOT(ISBLANK(OFFSET([.$D$4];MOD([.$B15]-([.E$1]-[.$H$1]);12);MOD([.E$2]-0-[.E$2]+4;7);1;1))) ; NOT(ISBLANK(OFFSET([.$D$4];MOD([.$B15]-([.E$1]-[.$I$1]);12);MOD([.E$2]-0-[.E$2]+5;7);1;1))) ; NOT(ISBLANK(OFFSET([.$D$4];MOD([.$B15]-([.E$1]-[.$J$1]);12);MOD([.E$2]-0-[.E$2]+6;7);1;1))) );&quot;x&quot;;&quot;&quot;)">
            <text:p/>
          </table:table-cell>
          <table:table-cell table:style-name="ce18" table:formula="of:=IF(OR( NOT(ISBLANK(OFFSET([.$D$4];MOD([.$B15]-([.F$1]-[.$D$1]);12);MOD([.F$2]-0-[.F$2]-0;7);1;1))) ; NOT(ISBLANK(OFFSET([.$D$4];MOD([.$B15]-([.F$1]-[.$E$1]);12);MOD([.F$2]-0-[.F$2]+1;7);1;1))) ; NOT(ISBLANK(OFFSET([.$D$4];MOD([.$B15]-([.F$1]-[.$F$1]);12);MOD([.F$2]-0-[.F$2]+2;7);1;1))) ; NOT(ISBLANK(OFFSET([.$D$4];MOD([.$B15]-([.F$1]-[.$G$1]);12);MOD([.F$2]-0-[.F$2]+3;7);1;1))) ; NOT(ISBLANK(OFFSET([.$D$4];MOD([.$B15]-([.F$1]-[.$H$1]);12);MOD([.F$2]-0-[.F$2]+4;7);1;1))) ; NOT(ISBLANK(OFFSET([.$D$4];MOD([.$B15]-([.F$1]-[.$I$1]);12);MOD([.F$2]-0-[.F$2]+5;7);1;1))) ; NOT(ISBLANK(OFFSET([.$D$4];MOD([.$B15]-([.F$1]-[.$J$1]);12);MOD([.F$2]-0-[.F$2]+6;7);1;1))) );&quot;x&quot;;&quot;&quot;)">
            <text:p/>
          </table:table-cell>
          <table:table-cell table:style-name="ce18" table:formula="of:=IF(OR( NOT(ISBLANK(OFFSET([.$D$4];MOD([.$B15]-([.G$1]-[.$D$1]);12);MOD([.G$2]-0-[.G$2]-0;7);1;1))) ; NOT(ISBLANK(OFFSET([.$D$4];MOD([.$B15]-([.G$1]-[.$E$1]);12);MOD([.G$2]-0-[.G$2]+1;7);1;1))) ; NOT(ISBLANK(OFFSET([.$D$4];MOD([.$B15]-([.G$1]-[.$F$1]);12);MOD([.G$2]-0-[.G$2]+2;7);1;1))) ; NOT(ISBLANK(OFFSET([.$D$4];MOD([.$B15]-([.G$1]-[.$G$1]);12);MOD([.G$2]-0-[.G$2]+3;7);1;1))) ; NOT(ISBLANK(OFFSET([.$D$4];MOD([.$B15]-([.G$1]-[.$H$1]);12);MOD([.G$2]-0-[.G$2]+4;7);1;1))) ; NOT(ISBLANK(OFFSET([.$D$4];MOD([.$B15]-([.G$1]-[.$I$1]);12);MOD([.G$2]-0-[.G$2]+5;7);1;1))) ; NOT(ISBLANK(OFFSET([.$D$4];MOD([.$B15]-([.G$1]-[.$J$1]);12);MOD([.G$2]-0-[.G$2]+6;7);1;1))) );&quot;x&quot;;&quot;&quot;)">
            <text:p/>
          </table:table-cell>
          <table:table-cell table:style-name="ce18" table:formula="of:=IF(OR( NOT(ISBLANK(OFFSET([.$D$4];MOD([.$B15]-([.H$1]-[.$D$1]);12);MOD([.H$2]-0-[.H$2]-0;7);1;1))) ; NOT(ISBLANK(OFFSET([.$D$4];MOD([.$B15]-([.H$1]-[.$E$1]);12);MOD([.H$2]-0-[.H$2]+1;7);1;1))) ; NOT(ISBLANK(OFFSET([.$D$4];MOD([.$B15]-([.H$1]-[.$F$1]);12);MOD([.H$2]-0-[.H$2]+2;7);1;1))) ; NOT(ISBLANK(OFFSET([.$D$4];MOD([.$B15]-([.H$1]-[.$G$1]);12);MOD([.H$2]-0-[.H$2]+3;7);1;1))) ; NOT(ISBLANK(OFFSET([.$D$4];MOD([.$B15]-([.H$1]-[.$H$1]);12);MOD([.H$2]-0-[.H$2]+4;7);1;1))) ; NOT(ISBLANK(OFFSET([.$D$4];MOD([.$B15]-([.H$1]-[.$I$1]);12);MOD([.H$2]-0-[.H$2]+5;7);1;1))) ; NOT(ISBLANK(OFFSET([.$D$4];MOD([.$B15]-([.H$1]-[.$J$1]);12);MOD([.H$2]-0-[.H$2]+6;7);1;1))) );&quot;x&quot;;&quot;&quot;)">
            <text:p/>
          </table:table-cell>
          <table:table-cell table:style-name="ce18" table:formula="of:=IF(OR( NOT(ISBLANK(OFFSET([.$D$4];MOD([.$B15]-([.I$1]-[.$D$1]);12);MOD([.I$2]-0-[.I$2]-0;7);1;1))) ; NOT(ISBLANK(OFFSET([.$D$4];MOD([.$B15]-([.I$1]-[.$E$1]);12);MOD([.I$2]-0-[.I$2]+1;7);1;1))) ; NOT(ISBLANK(OFFSET([.$D$4];MOD([.$B15]-([.I$1]-[.$F$1]);12);MOD([.I$2]-0-[.I$2]+2;7);1;1))) ; NOT(ISBLANK(OFFSET([.$D$4];MOD([.$B15]-([.I$1]-[.$G$1]);12);MOD([.I$2]-0-[.I$2]+3;7);1;1))) ; NOT(ISBLANK(OFFSET([.$D$4];MOD([.$B15]-([.I$1]-[.$H$1]);12);MOD([.I$2]-0-[.I$2]+4;7);1;1))) ; NOT(ISBLANK(OFFSET([.$D$4];MOD([.$B15]-([.I$1]-[.$I$1]);12);MOD([.I$2]-0-[.I$2]+5;7);1;1))) ; NOT(ISBLANK(OFFSET([.$D$4];MOD([.$B15]-([.I$1]-[.$J$1]);12);MOD([.I$2]-0-[.I$2]+6;7);1;1))) );&quot;x&quot;;&quot;&quot;)" office:value-type="string" office:string-value="x">
            <text:p>x</text:p>
          </table:table-cell>
          <table:table-cell table:style-name="ce28" table:formula="of:=IF(OR( NOT(ISBLANK(OFFSET([.$D$4];MOD([.$B15]-([.J$1]-[.$D$1]);12);MOD([.J$2]-0-[.J$2]-0;7);1;1))) ; NOT(ISBLANK(OFFSET([.$D$4];MOD([.$B15]-([.J$1]-[.$E$1]);12);MOD([.J$2]-0-[.J$2]+1;7);1;1))) ; NOT(ISBLANK(OFFSET([.$D$4];MOD([.$B15]-([.J$1]-[.$F$1]);12);MOD([.J$2]-0-[.J$2]+2;7);1;1))) ; NOT(ISBLANK(OFFSET([.$D$4];MOD([.$B15]-([.J$1]-[.$G$1]);12);MOD([.J$2]-0-[.J$2]+3;7);1;1))) ; NOT(ISBLANK(OFFSET([.$D$4];MOD([.$B15]-([.J$1]-[.$H$1]);12);MOD([.J$2]-0-[.J$2]+4;7);1;1))) ; NOT(ISBLANK(OFFSET([.$D$4];MOD([.$B15]-([.J$1]-[.$I$1]);12);MOD([.J$2]-0-[.J$2]+5;7);1;1))) ; NOT(ISBLANK(OFFSET([.$D$4];MOD([.$B15]-([.J$1]-[.$J$1]);12);MOD([.J$2]-0-[.J$2]+6;7);1;1))) );&quot;x&quot;;&quot;&quot;)">
            <text:p/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/>
          <table:table-cell table:style-name="ce5" office:value-type="string" table:number-columns-spanned="2" table:number-rows-spanned="2">
            <text:p>Forward :</text:p>
            <text:p>Mode -&gt; Mode + 3</text:p>
          </table:table-cell>
          <table:covered-table-cell table:style-name="ce6"/>
          <table:table-cell table:number-columns-repeated="8"/>
          <table:table-cell table:style-name="ce29" office:value-type="string">
            <text:p>Transitions:</text:p>
          </table:table-cell>
          <table:table-cell table:number-columns-repeated="1012"/>
        </table:table-row>
        <table:table-row table:style-name="ro1">
          <table:table-cell/>
          <table:covered-table-cell table:style-name="ce3"/>
          <table:covered-table-cell table:style-name="ce7"/>
          <table:table-cell table:style-name="ce11" office:value-type="string">
            <text:p>Majeur</text:p>
          </table:table-cell>
          <table:table-cell table:style-name="ce16" office:value-type="string">
            <text:p>Dorien</text:p>
          </table:table-cell>
          <table:table-cell table:style-name="ce17" office:value-type="string">
            <text:p>Phrygien</text:p>
          </table:table-cell>
          <table:table-cell table:style-name="ce17" office:value-type="string">
            <text:p>Lydien</text:p>
          </table:table-cell>
          <table:table-cell table:style-name="ce16" office:value-type="string">
            <text:p>Mixolydien</text:p>
          </table:table-cell>
          <table:table-cell table:style-name="ce16" office:value-type="string">
            <text:p>Mineur</text:p>
          </table:table-cell>
          <table:table-cell table:style-name="ce23" office:value-type="string">
            <text:p>Locrien</text:p>
          </table:table-cell>
          <table:table-cell/>
          <table:table-cell office:value-type="string">
            <text:p>Via cadence au IV degré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>
            <text:p>C</text:p>
          </table:table-cell>
          <table:table-cell table:style-name="ce8" table:formula="of:=IF(OR( NOT(ISBLANK(OFFSET([.$D$4];MOD([.$B4]-([.D$1]-[.$D$1]);12);MOD([.D$2]-3-[.D$2]-0;7);1;1))) ; NOT(ISBLANK(OFFSET([.$D$4];MOD([.$B4]-([.D$1]-[.$E$1]);12);MOD([.D$2]-3-[.D$2]+1;7);1;1))) ; NOT(ISBLANK(OFFSET([.$D$4];MOD([.$B4]-([.D$1]-[.$F$1]);12);MOD([.D$2]-3-[.D$2]+2;7);1;1))) ; NOT(ISBLANK(OFFSET([.$D$4];MOD([.$B4]-([.D$1]-[.$G$1]);12);MOD([.D$2]-3-[.D$2]+3;7);1;1))) ; NOT(ISBLANK(OFFSET([.$D$4];MOD([.$B4]-([.D$1]-[.$H$1]);12);MOD([.D$2]-3-[.D$2]+4;7);1;1))) ; NOT(ISBLANK(OFFSET([.$D$4];MOD([.$B4]-([.D$1]-[.$I$1]);12);MOD([.D$2]-3-[.D$2]+5;7);1;1))) ; NOT(ISBLANK(OFFSET([.$D$4];MOD([.$B4]-([.D$1]-[.$J$1]);12);MOD([.D$2]-3-[.D$2]+6;7);1;1))) );&quot;x&quot;;&quot;&quot;)">
            <text:p/>
          </table:table-cell>
          <table:table-cell table:style-name="ce17" table:formula="of:=IF(OR( NOT(ISBLANK(OFFSET([.$D$4];MOD([.$B4]-([.E$1]-[.$D$1]);12);MOD([.E$2]-3-[.E$2]-0;7);1;1))) ; NOT(ISBLANK(OFFSET([.$D$4];MOD([.$B4]-([.E$1]-[.$E$1]);12);MOD([.E$2]-3-[.E$2]+1;7);1;1))) ; NOT(ISBLANK(OFFSET([.$D$4];MOD([.$B4]-([.E$1]-[.$F$1]);12);MOD([.E$2]-3-[.E$2]+2;7);1;1))) ; NOT(ISBLANK(OFFSET([.$D$4];MOD([.$B4]-([.E$1]-[.$G$1]);12);MOD([.E$2]-3-[.E$2]+3;7);1;1))) ; NOT(ISBLANK(OFFSET([.$D$4];MOD([.$B4]-([.E$1]-[.$H$1]);12);MOD([.E$2]-3-[.E$2]+4;7);1;1))) ; NOT(ISBLANK(OFFSET([.$D$4];MOD([.$B4]-([.E$1]-[.$I$1]);12);MOD([.E$2]-3-[.E$2]+5;7);1;1))) ; NOT(ISBLANK(OFFSET([.$D$4];MOD([.$B4]-([.E$1]-[.$J$1]);12);MOD([.E$2]-3-[.E$2]+6;7);1;1))) );&quot;x&quot;;&quot;&quot;)">
            <text:p/>
          </table:table-cell>
          <table:table-cell table:style-name="ce17" table:formula="of:=IF(OR( NOT(ISBLANK(OFFSET([.$D$4];MOD([.$B4]-([.F$1]-[.$D$1]);12);MOD([.F$2]-3-[.F$2]-0;7);1;1))) ; NOT(ISBLANK(OFFSET([.$D$4];MOD([.$B4]-([.F$1]-[.$E$1]);12);MOD([.F$2]-3-[.F$2]+1;7);1;1))) ; NOT(ISBLANK(OFFSET([.$D$4];MOD([.$B4]-([.F$1]-[.$F$1]);12);MOD([.F$2]-3-[.F$2]+2;7);1;1))) ; NOT(ISBLANK(OFFSET([.$D$4];MOD([.$B4]-([.F$1]-[.$G$1]);12);MOD([.F$2]-3-[.F$2]+3;7);1;1))) ; NOT(ISBLANK(OFFSET([.$D$4];MOD([.$B4]-([.F$1]-[.$H$1]);12);MOD([.F$2]-3-[.F$2]+4;7);1;1))) ; NOT(ISBLANK(OFFSET([.$D$4];MOD([.$B4]-([.F$1]-[.$I$1]);12);MOD([.F$2]-3-[.F$2]+5;7);1;1))) ; NOT(ISBLANK(OFFSET([.$D$4];MOD([.$B4]-([.F$1]-[.$J$1]);12);MOD([.F$2]-3-[.F$2]+6;7);1;1))) );&quot;x&quot;;&quot;&quot;)">
            <text:p/>
          </table:table-cell>
          <table:table-cell table:style-name="ce17" table:formula="of:=IF(OR( NOT(ISBLANK(OFFSET([.$D$4];MOD([.$B4]-([.G$1]-[.$D$1]);12);MOD([.G$2]-3-[.G$2]-0;7);1;1))) ; NOT(ISBLANK(OFFSET([.$D$4];MOD([.$B4]-([.G$1]-[.$E$1]);12);MOD([.G$2]-3-[.G$2]+1;7);1;1))) ; NOT(ISBLANK(OFFSET([.$D$4];MOD([.$B4]-([.G$1]-[.$F$1]);12);MOD([.G$2]-3-[.G$2]+2;7);1;1))) ; NOT(ISBLANK(OFFSET([.$D$4];MOD([.$B4]-([.G$1]-[.$G$1]);12);MOD([.G$2]-3-[.G$2]+3;7);1;1))) ; NOT(ISBLANK(OFFSET([.$D$4];MOD([.$B4]-([.G$1]-[.$H$1]);12);MOD([.G$2]-3-[.G$2]+4;7);1;1))) ; NOT(ISBLANK(OFFSET([.$D$4];MOD([.$B4]-([.G$1]-[.$I$1]);12);MOD([.G$2]-3-[.G$2]+5;7);1;1))) ; NOT(ISBLANK(OFFSET([.$D$4];MOD([.$B4]-([.G$1]-[.$J$1]);12);MOD([.G$2]-3-[.G$2]+6;7);1;1))) );&quot;x&quot;;&quot;&quot;)">
            <text:p/>
          </table:table-cell>
          <table:table-cell table:style-name="ce17" table:formula="of:=IF(OR( NOT(ISBLANK(OFFSET([.$D$4];MOD([.$B4]-([.H$1]-[.$D$1]);12);MOD([.H$2]-3-[.H$2]-0;7);1;1))) ; NOT(ISBLANK(OFFSET([.$D$4];MOD([.$B4]-([.H$1]-[.$E$1]);12);MOD([.H$2]-3-[.H$2]+1;7);1;1))) ; NOT(ISBLANK(OFFSET([.$D$4];MOD([.$B4]-([.H$1]-[.$F$1]);12);MOD([.H$2]-3-[.H$2]+2;7);1;1))) ; NOT(ISBLANK(OFFSET([.$D$4];MOD([.$B4]-([.H$1]-[.$G$1]);12);MOD([.H$2]-3-[.H$2]+3;7);1;1))) ; NOT(ISBLANK(OFFSET([.$D$4];MOD([.$B4]-([.H$1]-[.$H$1]);12);MOD([.H$2]-3-[.H$2]+4;7);1;1))) ; NOT(ISBLANK(OFFSET([.$D$4];MOD([.$B4]-([.H$1]-[.$I$1]);12);MOD([.H$2]-3-[.H$2]+5;7);1;1))) ; NOT(ISBLANK(OFFSET([.$D$4];MOD([.$B4]-([.H$1]-[.$J$1]);12);MOD([.H$2]-3-[.H$2]+6;7);1;1))) );&quot;x&quot;;&quot;&quot;)">
            <text:p/>
          </table:table-cell>
          <table:table-cell table:style-name="ce17" table:formula="of:=IF(OR( NOT(ISBLANK(OFFSET([.$D$4];MOD([.$B4]-([.I$1]-[.$D$1]);12);MOD([.I$2]-3-[.I$2]-0;7);1;1))) ; NOT(ISBLANK(OFFSET([.$D$4];MOD([.$B4]-([.I$1]-[.$E$1]);12);MOD([.I$2]-3-[.I$2]+1;7);1;1))) ; NOT(ISBLANK(OFFSET([.$D$4];MOD([.$B4]-([.I$1]-[.$F$1]);12);MOD([.I$2]-3-[.I$2]+2;7);1;1))) ; NOT(ISBLANK(OFFSET([.$D$4];MOD([.$B4]-([.I$1]-[.$G$1]);12);MOD([.I$2]-3-[.I$2]+3;7);1;1))) ; NOT(ISBLANK(OFFSET([.$D$4];MOD([.$B4]-([.I$1]-[.$H$1]);12);MOD([.I$2]-3-[.I$2]+4;7);1;1))) ; NOT(ISBLANK(OFFSET([.$D$4];MOD([.$B4]-([.I$1]-[.$I$1]);12);MOD([.I$2]-3-[.I$2]+5;7);1;1))) ; NOT(ISBLANK(OFFSET([.$D$4];MOD([.$B4]-([.I$1]-[.$J$1]);12);MOD([.I$2]-3-[.I$2]+6;7);1;1))) );&quot;x&quot;;&quot;&quot;)">
            <text:p/>
          </table:table-cell>
          <table:table-cell table:style-name="ce23" table:formula="of:=IF(OR( NOT(ISBLANK(OFFSET([.$D$4];MOD([.$B4]-([.J$1]-[.$D$1]);12);MOD([.J$2]-3-[.J$2]-0;7);1;1))) ; NOT(ISBLANK(OFFSET([.$D$4];MOD([.$B4]-([.J$1]-[.$E$1]);12);MOD([.J$2]-3-[.J$2]+1;7);1;1))) ; NOT(ISBLANK(OFFSET([.$D$4];MOD([.$B4]-([.J$1]-[.$F$1]);12);MOD([.J$2]-3-[.J$2]+2;7);1;1))) ; NOT(ISBLANK(OFFSET([.$D$4];MOD([.$B4]-([.J$1]-[.$G$1]);12);MOD([.J$2]-3-[.J$2]+3;7);1;1))) ; NOT(ISBLANK(OFFSET([.$D$4];MOD([.$B4]-([.J$1]-[.$H$1]);12);MOD([.J$2]-3-[.J$2]+4;7);1;1))) ; NOT(ISBLANK(OFFSET([.$D$4];MOD([.$B4]-([.J$1]-[.$I$1]);12);MOD([.J$2]-3-[.J$2]+5;7);1;1))) ; NOT(ISBLANK(OFFSET([.$D$4];MOD([.$B4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C#</text:p>
          </table:table-cell>
          <table:table-cell table:style-name="ce9" table:formula="of:=IF(OR( NOT(ISBLANK(OFFSET([.$D$4];MOD([.$B5]-([.D$1]-[.$D$1]);12);MOD([.D$2]-3-[.D$2]-0;7);1;1))) ; NOT(ISBLANK(OFFSET([.$D$4];MOD([.$B5]-([.D$1]-[.$E$1]);12);MOD([.D$2]-3-[.D$2]+1;7);1;1))) ; NOT(ISBLANK(OFFSET([.$D$4];MOD([.$B5]-([.D$1]-[.$F$1]);12);MOD([.D$2]-3-[.D$2]+2;7);1;1))) ; NOT(ISBLANK(OFFSET([.$D$4];MOD([.$B5]-([.D$1]-[.$G$1]);12);MOD([.D$2]-3-[.D$2]+3;7);1;1))) ; NOT(ISBLANK(OFFSET([.$D$4];MOD([.$B5]-([.D$1]-[.$H$1]);12);MOD([.D$2]-3-[.D$2]+4;7);1;1))) ; NOT(ISBLANK(OFFSET([.$D$4];MOD([.$B5]-([.D$1]-[.$I$1]);12);MOD([.D$2]-3-[.D$2]+5;7);1;1))) ; NOT(ISBLANK(OFFSET([.$D$4];MOD([.$B5]-([.D$1]-[.$J$1]);12);MOD([.D$2]-3-[.D$2]+6;7);1;1))) );&quot;x&quot;;&quot;&quot;)">
            <text:p/>
          </table:table-cell>
          <table:table-cell table:style-name="ce15" table:formula="of:=IF(OR( NOT(ISBLANK(OFFSET([.$D$4];MOD([.$B5]-([.E$1]-[.$D$1]);12);MOD([.E$2]-3-[.E$2]-0;7);1;1))) ; NOT(ISBLANK(OFFSET([.$D$4];MOD([.$B5]-([.E$1]-[.$E$1]);12);MOD([.E$2]-3-[.E$2]+1;7);1;1))) ; NOT(ISBLANK(OFFSET([.$D$4];MOD([.$B5]-([.E$1]-[.$F$1]);12);MOD([.E$2]-3-[.E$2]+2;7);1;1))) ; NOT(ISBLANK(OFFSET([.$D$4];MOD([.$B5]-([.E$1]-[.$G$1]);12);MOD([.E$2]-3-[.E$2]+3;7);1;1))) ; NOT(ISBLANK(OFFSET([.$D$4];MOD([.$B5]-([.E$1]-[.$H$1]);12);MOD([.E$2]-3-[.E$2]+4;7);1;1))) ; NOT(ISBLANK(OFFSET([.$D$4];MOD([.$B5]-([.E$1]-[.$I$1]);12);MOD([.E$2]-3-[.E$2]+5;7);1;1))) ; NOT(ISBLANK(OFFSET([.$D$4];MOD([.$B5]-([.E$1]-[.$J$1]);12);MOD([.E$2]-3-[.E$2]+6;7);1;1))) );&quot;x&quot;;&quot;&quot;)">
            <text:p/>
          </table:table-cell>
          <table:table-cell table:style-name="ce15" table:formula="of:=IF(OR( NOT(ISBLANK(OFFSET([.$D$4];MOD([.$B5]-([.F$1]-[.$D$1]);12);MOD([.F$2]-3-[.F$2]-0;7);1;1))) ; NOT(ISBLANK(OFFSET([.$D$4];MOD([.$B5]-([.F$1]-[.$E$1]);12);MOD([.F$2]-3-[.F$2]+1;7);1;1))) ; NOT(ISBLANK(OFFSET([.$D$4];MOD([.$B5]-([.F$1]-[.$F$1]);12);MOD([.F$2]-3-[.F$2]+2;7);1;1))) ; NOT(ISBLANK(OFFSET([.$D$4];MOD([.$B5]-([.F$1]-[.$G$1]);12);MOD([.F$2]-3-[.F$2]+3;7);1;1))) ; NOT(ISBLANK(OFFSET([.$D$4];MOD([.$B5]-([.F$1]-[.$H$1]);12);MOD([.F$2]-3-[.F$2]+4;7);1;1))) ; NOT(ISBLANK(OFFSET([.$D$4];MOD([.$B5]-([.F$1]-[.$I$1]);12);MOD([.F$2]-3-[.F$2]+5;7);1;1))) ; NOT(ISBLANK(OFFSET([.$D$4];MOD([.$B5]-([.F$1]-[.$J$1]);12);MOD([.F$2]-3-[.F$2]+6;7);1;1))) );&quot;x&quot;;&quot;&quot;)" office:value-type="string" office:string-value="x">
            <text:p>x</text:p>
          </table:table-cell>
          <table:table-cell table:style-name="ce15" table:formula="of:=IF(OR( NOT(ISBLANK(OFFSET([.$D$4];MOD([.$B5]-([.G$1]-[.$D$1]);12);MOD([.G$2]-3-[.G$2]-0;7);1;1))) ; NOT(ISBLANK(OFFSET([.$D$4];MOD([.$B5]-([.G$1]-[.$E$1]);12);MOD([.G$2]-3-[.G$2]+1;7);1;1))) ; NOT(ISBLANK(OFFSET([.$D$4];MOD([.$B5]-([.G$1]-[.$F$1]);12);MOD([.G$2]-3-[.G$2]+2;7);1;1))) ; NOT(ISBLANK(OFFSET([.$D$4];MOD([.$B5]-([.G$1]-[.$G$1]);12);MOD([.G$2]-3-[.G$2]+3;7);1;1))) ; NOT(ISBLANK(OFFSET([.$D$4];MOD([.$B5]-([.G$1]-[.$H$1]);12);MOD([.G$2]-3-[.G$2]+4;7);1;1))) ; NOT(ISBLANK(OFFSET([.$D$4];MOD([.$B5]-([.G$1]-[.$I$1]);12);MOD([.G$2]-3-[.G$2]+5;7);1;1))) ; NOT(ISBLANK(OFFSET([.$D$4];MOD([.$B5]-([.G$1]-[.$J$1]);12);MOD([.G$2]-3-[.G$2]+6;7);1;1))) );&quot;x&quot;;&quot;&quot;)">
            <text:p/>
          </table:table-cell>
          <table:table-cell table:style-name="ce15" table:formula="of:=IF(OR( NOT(ISBLANK(OFFSET([.$D$4];MOD([.$B5]-([.H$1]-[.$D$1]);12);MOD([.H$2]-3-[.H$2]-0;7);1;1))) ; NOT(ISBLANK(OFFSET([.$D$4];MOD([.$B5]-([.H$1]-[.$E$1]);12);MOD([.H$2]-3-[.H$2]+1;7);1;1))) ; NOT(ISBLANK(OFFSET([.$D$4];MOD([.$B5]-([.H$1]-[.$F$1]);12);MOD([.H$2]-3-[.H$2]+2;7);1;1))) ; NOT(ISBLANK(OFFSET([.$D$4];MOD([.$B5]-([.H$1]-[.$G$1]);12);MOD([.H$2]-3-[.H$2]+3;7);1;1))) ; NOT(ISBLANK(OFFSET([.$D$4];MOD([.$B5]-([.H$1]-[.$H$1]);12);MOD([.H$2]-3-[.H$2]+4;7);1;1))) ; NOT(ISBLANK(OFFSET([.$D$4];MOD([.$B5]-([.H$1]-[.$I$1]);12);MOD([.H$2]-3-[.H$2]+5;7);1;1))) ; NOT(ISBLANK(OFFSET([.$D$4];MOD([.$B5]-([.H$1]-[.$J$1]);12);MOD([.H$2]-3-[.H$2]+6;7);1;1))) );&quot;x&quot;;&quot;&quot;)">
            <text:p/>
          </table:table-cell>
          <table:table-cell table:style-name="ce15" table:formula="of:=IF(OR( NOT(ISBLANK(OFFSET([.$D$4];MOD([.$B5]-([.I$1]-[.$D$1]);12);MOD([.I$2]-3-[.I$2]-0;7);1;1))) ; NOT(ISBLANK(OFFSET([.$D$4];MOD([.$B5]-([.I$1]-[.$E$1]);12);MOD([.I$2]-3-[.I$2]+1;7);1;1))) ; NOT(ISBLANK(OFFSET([.$D$4];MOD([.$B5]-([.I$1]-[.$F$1]);12);MOD([.I$2]-3-[.I$2]+2;7);1;1))) ; NOT(ISBLANK(OFFSET([.$D$4];MOD([.$B5]-([.I$1]-[.$G$1]);12);MOD([.I$2]-3-[.I$2]+3;7);1;1))) ; NOT(ISBLANK(OFFSET([.$D$4];MOD([.$B5]-([.I$1]-[.$H$1]);12);MOD([.I$2]-3-[.I$2]+4;7);1;1))) ; NOT(ISBLANK(OFFSET([.$D$4];MOD([.$B5]-([.I$1]-[.$I$1]);12);MOD([.I$2]-3-[.I$2]+5;7);1;1))) ; NOT(ISBLANK(OFFSET([.$D$4];MOD([.$B5]-([.I$1]-[.$J$1]);12);MOD([.I$2]-3-[.I$2]+6;7);1;1))) );&quot;x&quot;;&quot;&quot;)">
            <text:p/>
          </table:table-cell>
          <table:table-cell table:style-name="ce27" table:formula="of:=IF(OR( NOT(ISBLANK(OFFSET([.$D$4];MOD([.$B5]-([.J$1]-[.$D$1]);12);MOD([.J$2]-3-[.J$2]-0;7);1;1))) ; NOT(ISBLANK(OFFSET([.$D$4];MOD([.$B5]-([.J$1]-[.$E$1]);12);MOD([.J$2]-3-[.J$2]+1;7);1;1))) ; NOT(ISBLANK(OFFSET([.$D$4];MOD([.$B5]-([.J$1]-[.$F$1]);12);MOD([.J$2]-3-[.J$2]+2;7);1;1))) ; NOT(ISBLANK(OFFSET([.$D$4];MOD([.$B5]-([.J$1]-[.$G$1]);12);MOD([.J$2]-3-[.J$2]+3;7);1;1))) ; NOT(ISBLANK(OFFSET([.$D$4];MOD([.$B5]-([.J$1]-[.$H$1]);12);MOD([.J$2]-3-[.J$2]+4;7);1;1))) ; NOT(ISBLANK(OFFSET([.$D$4];MOD([.$B5]-([.J$1]-[.$I$1]);12);MOD([.J$2]-3-[.J$2]+5;7);1;1))) ; NOT(ISBLANK(OFFSET([.$D$4];MOD([.$B5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D</text:p>
          </table:table-cell>
          <table:table-cell table:style-name="ce9" table:formula="of:=IF(OR( NOT(ISBLANK(OFFSET([.$D$4];MOD([.$B6]-([.D$1]-[.$D$1]);12);MOD([.D$2]-3-[.D$2]-0;7);1;1))) ; NOT(ISBLANK(OFFSET([.$D$4];MOD([.$B6]-([.D$1]-[.$E$1]);12);MOD([.D$2]-3-[.D$2]+1;7);1;1))) ; NOT(ISBLANK(OFFSET([.$D$4];MOD([.$B6]-([.D$1]-[.$F$1]);12);MOD([.D$2]-3-[.D$2]+2;7);1;1))) ; NOT(ISBLANK(OFFSET([.$D$4];MOD([.$B6]-([.D$1]-[.$G$1]);12);MOD([.D$2]-3-[.D$2]+3;7);1;1))) ; NOT(ISBLANK(OFFSET([.$D$4];MOD([.$B6]-([.D$1]-[.$H$1]);12);MOD([.D$2]-3-[.D$2]+4;7);1;1))) ; NOT(ISBLANK(OFFSET([.$D$4];MOD([.$B6]-([.D$1]-[.$I$1]);12);MOD([.D$2]-3-[.D$2]+5;7);1;1))) ; NOT(ISBLANK(OFFSET([.$D$4];MOD([.$B6]-([.D$1]-[.$J$1]);12);MOD([.D$2]-3-[.D$2]+6;7);1;1))) );&quot;x&quot;;&quot;&quot;)">
            <text:p/>
          </table:table-cell>
          <table:table-cell table:style-name="ce15" table:formula="of:=IF(OR( NOT(ISBLANK(OFFSET([.$D$4];MOD([.$B6]-([.E$1]-[.$D$1]);12);MOD([.E$2]-3-[.E$2]-0;7);1;1))) ; NOT(ISBLANK(OFFSET([.$D$4];MOD([.$B6]-([.E$1]-[.$E$1]);12);MOD([.E$2]-3-[.E$2]+1;7);1;1))) ; NOT(ISBLANK(OFFSET([.$D$4];MOD([.$B6]-([.E$1]-[.$F$1]);12);MOD([.E$2]-3-[.E$2]+2;7);1;1))) ; NOT(ISBLANK(OFFSET([.$D$4];MOD([.$B6]-([.E$1]-[.$G$1]);12);MOD([.E$2]-3-[.E$2]+3;7);1;1))) ; NOT(ISBLANK(OFFSET([.$D$4];MOD([.$B6]-([.E$1]-[.$H$1]);12);MOD([.E$2]-3-[.E$2]+4;7);1;1))) ; NOT(ISBLANK(OFFSET([.$D$4];MOD([.$B6]-([.E$1]-[.$I$1]);12);MOD([.E$2]-3-[.E$2]+5;7);1;1))) ; NOT(ISBLANK(OFFSET([.$D$4];MOD([.$B6]-([.E$1]-[.$J$1]);12);MOD([.E$2]-3-[.E$2]+6;7);1;1))) );&quot;x&quot;;&quot;&quot;)">
            <text:p/>
          </table:table-cell>
          <table:table-cell table:style-name="ce15" table:formula="of:=IF(OR( NOT(ISBLANK(OFFSET([.$D$4];MOD([.$B6]-([.F$1]-[.$D$1]);12);MOD([.F$2]-3-[.F$2]-0;7);1;1))) ; NOT(ISBLANK(OFFSET([.$D$4];MOD([.$B6]-([.F$1]-[.$E$1]);12);MOD([.F$2]-3-[.F$2]+1;7);1;1))) ; NOT(ISBLANK(OFFSET([.$D$4];MOD([.$B6]-([.F$1]-[.$F$1]);12);MOD([.F$2]-3-[.F$2]+2;7);1;1))) ; NOT(ISBLANK(OFFSET([.$D$4];MOD([.$B6]-([.F$1]-[.$G$1]);12);MOD([.F$2]-3-[.F$2]+3;7);1;1))) ; NOT(ISBLANK(OFFSET([.$D$4];MOD([.$B6]-([.F$1]-[.$H$1]);12);MOD([.F$2]-3-[.F$2]+4;7);1;1))) ; NOT(ISBLANK(OFFSET([.$D$4];MOD([.$B6]-([.F$1]-[.$I$1]);12);MOD([.F$2]-3-[.F$2]+5;7);1;1))) ; NOT(ISBLANK(OFFSET([.$D$4];MOD([.$B6]-([.F$1]-[.$J$1]);12);MOD([.F$2]-3-[.F$2]+6;7);1;1))) );&quot;x&quot;;&quot;&quot;)">
            <text:p/>
          </table:table-cell>
          <table:table-cell table:style-name="ce15" table:formula="of:=IF(OR( NOT(ISBLANK(OFFSET([.$D$4];MOD([.$B6]-([.G$1]-[.$D$1]);12);MOD([.G$2]-3-[.G$2]-0;7);1;1))) ; NOT(ISBLANK(OFFSET([.$D$4];MOD([.$B6]-([.G$1]-[.$E$1]);12);MOD([.G$2]-3-[.G$2]+1;7);1;1))) ; NOT(ISBLANK(OFFSET([.$D$4];MOD([.$B6]-([.G$1]-[.$F$1]);12);MOD([.G$2]-3-[.G$2]+2;7);1;1))) ; NOT(ISBLANK(OFFSET([.$D$4];MOD([.$B6]-([.G$1]-[.$G$1]);12);MOD([.G$2]-3-[.G$2]+3;7);1;1))) ; NOT(ISBLANK(OFFSET([.$D$4];MOD([.$B6]-([.G$1]-[.$H$1]);12);MOD([.G$2]-3-[.G$2]+4;7);1;1))) ; NOT(ISBLANK(OFFSET([.$D$4];MOD([.$B6]-([.G$1]-[.$I$1]);12);MOD([.G$2]-3-[.G$2]+5;7);1;1))) ; NOT(ISBLANK(OFFSET([.$D$4];MOD([.$B6]-([.G$1]-[.$J$1]);12);MOD([.G$2]-3-[.G$2]+6;7);1;1))) );&quot;x&quot;;&quot;&quot;)" office:value-type="string" office:string-value="x">
            <text:p>x</text:p>
          </table:table-cell>
          <table:table-cell table:style-name="ce15" table:formula="of:=IF(OR( NOT(ISBLANK(OFFSET([.$D$4];MOD([.$B6]-([.H$1]-[.$D$1]);12);MOD([.H$2]-3-[.H$2]-0;7);1;1))) ; NOT(ISBLANK(OFFSET([.$D$4];MOD([.$B6]-([.H$1]-[.$E$1]);12);MOD([.H$2]-3-[.H$2]+1;7);1;1))) ; NOT(ISBLANK(OFFSET([.$D$4];MOD([.$B6]-([.H$1]-[.$F$1]);12);MOD([.H$2]-3-[.H$2]+2;7);1;1))) ; NOT(ISBLANK(OFFSET([.$D$4];MOD([.$B6]-([.H$1]-[.$G$1]);12);MOD([.H$2]-3-[.H$2]+3;7);1;1))) ; NOT(ISBLANK(OFFSET([.$D$4];MOD([.$B6]-([.H$1]-[.$H$1]);12);MOD([.H$2]-3-[.H$2]+4;7);1;1))) ; NOT(ISBLANK(OFFSET([.$D$4];MOD([.$B6]-([.H$1]-[.$I$1]);12);MOD([.H$2]-3-[.H$2]+5;7);1;1))) ; NOT(ISBLANK(OFFSET([.$D$4];MOD([.$B6]-([.H$1]-[.$J$1]);12);MOD([.H$2]-3-[.H$2]+6;7);1;1))) );&quot;x&quot;;&quot;&quot;)">
            <text:p/>
          </table:table-cell>
          <table:table-cell table:style-name="ce15" table:formula="of:=IF(OR( NOT(ISBLANK(OFFSET([.$D$4];MOD([.$B6]-([.I$1]-[.$D$1]);12);MOD([.I$2]-3-[.I$2]-0;7);1;1))) ; NOT(ISBLANK(OFFSET([.$D$4];MOD([.$B6]-([.I$1]-[.$E$1]);12);MOD([.I$2]-3-[.I$2]+1;7);1;1))) ; NOT(ISBLANK(OFFSET([.$D$4];MOD([.$B6]-([.I$1]-[.$F$1]);12);MOD([.I$2]-3-[.I$2]+2;7);1;1))) ; NOT(ISBLANK(OFFSET([.$D$4];MOD([.$B6]-([.I$1]-[.$G$1]);12);MOD([.I$2]-3-[.I$2]+3;7);1;1))) ; NOT(ISBLANK(OFFSET([.$D$4];MOD([.$B6]-([.I$1]-[.$H$1]);12);MOD([.I$2]-3-[.I$2]+4;7);1;1))) ; NOT(ISBLANK(OFFSET([.$D$4];MOD([.$B6]-([.I$1]-[.$I$1]);12);MOD([.I$2]-3-[.I$2]+5;7);1;1))) ; NOT(ISBLANK(OFFSET([.$D$4];MOD([.$B6]-([.I$1]-[.$J$1]);12);MOD([.I$2]-3-[.I$2]+6;7);1;1))) );&quot;x&quot;;&quot;&quot;)">
            <text:p/>
          </table:table-cell>
          <table:table-cell table:style-name="ce27" table:formula="of:=IF(OR( NOT(ISBLANK(OFFSET([.$D$4];MOD([.$B6]-([.J$1]-[.$D$1]);12);MOD([.J$2]-3-[.J$2]-0;7);1;1))) ; NOT(ISBLANK(OFFSET([.$D$4];MOD([.$B6]-([.J$1]-[.$E$1]);12);MOD([.J$2]-3-[.J$2]+1;7);1;1))) ; NOT(ISBLANK(OFFSET([.$D$4];MOD([.$B6]-([.J$1]-[.$F$1]);12);MOD([.J$2]-3-[.J$2]+2;7);1;1))) ; NOT(ISBLANK(OFFSET([.$D$4];MOD([.$B6]-([.J$1]-[.$G$1]);12);MOD([.J$2]-3-[.J$2]+3;7);1;1))) ; NOT(ISBLANK(OFFSET([.$D$4];MOD([.$B6]-([.J$1]-[.$H$1]);12);MOD([.J$2]-3-[.J$2]+4;7);1;1))) ; NOT(ISBLANK(OFFSET([.$D$4];MOD([.$B6]-([.J$1]-[.$I$1]);12);MOD([.J$2]-3-[.J$2]+5;7);1;1))) ; NOT(ISBLANK(OFFSET([.$D$4];MOD([.$B6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D#</text:p>
          </table:table-cell>
          <table:table-cell table:style-name="ce9" table:formula="of:=IF(OR( NOT(ISBLANK(OFFSET([.$D$4];MOD([.$B7]-([.D$1]-[.$D$1]);12);MOD([.D$2]-3-[.D$2]-0;7);1;1))) ; NOT(ISBLANK(OFFSET([.$D$4];MOD([.$B7]-([.D$1]-[.$E$1]);12);MOD([.D$2]-3-[.D$2]+1;7);1;1))) ; NOT(ISBLANK(OFFSET([.$D$4];MOD([.$B7]-([.D$1]-[.$F$1]);12);MOD([.D$2]-3-[.D$2]+2;7);1;1))) ; NOT(ISBLANK(OFFSET([.$D$4];MOD([.$B7]-([.D$1]-[.$G$1]);12);MOD([.D$2]-3-[.D$2]+3;7);1;1))) ; NOT(ISBLANK(OFFSET([.$D$4];MOD([.$B7]-([.D$1]-[.$H$1]);12);MOD([.D$2]-3-[.D$2]+4;7);1;1))) ; NOT(ISBLANK(OFFSET([.$D$4];MOD([.$B7]-([.D$1]-[.$I$1]);12);MOD([.D$2]-3-[.D$2]+5;7);1;1))) ; NOT(ISBLANK(OFFSET([.$D$4];MOD([.$B7]-([.D$1]-[.$J$1]);12);MOD([.D$2]-3-[.D$2]+6;7);1;1))) );&quot;x&quot;;&quot;&quot;)">
            <text:p/>
          </table:table-cell>
          <table:table-cell table:style-name="ce15" table:formula="of:=IF(OR( NOT(ISBLANK(OFFSET([.$D$4];MOD([.$B7]-([.E$1]-[.$D$1]);12);MOD([.E$2]-3-[.E$2]-0;7);1;1))) ; NOT(ISBLANK(OFFSET([.$D$4];MOD([.$B7]-([.E$1]-[.$E$1]);12);MOD([.E$2]-3-[.E$2]+1;7);1;1))) ; NOT(ISBLANK(OFFSET([.$D$4];MOD([.$B7]-([.E$1]-[.$F$1]);12);MOD([.E$2]-3-[.E$2]+2;7);1;1))) ; NOT(ISBLANK(OFFSET([.$D$4];MOD([.$B7]-([.E$1]-[.$G$1]);12);MOD([.E$2]-3-[.E$2]+3;7);1;1))) ; NOT(ISBLANK(OFFSET([.$D$4];MOD([.$B7]-([.E$1]-[.$H$1]);12);MOD([.E$2]-3-[.E$2]+4;7);1;1))) ; NOT(ISBLANK(OFFSET([.$D$4];MOD([.$B7]-([.E$1]-[.$I$1]);12);MOD([.E$2]-3-[.E$2]+5;7);1;1))) ; NOT(ISBLANK(OFFSET([.$D$4];MOD([.$B7]-([.E$1]-[.$J$1]);12);MOD([.E$2]-3-[.E$2]+6;7);1;1))) );&quot;x&quot;;&quot;&quot;)">
            <text:p/>
          </table:table-cell>
          <table:table-cell table:style-name="ce15" table:formula="of:=IF(OR( NOT(ISBLANK(OFFSET([.$D$4];MOD([.$B7]-([.F$1]-[.$D$1]);12);MOD([.F$2]-3-[.F$2]-0;7);1;1))) ; NOT(ISBLANK(OFFSET([.$D$4];MOD([.$B7]-([.F$1]-[.$E$1]);12);MOD([.F$2]-3-[.F$2]+1;7);1;1))) ; NOT(ISBLANK(OFFSET([.$D$4];MOD([.$B7]-([.F$1]-[.$F$1]);12);MOD([.F$2]-3-[.F$2]+2;7);1;1))) ; NOT(ISBLANK(OFFSET([.$D$4];MOD([.$B7]-([.F$1]-[.$G$1]);12);MOD([.F$2]-3-[.F$2]+3;7);1;1))) ; NOT(ISBLANK(OFFSET([.$D$4];MOD([.$B7]-([.F$1]-[.$H$1]);12);MOD([.F$2]-3-[.F$2]+4;7);1;1))) ; NOT(ISBLANK(OFFSET([.$D$4];MOD([.$B7]-([.F$1]-[.$I$1]);12);MOD([.F$2]-3-[.F$2]+5;7);1;1))) ; NOT(ISBLANK(OFFSET([.$D$4];MOD([.$B7]-([.F$1]-[.$J$1]);12);MOD([.F$2]-3-[.F$2]+6;7);1;1))) );&quot;x&quot;;&quot;&quot;)">
            <text:p/>
          </table:table-cell>
          <table:table-cell table:style-name="ce15" table:formula="of:=IF(OR( NOT(ISBLANK(OFFSET([.$D$4];MOD([.$B7]-([.G$1]-[.$D$1]);12);MOD([.G$2]-3-[.G$2]-0;7);1;1))) ; NOT(ISBLANK(OFFSET([.$D$4];MOD([.$B7]-([.G$1]-[.$E$1]);12);MOD([.G$2]-3-[.G$2]+1;7);1;1))) ; NOT(ISBLANK(OFFSET([.$D$4];MOD([.$B7]-([.G$1]-[.$F$1]);12);MOD([.G$2]-3-[.G$2]+2;7);1;1))) ; NOT(ISBLANK(OFFSET([.$D$4];MOD([.$B7]-([.G$1]-[.$G$1]);12);MOD([.G$2]-3-[.G$2]+3;7);1;1))) ; NOT(ISBLANK(OFFSET([.$D$4];MOD([.$B7]-([.G$1]-[.$H$1]);12);MOD([.G$2]-3-[.G$2]+4;7);1;1))) ; NOT(ISBLANK(OFFSET([.$D$4];MOD([.$B7]-([.G$1]-[.$I$1]);12);MOD([.G$2]-3-[.G$2]+5;7);1;1))) ; NOT(ISBLANK(OFFSET([.$D$4];MOD([.$B7]-([.G$1]-[.$J$1]);12);MOD([.G$2]-3-[.G$2]+6;7);1;1))) );&quot;x&quot;;&quot;&quot;)">
            <text:p/>
          </table:table-cell>
          <table:table-cell table:style-name="ce15" table:formula="of:=IF(OR( NOT(ISBLANK(OFFSET([.$D$4];MOD([.$B7]-([.H$1]-[.$D$1]);12);MOD([.H$2]-3-[.H$2]-0;7);1;1))) ; NOT(ISBLANK(OFFSET([.$D$4];MOD([.$B7]-([.H$1]-[.$E$1]);12);MOD([.H$2]-3-[.H$2]+1;7);1;1))) ; NOT(ISBLANK(OFFSET([.$D$4];MOD([.$B7]-([.H$1]-[.$F$1]);12);MOD([.H$2]-3-[.H$2]+2;7);1;1))) ; NOT(ISBLANK(OFFSET([.$D$4];MOD([.$B7]-([.H$1]-[.$G$1]);12);MOD([.H$2]-3-[.H$2]+3;7);1;1))) ; NOT(ISBLANK(OFFSET([.$D$4];MOD([.$B7]-([.H$1]-[.$H$1]);12);MOD([.H$2]-3-[.H$2]+4;7);1;1))) ; NOT(ISBLANK(OFFSET([.$D$4];MOD([.$B7]-([.H$1]-[.$I$1]);12);MOD([.H$2]-3-[.H$2]+5;7);1;1))) ; NOT(ISBLANK(OFFSET([.$D$4];MOD([.$B7]-([.H$1]-[.$J$1]);12);MOD([.H$2]-3-[.H$2]+6;7);1;1))) );&quot;x&quot;;&quot;&quot;)">
            <text:p/>
          </table:table-cell>
          <table:table-cell table:style-name="ce15" table:formula="of:=IF(OR( NOT(ISBLANK(OFFSET([.$D$4];MOD([.$B7]-([.I$1]-[.$D$1]);12);MOD([.I$2]-3-[.I$2]-0;7);1;1))) ; NOT(ISBLANK(OFFSET([.$D$4];MOD([.$B7]-([.I$1]-[.$E$1]);12);MOD([.I$2]-3-[.I$2]+1;7);1;1))) ; NOT(ISBLANK(OFFSET([.$D$4];MOD([.$B7]-([.I$1]-[.$F$1]);12);MOD([.I$2]-3-[.I$2]+2;7);1;1))) ; NOT(ISBLANK(OFFSET([.$D$4];MOD([.$B7]-([.I$1]-[.$G$1]);12);MOD([.I$2]-3-[.I$2]+3;7);1;1))) ; NOT(ISBLANK(OFFSET([.$D$4];MOD([.$B7]-([.I$1]-[.$H$1]);12);MOD([.I$2]-3-[.I$2]+4;7);1;1))) ; NOT(ISBLANK(OFFSET([.$D$4];MOD([.$B7]-([.I$1]-[.$I$1]);12);MOD([.I$2]-3-[.I$2]+5;7);1;1))) ; NOT(ISBLANK(OFFSET([.$D$4];MOD([.$B7]-([.I$1]-[.$J$1]);12);MOD([.I$2]-3-[.I$2]+6;7);1;1))) );&quot;x&quot;;&quot;&quot;)">
            <text:p/>
          </table:table-cell>
          <table:table-cell table:style-name="ce27" table:formula="of:=IF(OR( NOT(ISBLANK(OFFSET([.$D$4];MOD([.$B7]-([.J$1]-[.$D$1]);12);MOD([.J$2]-3-[.J$2]-0;7);1;1))) ; NOT(ISBLANK(OFFSET([.$D$4];MOD([.$B7]-([.J$1]-[.$E$1]);12);MOD([.J$2]-3-[.J$2]+1;7);1;1))) ; NOT(ISBLANK(OFFSET([.$D$4];MOD([.$B7]-([.J$1]-[.$F$1]);12);MOD([.J$2]-3-[.J$2]+2;7);1;1))) ; NOT(ISBLANK(OFFSET([.$D$4];MOD([.$B7]-([.J$1]-[.$G$1]);12);MOD([.J$2]-3-[.J$2]+3;7);1;1))) ; NOT(ISBLANK(OFFSET([.$D$4];MOD([.$B7]-([.J$1]-[.$H$1]);12);MOD([.J$2]-3-[.J$2]+4;7);1;1))) ; NOT(ISBLANK(OFFSET([.$D$4];MOD([.$B7]-([.J$1]-[.$I$1]);12);MOD([.J$2]-3-[.J$2]+5;7);1;1))) ; NOT(ISBLANK(OFFSET([.$D$4];MOD([.$B7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E</text:p>
          </table:table-cell>
          <table:table-cell table:style-name="ce9" table:formula="of:=IF(OR( NOT(ISBLANK(OFFSET([.$D$4];MOD([.$B8]-([.D$1]-[.$D$1]);12);MOD([.D$2]-3-[.D$2]-0;7);1;1))) ; NOT(ISBLANK(OFFSET([.$D$4];MOD([.$B8]-([.D$1]-[.$E$1]);12);MOD([.D$2]-3-[.D$2]+1;7);1;1))) ; NOT(ISBLANK(OFFSET([.$D$4];MOD([.$B8]-([.D$1]-[.$F$1]);12);MOD([.D$2]-3-[.D$2]+2;7);1;1))) ; NOT(ISBLANK(OFFSET([.$D$4];MOD([.$B8]-([.D$1]-[.$G$1]);12);MOD([.D$2]-3-[.D$2]+3;7);1;1))) ; NOT(ISBLANK(OFFSET([.$D$4];MOD([.$B8]-([.D$1]-[.$H$1]);12);MOD([.D$2]-3-[.D$2]+4;7);1;1))) ; NOT(ISBLANK(OFFSET([.$D$4];MOD([.$B8]-([.D$1]-[.$I$1]);12);MOD([.D$2]-3-[.D$2]+5;7);1;1))) ; NOT(ISBLANK(OFFSET([.$D$4];MOD([.$B8]-([.D$1]-[.$J$1]);12);MOD([.D$2]-3-[.D$2]+6;7);1;1))) );&quot;x&quot;;&quot;&quot;)">
            <text:p/>
          </table:table-cell>
          <table:table-cell table:style-name="ce15" table:formula="of:=IF(OR( NOT(ISBLANK(OFFSET([.$D$4];MOD([.$B8]-([.E$1]-[.$D$1]);12);MOD([.E$2]-3-[.E$2]-0;7);1;1))) ; NOT(ISBLANK(OFFSET([.$D$4];MOD([.$B8]-([.E$1]-[.$E$1]);12);MOD([.E$2]-3-[.E$2]+1;7);1;1))) ; NOT(ISBLANK(OFFSET([.$D$4];MOD([.$B8]-([.E$1]-[.$F$1]);12);MOD([.E$2]-3-[.E$2]+2;7);1;1))) ; NOT(ISBLANK(OFFSET([.$D$4];MOD([.$B8]-([.E$1]-[.$G$1]);12);MOD([.E$2]-3-[.E$2]+3;7);1;1))) ; NOT(ISBLANK(OFFSET([.$D$4];MOD([.$B8]-([.E$1]-[.$H$1]);12);MOD([.E$2]-3-[.E$2]+4;7);1;1))) ; NOT(ISBLANK(OFFSET([.$D$4];MOD([.$B8]-([.E$1]-[.$I$1]);12);MOD([.E$2]-3-[.E$2]+5;7);1;1))) ; NOT(ISBLANK(OFFSET([.$D$4];MOD([.$B8]-([.E$1]-[.$J$1]);12);MOD([.E$2]-3-[.E$2]+6;7);1;1))) );&quot;x&quot;;&quot;&quot;)">
            <text:p/>
          </table:table-cell>
          <table:table-cell table:style-name="ce15" table:formula="of:=IF(OR( NOT(ISBLANK(OFFSET([.$D$4];MOD([.$B8]-([.F$1]-[.$D$1]);12);MOD([.F$2]-3-[.F$2]-0;7);1;1))) ; NOT(ISBLANK(OFFSET([.$D$4];MOD([.$B8]-([.F$1]-[.$E$1]);12);MOD([.F$2]-3-[.F$2]+1;7);1;1))) ; NOT(ISBLANK(OFFSET([.$D$4];MOD([.$B8]-([.F$1]-[.$F$1]);12);MOD([.F$2]-3-[.F$2]+2;7);1;1))) ; NOT(ISBLANK(OFFSET([.$D$4];MOD([.$B8]-([.F$1]-[.$G$1]);12);MOD([.F$2]-3-[.F$2]+3;7);1;1))) ; NOT(ISBLANK(OFFSET([.$D$4];MOD([.$B8]-([.F$1]-[.$H$1]);12);MOD([.F$2]-3-[.F$2]+4;7);1;1))) ; NOT(ISBLANK(OFFSET([.$D$4];MOD([.$B8]-([.F$1]-[.$I$1]);12);MOD([.F$2]-3-[.F$2]+5;7);1;1))) ; NOT(ISBLANK(OFFSET([.$D$4];MOD([.$B8]-([.F$1]-[.$J$1]);12);MOD([.F$2]-3-[.F$2]+6;7);1;1))) );&quot;x&quot;;&quot;&quot;)">
            <text:p/>
          </table:table-cell>
          <table:table-cell table:style-name="ce15" table:formula="of:=IF(OR( NOT(ISBLANK(OFFSET([.$D$4];MOD([.$B8]-([.G$1]-[.$D$1]);12);MOD([.G$2]-3-[.G$2]-0;7);1;1))) ; NOT(ISBLANK(OFFSET([.$D$4];MOD([.$B8]-([.G$1]-[.$E$1]);12);MOD([.G$2]-3-[.G$2]+1;7);1;1))) ; NOT(ISBLANK(OFFSET([.$D$4];MOD([.$B8]-([.G$1]-[.$F$1]);12);MOD([.G$2]-3-[.G$2]+2;7);1;1))) ; NOT(ISBLANK(OFFSET([.$D$4];MOD([.$B8]-([.G$1]-[.$G$1]);12);MOD([.G$2]-3-[.G$2]+3;7);1;1))) ; NOT(ISBLANK(OFFSET([.$D$4];MOD([.$B8]-([.G$1]-[.$H$1]);12);MOD([.G$2]-3-[.G$2]+4;7);1;1))) ; NOT(ISBLANK(OFFSET([.$D$4];MOD([.$B8]-([.G$1]-[.$I$1]);12);MOD([.G$2]-3-[.G$2]+5;7);1;1))) ; NOT(ISBLANK(OFFSET([.$D$4];MOD([.$B8]-([.G$1]-[.$J$1]);12);MOD([.G$2]-3-[.G$2]+6;7);1;1))) );&quot;x&quot;;&quot;&quot;)">
            <text:p/>
          </table:table-cell>
          <table:table-cell table:style-name="ce15" table:formula="of:=IF(OR( NOT(ISBLANK(OFFSET([.$D$4];MOD([.$B8]-([.H$1]-[.$D$1]);12);MOD([.H$2]-3-[.H$2]-0;7);1;1))) ; NOT(ISBLANK(OFFSET([.$D$4];MOD([.$B8]-([.H$1]-[.$E$1]);12);MOD([.H$2]-3-[.H$2]+1;7);1;1))) ; NOT(ISBLANK(OFFSET([.$D$4];MOD([.$B8]-([.H$1]-[.$F$1]);12);MOD([.H$2]-3-[.H$2]+2;7);1;1))) ; NOT(ISBLANK(OFFSET([.$D$4];MOD([.$B8]-([.H$1]-[.$G$1]);12);MOD([.H$2]-3-[.H$2]+3;7);1;1))) ; NOT(ISBLANK(OFFSET([.$D$4];MOD([.$B8]-([.H$1]-[.$H$1]);12);MOD([.H$2]-3-[.H$2]+4;7);1;1))) ; NOT(ISBLANK(OFFSET([.$D$4];MOD([.$B8]-([.H$1]-[.$I$1]);12);MOD([.H$2]-3-[.H$2]+5;7);1;1))) ; NOT(ISBLANK(OFFSET([.$D$4];MOD([.$B8]-([.H$1]-[.$J$1]);12);MOD([.H$2]-3-[.H$2]+6;7);1;1))) );&quot;x&quot;;&quot;&quot;)" office:value-type="string" office:string-value="x">
            <text:p>x</text:p>
          </table:table-cell>
          <table:table-cell table:style-name="ce15" table:formula="of:=IF(OR( NOT(ISBLANK(OFFSET([.$D$4];MOD([.$B8]-([.I$1]-[.$D$1]);12);MOD([.I$2]-3-[.I$2]-0;7);1;1))) ; NOT(ISBLANK(OFFSET([.$D$4];MOD([.$B8]-([.I$1]-[.$E$1]);12);MOD([.I$2]-3-[.I$2]+1;7);1;1))) ; NOT(ISBLANK(OFFSET([.$D$4];MOD([.$B8]-([.I$1]-[.$F$1]);12);MOD([.I$2]-3-[.I$2]+2;7);1;1))) ; NOT(ISBLANK(OFFSET([.$D$4];MOD([.$B8]-([.I$1]-[.$G$1]);12);MOD([.I$2]-3-[.I$2]+3;7);1;1))) ; NOT(ISBLANK(OFFSET([.$D$4];MOD([.$B8]-([.I$1]-[.$H$1]);12);MOD([.I$2]-3-[.I$2]+4;7);1;1))) ; NOT(ISBLANK(OFFSET([.$D$4];MOD([.$B8]-([.I$1]-[.$I$1]);12);MOD([.I$2]-3-[.I$2]+5;7);1;1))) ; NOT(ISBLANK(OFFSET([.$D$4];MOD([.$B8]-([.I$1]-[.$J$1]);12);MOD([.I$2]-3-[.I$2]+6;7);1;1))) );&quot;x&quot;;&quot;&quot;)">
            <text:p/>
          </table:table-cell>
          <table:table-cell table:style-name="ce27" table:formula="of:=IF(OR( NOT(ISBLANK(OFFSET([.$D$4];MOD([.$B8]-([.J$1]-[.$D$1]);12);MOD([.J$2]-3-[.J$2]-0;7);1;1))) ; NOT(ISBLANK(OFFSET([.$D$4];MOD([.$B8]-([.J$1]-[.$E$1]);12);MOD([.J$2]-3-[.J$2]+1;7);1;1))) ; NOT(ISBLANK(OFFSET([.$D$4];MOD([.$B8]-([.J$1]-[.$F$1]);12);MOD([.J$2]-3-[.J$2]+2;7);1;1))) ; NOT(ISBLANK(OFFSET([.$D$4];MOD([.$B8]-([.J$1]-[.$G$1]);12);MOD([.J$2]-3-[.J$2]+3;7);1;1))) ; NOT(ISBLANK(OFFSET([.$D$4];MOD([.$B8]-([.J$1]-[.$H$1]);12);MOD([.J$2]-3-[.J$2]+4;7);1;1))) ; NOT(ISBLANK(OFFSET([.$D$4];MOD([.$B8]-([.J$1]-[.$I$1]);12);MOD([.J$2]-3-[.J$2]+5;7);1;1))) ; NOT(ISBLANK(OFFSET([.$D$4];MOD([.$B8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F</text:p>
          </table:table-cell>
          <table:table-cell table:style-name="ce9" table:formula="of:=IF(OR( NOT(ISBLANK(OFFSET([.$D$4];MOD([.$B9]-([.D$1]-[.$D$1]);12);MOD([.D$2]-3-[.D$2]-0;7);1;1))) ; NOT(ISBLANK(OFFSET([.$D$4];MOD([.$B9]-([.D$1]-[.$E$1]);12);MOD([.D$2]-3-[.D$2]+1;7);1;1))) ; NOT(ISBLANK(OFFSET([.$D$4];MOD([.$B9]-([.D$1]-[.$F$1]);12);MOD([.D$2]-3-[.D$2]+2;7);1;1))) ; NOT(ISBLANK(OFFSET([.$D$4];MOD([.$B9]-([.D$1]-[.$G$1]);12);MOD([.D$2]-3-[.D$2]+3;7);1;1))) ; NOT(ISBLANK(OFFSET([.$D$4];MOD([.$B9]-([.D$1]-[.$H$1]);12);MOD([.D$2]-3-[.D$2]+4;7);1;1))) ; NOT(ISBLANK(OFFSET([.$D$4];MOD([.$B9]-([.D$1]-[.$I$1]);12);MOD([.D$2]-3-[.D$2]+5;7);1;1))) ; NOT(ISBLANK(OFFSET([.$D$4];MOD([.$B9]-([.D$1]-[.$J$1]);12);MOD([.D$2]-3-[.D$2]+6;7);1;1))) );&quot;x&quot;;&quot;&quot;)">
            <text:p/>
          </table:table-cell>
          <table:table-cell table:style-name="ce15" table:formula="of:=IF(OR( NOT(ISBLANK(OFFSET([.$D$4];MOD([.$B9]-([.E$1]-[.$D$1]);12);MOD([.E$2]-3-[.E$2]-0;7);1;1))) ; NOT(ISBLANK(OFFSET([.$D$4];MOD([.$B9]-([.E$1]-[.$E$1]);12);MOD([.E$2]-3-[.E$2]+1;7);1;1))) ; NOT(ISBLANK(OFFSET([.$D$4];MOD([.$B9]-([.E$1]-[.$F$1]);12);MOD([.E$2]-3-[.E$2]+2;7);1;1))) ; NOT(ISBLANK(OFFSET([.$D$4];MOD([.$B9]-([.E$1]-[.$G$1]);12);MOD([.E$2]-3-[.E$2]+3;7);1;1))) ; NOT(ISBLANK(OFFSET([.$D$4];MOD([.$B9]-([.E$1]-[.$H$1]);12);MOD([.E$2]-3-[.E$2]+4;7);1;1))) ; NOT(ISBLANK(OFFSET([.$D$4];MOD([.$B9]-([.E$1]-[.$I$1]);12);MOD([.E$2]-3-[.E$2]+5;7);1;1))) ; NOT(ISBLANK(OFFSET([.$D$4];MOD([.$B9]-([.E$1]-[.$J$1]);12);MOD([.E$2]-3-[.E$2]+6;7);1;1))) );&quot;x&quot;;&quot;&quot;)">
            <text:p/>
          </table:table-cell>
          <table:table-cell table:style-name="ce15" table:formula="of:=IF(OR( NOT(ISBLANK(OFFSET([.$D$4];MOD([.$B9]-([.F$1]-[.$D$1]);12);MOD([.F$2]-3-[.F$2]-0;7);1;1))) ; NOT(ISBLANK(OFFSET([.$D$4];MOD([.$B9]-([.F$1]-[.$E$1]);12);MOD([.F$2]-3-[.F$2]+1;7);1;1))) ; NOT(ISBLANK(OFFSET([.$D$4];MOD([.$B9]-([.F$1]-[.$F$1]);12);MOD([.F$2]-3-[.F$2]+2;7);1;1))) ; NOT(ISBLANK(OFFSET([.$D$4];MOD([.$B9]-([.F$1]-[.$G$1]);12);MOD([.F$2]-3-[.F$2]+3;7);1;1))) ; NOT(ISBLANK(OFFSET([.$D$4];MOD([.$B9]-([.F$1]-[.$H$1]);12);MOD([.F$2]-3-[.F$2]+4;7);1;1))) ; NOT(ISBLANK(OFFSET([.$D$4];MOD([.$B9]-([.F$1]-[.$I$1]);12);MOD([.F$2]-3-[.F$2]+5;7);1;1))) ; NOT(ISBLANK(OFFSET([.$D$4];MOD([.$B9]-([.F$1]-[.$J$1]);12);MOD([.F$2]-3-[.F$2]+6;7);1;1))) );&quot;x&quot;;&quot;&quot;)">
            <text:p/>
          </table:table-cell>
          <table:table-cell table:style-name="ce15" table:formula="of:=IF(OR( NOT(ISBLANK(OFFSET([.$D$4];MOD([.$B9]-([.G$1]-[.$D$1]);12);MOD([.G$2]-3-[.G$2]-0;7);1;1))) ; NOT(ISBLANK(OFFSET([.$D$4];MOD([.$B9]-([.G$1]-[.$E$1]);12);MOD([.G$2]-3-[.G$2]+1;7);1;1))) ; NOT(ISBLANK(OFFSET([.$D$4];MOD([.$B9]-([.G$1]-[.$F$1]);12);MOD([.G$2]-3-[.G$2]+2;7);1;1))) ; NOT(ISBLANK(OFFSET([.$D$4];MOD([.$B9]-([.G$1]-[.$G$1]);12);MOD([.G$2]-3-[.G$2]+3;7);1;1))) ; NOT(ISBLANK(OFFSET([.$D$4];MOD([.$B9]-([.G$1]-[.$H$1]);12);MOD([.G$2]-3-[.G$2]+4;7);1;1))) ; NOT(ISBLANK(OFFSET([.$D$4];MOD([.$B9]-([.G$1]-[.$I$1]);12);MOD([.G$2]-3-[.G$2]+5;7);1;1))) ; NOT(ISBLANK(OFFSET([.$D$4];MOD([.$B9]-([.G$1]-[.$J$1]);12);MOD([.G$2]-3-[.G$2]+6;7);1;1))) );&quot;x&quot;;&quot;&quot;)">
            <text:p/>
          </table:table-cell>
          <table:table-cell table:style-name="ce15" table:formula="of:=IF(OR( NOT(ISBLANK(OFFSET([.$D$4];MOD([.$B9]-([.H$1]-[.$D$1]);12);MOD([.H$2]-3-[.H$2]-0;7);1;1))) ; NOT(ISBLANK(OFFSET([.$D$4];MOD([.$B9]-([.H$1]-[.$E$1]);12);MOD([.H$2]-3-[.H$2]+1;7);1;1))) ; NOT(ISBLANK(OFFSET([.$D$4];MOD([.$B9]-([.H$1]-[.$F$1]);12);MOD([.H$2]-3-[.H$2]+2;7);1;1))) ; NOT(ISBLANK(OFFSET([.$D$4];MOD([.$B9]-([.H$1]-[.$G$1]);12);MOD([.H$2]-3-[.H$2]+3;7);1;1))) ; NOT(ISBLANK(OFFSET([.$D$4];MOD([.$B9]-([.H$1]-[.$H$1]);12);MOD([.H$2]-3-[.H$2]+4;7);1;1))) ; NOT(ISBLANK(OFFSET([.$D$4];MOD([.$B9]-([.H$1]-[.$I$1]);12);MOD([.H$2]-3-[.H$2]+5;7);1;1))) ; NOT(ISBLANK(OFFSET([.$D$4];MOD([.$B9]-([.H$1]-[.$J$1]);12);MOD([.H$2]-3-[.H$2]+6;7);1;1))) );&quot;x&quot;;&quot;&quot;)">
            <text:p/>
          </table:table-cell>
          <table:table-cell table:style-name="ce15" table:formula="of:=IF(OR( NOT(ISBLANK(OFFSET([.$D$4];MOD([.$B9]-([.I$1]-[.$D$1]);12);MOD([.I$2]-3-[.I$2]-0;7);1;1))) ; NOT(ISBLANK(OFFSET([.$D$4];MOD([.$B9]-([.I$1]-[.$E$1]);12);MOD([.I$2]-3-[.I$2]+1;7);1;1))) ; NOT(ISBLANK(OFFSET([.$D$4];MOD([.$B9]-([.I$1]-[.$F$1]);12);MOD([.I$2]-3-[.I$2]+2;7);1;1))) ; NOT(ISBLANK(OFFSET([.$D$4];MOD([.$B9]-([.I$1]-[.$G$1]);12);MOD([.I$2]-3-[.I$2]+3;7);1;1))) ; NOT(ISBLANK(OFFSET([.$D$4];MOD([.$B9]-([.I$1]-[.$H$1]);12);MOD([.I$2]-3-[.I$2]+4;7);1;1))) ; NOT(ISBLANK(OFFSET([.$D$4];MOD([.$B9]-([.I$1]-[.$I$1]);12);MOD([.I$2]-3-[.I$2]+5;7);1;1))) ; NOT(ISBLANK(OFFSET([.$D$4];MOD([.$B9]-([.I$1]-[.$J$1]);12);MOD([.I$2]-3-[.I$2]+6;7);1;1))) );&quot;x&quot;;&quot;&quot;)">
            <text:p/>
          </table:table-cell>
          <table:table-cell table:style-name="ce27" table:formula="of:=IF(OR( NOT(ISBLANK(OFFSET([.$D$4];MOD([.$B9]-([.J$1]-[.$D$1]);12);MOD([.J$2]-3-[.J$2]-0;7);1;1))) ; NOT(ISBLANK(OFFSET([.$D$4];MOD([.$B9]-([.J$1]-[.$E$1]);12);MOD([.J$2]-3-[.J$2]+1;7);1;1))) ; NOT(ISBLANK(OFFSET([.$D$4];MOD([.$B9]-([.J$1]-[.$F$1]);12);MOD([.J$2]-3-[.J$2]+2;7);1;1))) ; NOT(ISBLANK(OFFSET([.$D$4];MOD([.$B9]-([.J$1]-[.$G$1]);12);MOD([.J$2]-3-[.J$2]+3;7);1;1))) ; NOT(ISBLANK(OFFSET([.$D$4];MOD([.$B9]-([.J$1]-[.$H$1]);12);MOD([.J$2]-3-[.J$2]+4;7);1;1))) ; NOT(ISBLANK(OFFSET([.$D$4];MOD([.$B9]-([.J$1]-[.$I$1]);12);MOD([.J$2]-3-[.J$2]+5;7);1;1))) ; NOT(ISBLANK(OFFSET([.$D$4];MOD([.$B9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F#</text:p>
          </table:table-cell>
          <table:table-cell table:style-name="ce9" table:formula="of:=IF(OR( NOT(ISBLANK(OFFSET([.$D$4];MOD([.$B10]-([.D$1]-[.$D$1]);12);MOD([.D$2]-3-[.D$2]-0;7);1;1))) ; NOT(ISBLANK(OFFSET([.$D$4];MOD([.$B10]-([.D$1]-[.$E$1]);12);MOD([.D$2]-3-[.D$2]+1;7);1;1))) ; NOT(ISBLANK(OFFSET([.$D$4];MOD([.$B10]-([.D$1]-[.$F$1]);12);MOD([.D$2]-3-[.D$2]+2;7);1;1))) ; NOT(ISBLANK(OFFSET([.$D$4];MOD([.$B10]-([.D$1]-[.$G$1]);12);MOD([.D$2]-3-[.D$2]+3;7);1;1))) ; NOT(ISBLANK(OFFSET([.$D$4];MOD([.$B10]-([.D$1]-[.$H$1]);12);MOD([.D$2]-3-[.D$2]+4;7);1;1))) ; NOT(ISBLANK(OFFSET([.$D$4];MOD([.$B10]-([.D$1]-[.$I$1]);12);MOD([.D$2]-3-[.D$2]+5;7);1;1))) ; NOT(ISBLANK(OFFSET([.$D$4];MOD([.$B10]-([.D$1]-[.$J$1]);12);MOD([.D$2]-3-[.D$2]+6;7);1;1))) );&quot;x&quot;;&quot;&quot;)">
            <text:p/>
          </table:table-cell>
          <table:table-cell table:style-name="ce15" table:formula="of:=IF(OR( NOT(ISBLANK(OFFSET([.$D$4];MOD([.$B10]-([.E$1]-[.$D$1]);12);MOD([.E$2]-3-[.E$2]-0;7);1;1))) ; NOT(ISBLANK(OFFSET([.$D$4];MOD([.$B10]-([.E$1]-[.$E$1]);12);MOD([.E$2]-3-[.E$2]+1;7);1;1))) ; NOT(ISBLANK(OFFSET([.$D$4];MOD([.$B10]-([.E$1]-[.$F$1]);12);MOD([.E$2]-3-[.E$2]+2;7);1;1))) ; NOT(ISBLANK(OFFSET([.$D$4];MOD([.$B10]-([.E$1]-[.$G$1]);12);MOD([.E$2]-3-[.E$2]+3;7);1;1))) ; NOT(ISBLANK(OFFSET([.$D$4];MOD([.$B10]-([.E$1]-[.$H$1]);12);MOD([.E$2]-3-[.E$2]+4;7);1;1))) ; NOT(ISBLANK(OFFSET([.$D$4];MOD([.$B10]-([.E$1]-[.$I$1]);12);MOD([.E$2]-3-[.E$2]+5;7);1;1))) ; NOT(ISBLANK(OFFSET([.$D$4];MOD([.$B10]-([.E$1]-[.$J$1]);12);MOD([.E$2]-3-[.E$2]+6;7);1;1))) );&quot;x&quot;;&quot;&quot;)">
            <text:p/>
          </table:table-cell>
          <table:table-cell table:style-name="ce15" table:formula="of:=IF(OR( NOT(ISBLANK(OFFSET([.$D$4];MOD([.$B10]-([.F$1]-[.$D$1]);12);MOD([.F$2]-3-[.F$2]-0;7);1;1))) ; NOT(ISBLANK(OFFSET([.$D$4];MOD([.$B10]-([.F$1]-[.$E$1]);12);MOD([.F$2]-3-[.F$2]+1;7);1;1))) ; NOT(ISBLANK(OFFSET([.$D$4];MOD([.$B10]-([.F$1]-[.$F$1]);12);MOD([.F$2]-3-[.F$2]+2;7);1;1))) ; NOT(ISBLANK(OFFSET([.$D$4];MOD([.$B10]-([.F$1]-[.$G$1]);12);MOD([.F$2]-3-[.F$2]+3;7);1;1))) ; NOT(ISBLANK(OFFSET([.$D$4];MOD([.$B10]-([.F$1]-[.$H$1]);12);MOD([.F$2]-3-[.F$2]+4;7);1;1))) ; NOT(ISBLANK(OFFSET([.$D$4];MOD([.$B10]-([.F$1]-[.$I$1]);12);MOD([.F$2]-3-[.F$2]+5;7);1;1))) ; NOT(ISBLANK(OFFSET([.$D$4];MOD([.$B10]-([.F$1]-[.$J$1]);12);MOD([.F$2]-3-[.F$2]+6;7);1;1))) );&quot;x&quot;;&quot;&quot;)">
            <text:p/>
          </table:table-cell>
          <table:table-cell table:style-name="ce15" table:formula="of:=IF(OR( NOT(ISBLANK(OFFSET([.$D$4];MOD([.$B10]-([.G$1]-[.$D$1]);12);MOD([.G$2]-3-[.G$2]-0;7);1;1))) ; NOT(ISBLANK(OFFSET([.$D$4];MOD([.$B10]-([.G$1]-[.$E$1]);12);MOD([.G$2]-3-[.G$2]+1;7);1;1))) ; NOT(ISBLANK(OFFSET([.$D$4];MOD([.$B10]-([.G$1]-[.$F$1]);12);MOD([.G$2]-3-[.G$2]+2;7);1;1))) ; NOT(ISBLANK(OFFSET([.$D$4];MOD([.$B10]-([.G$1]-[.$G$1]);12);MOD([.G$2]-3-[.G$2]+3;7);1;1))) ; NOT(ISBLANK(OFFSET([.$D$4];MOD([.$B10]-([.G$1]-[.$H$1]);12);MOD([.G$2]-3-[.G$2]+4;7);1;1))) ; NOT(ISBLANK(OFFSET([.$D$4];MOD([.$B10]-([.G$1]-[.$I$1]);12);MOD([.G$2]-3-[.G$2]+5;7);1;1))) ; NOT(ISBLANK(OFFSET([.$D$4];MOD([.$B10]-([.G$1]-[.$J$1]);12);MOD([.G$2]-3-[.G$2]+6;7);1;1))) );&quot;x&quot;;&quot;&quot;)">
            <text:p/>
          </table:table-cell>
          <table:table-cell table:style-name="ce15" table:formula="of:=IF(OR( NOT(ISBLANK(OFFSET([.$D$4];MOD([.$B10]-([.H$1]-[.$D$1]);12);MOD([.H$2]-3-[.H$2]-0;7);1;1))) ; NOT(ISBLANK(OFFSET([.$D$4];MOD([.$B10]-([.H$1]-[.$E$1]);12);MOD([.H$2]-3-[.H$2]+1;7);1;1))) ; NOT(ISBLANK(OFFSET([.$D$4];MOD([.$B10]-([.H$1]-[.$F$1]);12);MOD([.H$2]-3-[.H$2]+2;7);1;1))) ; NOT(ISBLANK(OFFSET([.$D$4];MOD([.$B10]-([.H$1]-[.$G$1]);12);MOD([.H$2]-3-[.H$2]+3;7);1;1))) ; NOT(ISBLANK(OFFSET([.$D$4];MOD([.$B10]-([.H$1]-[.$H$1]);12);MOD([.H$2]-3-[.H$2]+4;7);1;1))) ; NOT(ISBLANK(OFFSET([.$D$4];MOD([.$B10]-([.H$1]-[.$I$1]);12);MOD([.H$2]-3-[.H$2]+5;7);1;1))) ; NOT(ISBLANK(OFFSET([.$D$4];MOD([.$B10]-([.H$1]-[.$J$1]);12);MOD([.H$2]-3-[.H$2]+6;7);1;1))) );&quot;x&quot;;&quot;&quot;)">
            <text:p/>
          </table:table-cell>
          <table:table-cell table:style-name="ce15" table:formula="of:=IF(OR( NOT(ISBLANK(OFFSET([.$D$4];MOD([.$B10]-([.I$1]-[.$D$1]);12);MOD([.I$2]-3-[.I$2]-0;7);1;1))) ; NOT(ISBLANK(OFFSET([.$D$4];MOD([.$B10]-([.I$1]-[.$E$1]);12);MOD([.I$2]-3-[.I$2]+1;7);1;1))) ; NOT(ISBLANK(OFFSET([.$D$4];MOD([.$B10]-([.I$1]-[.$F$1]);12);MOD([.I$2]-3-[.I$2]+2;7);1;1))) ; NOT(ISBLANK(OFFSET([.$D$4];MOD([.$B10]-([.I$1]-[.$G$1]);12);MOD([.I$2]-3-[.I$2]+3;7);1;1))) ; NOT(ISBLANK(OFFSET([.$D$4];MOD([.$B10]-([.I$1]-[.$H$1]);12);MOD([.I$2]-3-[.I$2]+4;7);1;1))) ; NOT(ISBLANK(OFFSET([.$D$4];MOD([.$B10]-([.I$1]-[.$I$1]);12);MOD([.I$2]-3-[.I$2]+5;7);1;1))) ; NOT(ISBLANK(OFFSET([.$D$4];MOD([.$B10]-([.I$1]-[.$J$1]);12);MOD([.I$2]-3-[.I$2]+6;7);1;1))) );&quot;x&quot;;&quot;&quot;)" office:value-type="string" office:string-value="x">
            <text:p>x</text:p>
          </table:table-cell>
          <table:table-cell table:style-name="ce27" table:formula="of:=IF(OR( NOT(ISBLANK(OFFSET([.$D$4];MOD([.$B10]-([.J$1]-[.$D$1]);12);MOD([.J$2]-3-[.J$2]-0;7);1;1))) ; NOT(ISBLANK(OFFSET([.$D$4];MOD([.$B10]-([.J$1]-[.$E$1]);12);MOD([.J$2]-3-[.J$2]+1;7);1;1))) ; NOT(ISBLANK(OFFSET([.$D$4];MOD([.$B10]-([.J$1]-[.$F$1]);12);MOD([.J$2]-3-[.J$2]+2;7);1;1))) ; NOT(ISBLANK(OFFSET([.$D$4];MOD([.$B10]-([.J$1]-[.$G$1]);12);MOD([.J$2]-3-[.J$2]+3;7);1;1))) ; NOT(ISBLANK(OFFSET([.$D$4];MOD([.$B10]-([.J$1]-[.$H$1]);12);MOD([.J$2]-3-[.J$2]+4;7);1;1))) ; NOT(ISBLANK(OFFSET([.$D$4];MOD([.$B10]-([.J$1]-[.$I$1]);12);MOD([.J$2]-3-[.J$2]+5;7);1;1))) ; NOT(ISBLANK(OFFSET([.$D$4];MOD([.$B10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G</text:p>
          </table:table-cell>
          <table:table-cell table:style-name="ce9" table:formula="of:=IF(OR( NOT(ISBLANK(OFFSET([.$D$4];MOD([.$B11]-([.D$1]-[.$D$1]);12);MOD([.D$2]-3-[.D$2]-0;7);1;1))) ; NOT(ISBLANK(OFFSET([.$D$4];MOD([.$B11]-([.D$1]-[.$E$1]);12);MOD([.D$2]-3-[.D$2]+1;7);1;1))) ; NOT(ISBLANK(OFFSET([.$D$4];MOD([.$B11]-([.D$1]-[.$F$1]);12);MOD([.D$2]-3-[.D$2]+2;7);1;1))) ; NOT(ISBLANK(OFFSET([.$D$4];MOD([.$B11]-([.D$1]-[.$G$1]);12);MOD([.D$2]-3-[.D$2]+3;7);1;1))) ; NOT(ISBLANK(OFFSET([.$D$4];MOD([.$B11]-([.D$1]-[.$H$1]);12);MOD([.D$2]-3-[.D$2]+4;7);1;1))) ; NOT(ISBLANK(OFFSET([.$D$4];MOD([.$B11]-([.D$1]-[.$I$1]);12);MOD([.D$2]-3-[.D$2]+5;7);1;1))) ; NOT(ISBLANK(OFFSET([.$D$4];MOD([.$B11]-([.D$1]-[.$J$1]);12);MOD([.D$2]-3-[.D$2]+6;7);1;1))) );&quot;x&quot;;&quot;&quot;)">
            <text:p/>
          </table:table-cell>
          <table:table-cell table:style-name="ce15" table:formula="of:=IF(OR( NOT(ISBLANK(OFFSET([.$D$4];MOD([.$B11]-([.E$1]-[.$D$1]);12);MOD([.E$2]-3-[.E$2]-0;7);1;1))) ; NOT(ISBLANK(OFFSET([.$D$4];MOD([.$B11]-([.E$1]-[.$E$1]);12);MOD([.E$2]-3-[.E$2]+1;7);1;1))) ; NOT(ISBLANK(OFFSET([.$D$4];MOD([.$B11]-([.E$1]-[.$F$1]);12);MOD([.E$2]-3-[.E$2]+2;7);1;1))) ; NOT(ISBLANK(OFFSET([.$D$4];MOD([.$B11]-([.E$1]-[.$G$1]);12);MOD([.E$2]-3-[.E$2]+3;7);1;1))) ; NOT(ISBLANK(OFFSET([.$D$4];MOD([.$B11]-([.E$1]-[.$H$1]);12);MOD([.E$2]-3-[.E$2]+4;7);1;1))) ; NOT(ISBLANK(OFFSET([.$D$4];MOD([.$B11]-([.E$1]-[.$I$1]);12);MOD([.E$2]-3-[.E$2]+5;7);1;1))) ; NOT(ISBLANK(OFFSET([.$D$4];MOD([.$B11]-([.E$1]-[.$J$1]);12);MOD([.E$2]-3-[.E$2]+6;7);1;1))) );&quot;x&quot;;&quot;&quot;)">
            <text:p/>
          </table:table-cell>
          <table:table-cell table:style-name="ce15" table:formula="of:=IF(OR( NOT(ISBLANK(OFFSET([.$D$4];MOD([.$B11]-([.F$1]-[.$D$1]);12);MOD([.F$2]-3-[.F$2]-0;7);1;1))) ; NOT(ISBLANK(OFFSET([.$D$4];MOD([.$B11]-([.F$1]-[.$E$1]);12);MOD([.F$2]-3-[.F$2]+1;7);1;1))) ; NOT(ISBLANK(OFFSET([.$D$4];MOD([.$B11]-([.F$1]-[.$F$1]);12);MOD([.F$2]-3-[.F$2]+2;7);1;1))) ; NOT(ISBLANK(OFFSET([.$D$4];MOD([.$B11]-([.F$1]-[.$G$1]);12);MOD([.F$2]-3-[.F$2]+3;7);1;1))) ; NOT(ISBLANK(OFFSET([.$D$4];MOD([.$B11]-([.F$1]-[.$H$1]);12);MOD([.F$2]-3-[.F$2]+4;7);1;1))) ; NOT(ISBLANK(OFFSET([.$D$4];MOD([.$B11]-([.F$1]-[.$I$1]);12);MOD([.F$2]-3-[.F$2]+5;7);1;1))) ; NOT(ISBLANK(OFFSET([.$D$4];MOD([.$B11]-([.F$1]-[.$J$1]);12);MOD([.F$2]-3-[.F$2]+6;7);1;1))) );&quot;x&quot;;&quot;&quot;)">
            <text:p/>
          </table:table-cell>
          <table:table-cell table:style-name="ce15" table:formula="of:=IF(OR( NOT(ISBLANK(OFFSET([.$D$4];MOD([.$B11]-([.G$1]-[.$D$1]);12);MOD([.G$2]-3-[.G$2]-0;7);1;1))) ; NOT(ISBLANK(OFFSET([.$D$4];MOD([.$B11]-([.G$1]-[.$E$1]);12);MOD([.G$2]-3-[.G$2]+1;7);1;1))) ; NOT(ISBLANK(OFFSET([.$D$4];MOD([.$B11]-([.G$1]-[.$F$1]);12);MOD([.G$2]-3-[.G$2]+2;7);1;1))) ; NOT(ISBLANK(OFFSET([.$D$4];MOD([.$B11]-([.G$1]-[.$G$1]);12);MOD([.G$2]-3-[.G$2]+3;7);1;1))) ; NOT(ISBLANK(OFFSET([.$D$4];MOD([.$B11]-([.G$1]-[.$H$1]);12);MOD([.G$2]-3-[.G$2]+4;7);1;1))) ; NOT(ISBLANK(OFFSET([.$D$4];MOD([.$B11]-([.G$1]-[.$I$1]);12);MOD([.G$2]-3-[.G$2]+5;7);1;1))) ; NOT(ISBLANK(OFFSET([.$D$4];MOD([.$B11]-([.G$1]-[.$J$1]);12);MOD([.G$2]-3-[.G$2]+6;7);1;1))) );&quot;x&quot;;&quot;&quot;)">
            <text:p/>
          </table:table-cell>
          <table:table-cell table:style-name="ce15" table:formula="of:=IF(OR( NOT(ISBLANK(OFFSET([.$D$4];MOD([.$B11]-([.H$1]-[.$D$1]);12);MOD([.H$2]-3-[.H$2]-0;7);1;1))) ; NOT(ISBLANK(OFFSET([.$D$4];MOD([.$B11]-([.H$1]-[.$E$1]);12);MOD([.H$2]-3-[.H$2]+1;7);1;1))) ; NOT(ISBLANK(OFFSET([.$D$4];MOD([.$B11]-([.H$1]-[.$F$1]);12);MOD([.H$2]-3-[.H$2]+2;7);1;1))) ; NOT(ISBLANK(OFFSET([.$D$4];MOD([.$B11]-([.H$1]-[.$G$1]);12);MOD([.H$2]-3-[.H$2]+3;7);1;1))) ; NOT(ISBLANK(OFFSET([.$D$4];MOD([.$B11]-([.H$1]-[.$H$1]);12);MOD([.H$2]-3-[.H$2]+4;7);1;1))) ; NOT(ISBLANK(OFFSET([.$D$4];MOD([.$B11]-([.H$1]-[.$I$1]);12);MOD([.H$2]-3-[.H$2]+5;7);1;1))) ; NOT(ISBLANK(OFFSET([.$D$4];MOD([.$B11]-([.H$1]-[.$J$1]);12);MOD([.H$2]-3-[.H$2]+6;7);1;1))) );&quot;x&quot;;&quot;&quot;)">
            <text:p/>
          </table:table-cell>
          <table:table-cell table:style-name="ce15" table:formula="of:=IF(OR( NOT(ISBLANK(OFFSET([.$D$4];MOD([.$B11]-([.I$1]-[.$D$1]);12);MOD([.I$2]-3-[.I$2]-0;7);1;1))) ; NOT(ISBLANK(OFFSET([.$D$4];MOD([.$B11]-([.I$1]-[.$E$1]);12);MOD([.I$2]-3-[.I$2]+1;7);1;1))) ; NOT(ISBLANK(OFFSET([.$D$4];MOD([.$B11]-([.I$1]-[.$F$1]);12);MOD([.I$2]-3-[.I$2]+2;7);1;1))) ; NOT(ISBLANK(OFFSET([.$D$4];MOD([.$B11]-([.I$1]-[.$G$1]);12);MOD([.I$2]-3-[.I$2]+3;7);1;1))) ; NOT(ISBLANK(OFFSET([.$D$4];MOD([.$B11]-([.I$1]-[.$H$1]);12);MOD([.I$2]-3-[.I$2]+4;7);1;1))) ; NOT(ISBLANK(OFFSET([.$D$4];MOD([.$B11]-([.I$1]-[.$I$1]);12);MOD([.I$2]-3-[.I$2]+5;7);1;1))) ; NOT(ISBLANK(OFFSET([.$D$4];MOD([.$B11]-([.I$1]-[.$J$1]);12);MOD([.I$2]-3-[.I$2]+6;7);1;1))) );&quot;x&quot;;&quot;&quot;)">
            <text:p/>
          </table:table-cell>
          <table:table-cell table:style-name="ce27" table:formula="of:=IF(OR( NOT(ISBLANK(OFFSET([.$D$4];MOD([.$B11]-([.J$1]-[.$D$1]);12);MOD([.J$2]-3-[.J$2]-0;7);1;1))) ; NOT(ISBLANK(OFFSET([.$D$4];MOD([.$B11]-([.J$1]-[.$E$1]);12);MOD([.J$2]-3-[.J$2]+1;7);1;1))) ; NOT(ISBLANK(OFFSET([.$D$4];MOD([.$B11]-([.J$1]-[.$F$1]);12);MOD([.J$2]-3-[.J$2]+2;7);1;1))) ; NOT(ISBLANK(OFFSET([.$D$4];MOD([.$B11]-([.J$1]-[.$G$1]);12);MOD([.J$2]-3-[.J$2]+3;7);1;1))) ; NOT(ISBLANK(OFFSET([.$D$4];MOD([.$B11]-([.J$1]-[.$H$1]);12);MOD([.J$2]-3-[.J$2]+4;7);1;1))) ; NOT(ISBLANK(OFFSET([.$D$4];MOD([.$B11]-([.J$1]-[.$I$1]);12);MOD([.J$2]-3-[.J$2]+5;7);1;1))) ; NOT(ISBLANK(OFFSET([.$D$4];MOD([.$B11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G#</text:p>
          </table:table-cell>
          <table:table-cell table:style-name="ce9" table:formula="of:=IF(OR( NOT(ISBLANK(OFFSET([.$D$4];MOD([.$B12]-([.D$1]-[.$D$1]);12);MOD([.D$2]-3-[.D$2]-0;7);1;1))) ; NOT(ISBLANK(OFFSET([.$D$4];MOD([.$B12]-([.D$1]-[.$E$1]);12);MOD([.D$2]-3-[.D$2]+1;7);1;1))) ; NOT(ISBLANK(OFFSET([.$D$4];MOD([.$B12]-([.D$1]-[.$F$1]);12);MOD([.D$2]-3-[.D$2]+2;7);1;1))) ; NOT(ISBLANK(OFFSET([.$D$4];MOD([.$B12]-([.D$1]-[.$G$1]);12);MOD([.D$2]-3-[.D$2]+3;7);1;1))) ; NOT(ISBLANK(OFFSET([.$D$4];MOD([.$B12]-([.D$1]-[.$H$1]);12);MOD([.D$2]-3-[.D$2]+4;7);1;1))) ; NOT(ISBLANK(OFFSET([.$D$4];MOD([.$B12]-([.D$1]-[.$I$1]);12);MOD([.D$2]-3-[.D$2]+5;7);1;1))) ; NOT(ISBLANK(OFFSET([.$D$4];MOD([.$B12]-([.D$1]-[.$J$1]);12);MOD([.D$2]-3-[.D$2]+6;7);1;1))) );&quot;x&quot;;&quot;&quot;)">
            <text:p/>
          </table:table-cell>
          <table:table-cell table:style-name="ce15" table:formula="of:=IF(OR( NOT(ISBLANK(OFFSET([.$D$4];MOD([.$B12]-([.E$1]-[.$D$1]);12);MOD([.E$2]-3-[.E$2]-0;7);1;1))) ; NOT(ISBLANK(OFFSET([.$D$4];MOD([.$B12]-([.E$1]-[.$E$1]);12);MOD([.E$2]-3-[.E$2]+1;7);1;1))) ; NOT(ISBLANK(OFFSET([.$D$4];MOD([.$B12]-([.E$1]-[.$F$1]);12);MOD([.E$2]-3-[.E$2]+2;7);1;1))) ; NOT(ISBLANK(OFFSET([.$D$4];MOD([.$B12]-([.E$1]-[.$G$1]);12);MOD([.E$2]-3-[.E$2]+3;7);1;1))) ; NOT(ISBLANK(OFFSET([.$D$4];MOD([.$B12]-([.E$1]-[.$H$1]);12);MOD([.E$2]-3-[.E$2]+4;7);1;1))) ; NOT(ISBLANK(OFFSET([.$D$4];MOD([.$B12]-([.E$1]-[.$I$1]);12);MOD([.E$2]-3-[.E$2]+5;7);1;1))) ; NOT(ISBLANK(OFFSET([.$D$4];MOD([.$B12]-([.E$1]-[.$J$1]);12);MOD([.E$2]-3-[.E$2]+6;7);1;1))) );&quot;x&quot;;&quot;&quot;)">
            <text:p/>
          </table:table-cell>
          <table:table-cell table:style-name="ce15" table:formula="of:=IF(OR( NOT(ISBLANK(OFFSET([.$D$4];MOD([.$B12]-([.F$1]-[.$D$1]);12);MOD([.F$2]-3-[.F$2]-0;7);1;1))) ; NOT(ISBLANK(OFFSET([.$D$4];MOD([.$B12]-([.F$1]-[.$E$1]);12);MOD([.F$2]-3-[.F$2]+1;7);1;1))) ; NOT(ISBLANK(OFFSET([.$D$4];MOD([.$B12]-([.F$1]-[.$F$1]);12);MOD([.F$2]-3-[.F$2]+2;7);1;1))) ; NOT(ISBLANK(OFFSET([.$D$4];MOD([.$B12]-([.F$1]-[.$G$1]);12);MOD([.F$2]-3-[.F$2]+3;7);1;1))) ; NOT(ISBLANK(OFFSET([.$D$4];MOD([.$B12]-([.F$1]-[.$H$1]);12);MOD([.F$2]-3-[.F$2]+4;7);1;1))) ; NOT(ISBLANK(OFFSET([.$D$4];MOD([.$B12]-([.F$1]-[.$I$1]);12);MOD([.F$2]-3-[.F$2]+5;7);1;1))) ; NOT(ISBLANK(OFFSET([.$D$4];MOD([.$B12]-([.F$1]-[.$J$1]);12);MOD([.F$2]-3-[.F$2]+6;7);1;1))) );&quot;x&quot;;&quot;&quot;)">
            <text:p/>
          </table:table-cell>
          <table:table-cell table:style-name="ce15" table:formula="of:=IF(OR( NOT(ISBLANK(OFFSET([.$D$4];MOD([.$B12]-([.G$1]-[.$D$1]);12);MOD([.G$2]-3-[.G$2]-0;7);1;1))) ; NOT(ISBLANK(OFFSET([.$D$4];MOD([.$B12]-([.G$1]-[.$E$1]);12);MOD([.G$2]-3-[.G$2]+1;7);1;1))) ; NOT(ISBLANK(OFFSET([.$D$4];MOD([.$B12]-([.G$1]-[.$F$1]);12);MOD([.G$2]-3-[.G$2]+2;7);1;1))) ; NOT(ISBLANK(OFFSET([.$D$4];MOD([.$B12]-([.G$1]-[.$G$1]);12);MOD([.G$2]-3-[.G$2]+3;7);1;1))) ; NOT(ISBLANK(OFFSET([.$D$4];MOD([.$B12]-([.G$1]-[.$H$1]);12);MOD([.G$2]-3-[.G$2]+4;7);1;1))) ; NOT(ISBLANK(OFFSET([.$D$4];MOD([.$B12]-([.G$1]-[.$I$1]);12);MOD([.G$2]-3-[.G$2]+5;7);1;1))) ; NOT(ISBLANK(OFFSET([.$D$4];MOD([.$B12]-([.G$1]-[.$J$1]);12);MOD([.G$2]-3-[.G$2]+6;7);1;1))) );&quot;x&quot;;&quot;&quot;)">
            <text:p/>
          </table:table-cell>
          <table:table-cell table:style-name="ce15" table:formula="of:=IF(OR( NOT(ISBLANK(OFFSET([.$D$4];MOD([.$B12]-([.H$1]-[.$D$1]);12);MOD([.H$2]-3-[.H$2]-0;7);1;1))) ; NOT(ISBLANK(OFFSET([.$D$4];MOD([.$B12]-([.H$1]-[.$E$1]);12);MOD([.H$2]-3-[.H$2]+1;7);1;1))) ; NOT(ISBLANK(OFFSET([.$D$4];MOD([.$B12]-([.H$1]-[.$F$1]);12);MOD([.H$2]-3-[.H$2]+2;7);1;1))) ; NOT(ISBLANK(OFFSET([.$D$4];MOD([.$B12]-([.H$1]-[.$G$1]);12);MOD([.H$2]-3-[.H$2]+3;7);1;1))) ; NOT(ISBLANK(OFFSET([.$D$4];MOD([.$B12]-([.H$1]-[.$H$1]);12);MOD([.H$2]-3-[.H$2]+4;7);1;1))) ; NOT(ISBLANK(OFFSET([.$D$4];MOD([.$B12]-([.H$1]-[.$I$1]);12);MOD([.H$2]-3-[.H$2]+5;7);1;1))) ; NOT(ISBLANK(OFFSET([.$D$4];MOD([.$B12]-([.H$1]-[.$J$1]);12);MOD([.H$2]-3-[.H$2]+6;7);1;1))) );&quot;x&quot;;&quot;&quot;)">
            <text:p/>
          </table:table-cell>
          <table:table-cell table:style-name="ce15" table:formula="of:=IF(OR( NOT(ISBLANK(OFFSET([.$D$4];MOD([.$B12]-([.I$1]-[.$D$1]);12);MOD([.I$2]-3-[.I$2]-0;7);1;1))) ; NOT(ISBLANK(OFFSET([.$D$4];MOD([.$B12]-([.I$1]-[.$E$1]);12);MOD([.I$2]-3-[.I$2]+1;7);1;1))) ; NOT(ISBLANK(OFFSET([.$D$4];MOD([.$B12]-([.I$1]-[.$F$1]);12);MOD([.I$2]-3-[.I$2]+2;7);1;1))) ; NOT(ISBLANK(OFFSET([.$D$4];MOD([.$B12]-([.I$1]-[.$G$1]);12);MOD([.I$2]-3-[.I$2]+3;7);1;1))) ; NOT(ISBLANK(OFFSET([.$D$4];MOD([.$B12]-([.I$1]-[.$H$1]);12);MOD([.I$2]-3-[.I$2]+4;7);1;1))) ; NOT(ISBLANK(OFFSET([.$D$4];MOD([.$B12]-([.I$1]-[.$I$1]);12);MOD([.I$2]-3-[.I$2]+5;7);1;1))) ; NOT(ISBLANK(OFFSET([.$D$4];MOD([.$B12]-([.I$1]-[.$J$1]);12);MOD([.I$2]-3-[.I$2]+6;7);1;1))) );&quot;x&quot;;&quot;&quot;)">
            <text:p/>
          </table:table-cell>
          <table:table-cell table:style-name="ce27" table:formula="of:=IF(OR( NOT(ISBLANK(OFFSET([.$D$4];MOD([.$B12]-([.J$1]-[.$D$1]);12);MOD([.J$2]-3-[.J$2]-0;7);1;1))) ; NOT(ISBLANK(OFFSET([.$D$4];MOD([.$B12]-([.J$1]-[.$E$1]);12);MOD([.J$2]-3-[.J$2]+1;7);1;1))) ; NOT(ISBLANK(OFFSET([.$D$4];MOD([.$B12]-([.J$1]-[.$F$1]);12);MOD([.J$2]-3-[.J$2]+2;7);1;1))) ; NOT(ISBLANK(OFFSET([.$D$4];MOD([.$B12]-([.J$1]-[.$G$1]);12);MOD([.J$2]-3-[.J$2]+3;7);1;1))) ; NOT(ISBLANK(OFFSET([.$D$4];MOD([.$B12]-([.J$1]-[.$H$1]);12);MOD([.J$2]-3-[.J$2]+4;7);1;1))) ; NOT(ISBLANK(OFFSET([.$D$4];MOD([.$B12]-([.J$1]-[.$I$1]);12);MOD([.J$2]-3-[.J$2]+5;7);1;1))) ; NOT(ISBLANK(OFFSET([.$D$4];MOD([.$B12]-([.J$1]-[.$J$1]);12);MOD([.J$2]-3-[.J$2]+6;7);1;1))) );&quot;x&quot;;&quot;&quot;)" office:value-type="string" office:string-value="x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A</text:p>
          </table:table-cell>
          <table:table-cell table:style-name="ce9" table:formula="of:=IF(OR( NOT(ISBLANK(OFFSET([.$D$4];MOD([.$B13]-([.D$1]-[.$D$1]);12);MOD([.D$2]-3-[.D$2]-0;7);1;1))) ; NOT(ISBLANK(OFFSET([.$D$4];MOD([.$B13]-([.D$1]-[.$E$1]);12);MOD([.D$2]-3-[.D$2]+1;7);1;1))) ; NOT(ISBLANK(OFFSET([.$D$4];MOD([.$B13]-([.D$1]-[.$F$1]);12);MOD([.D$2]-3-[.D$2]+2;7);1;1))) ; NOT(ISBLANK(OFFSET([.$D$4];MOD([.$B13]-([.D$1]-[.$G$1]);12);MOD([.D$2]-3-[.D$2]+3;7);1;1))) ; NOT(ISBLANK(OFFSET([.$D$4];MOD([.$B13]-([.D$1]-[.$H$1]);12);MOD([.D$2]-3-[.D$2]+4;7);1;1))) ; NOT(ISBLANK(OFFSET([.$D$4];MOD([.$B13]-([.D$1]-[.$I$1]);12);MOD([.D$2]-3-[.D$2]+5;7);1;1))) ; NOT(ISBLANK(OFFSET([.$D$4];MOD([.$B13]-([.D$1]-[.$J$1]);12);MOD([.D$2]-3-[.D$2]+6;7);1;1))) );&quot;x&quot;;&quot;&quot;)" office:value-type="string" office:string-value="x">
            <text:p>x</text:p>
          </table:table-cell>
          <table:table-cell table:style-name="ce15" table:formula="of:=IF(OR( NOT(ISBLANK(OFFSET([.$D$4];MOD([.$B13]-([.E$1]-[.$D$1]);12);MOD([.E$2]-3-[.E$2]-0;7);1;1))) ; NOT(ISBLANK(OFFSET([.$D$4];MOD([.$B13]-([.E$1]-[.$E$1]);12);MOD([.E$2]-3-[.E$2]+1;7);1;1))) ; NOT(ISBLANK(OFFSET([.$D$4];MOD([.$B13]-([.E$1]-[.$F$1]);12);MOD([.E$2]-3-[.E$2]+2;7);1;1))) ; NOT(ISBLANK(OFFSET([.$D$4];MOD([.$B13]-([.E$1]-[.$G$1]);12);MOD([.E$2]-3-[.E$2]+3;7);1;1))) ; NOT(ISBLANK(OFFSET([.$D$4];MOD([.$B13]-([.E$1]-[.$H$1]);12);MOD([.E$2]-3-[.E$2]+4;7);1;1))) ; NOT(ISBLANK(OFFSET([.$D$4];MOD([.$B13]-([.E$1]-[.$I$1]);12);MOD([.E$2]-3-[.E$2]+5;7);1;1))) ; NOT(ISBLANK(OFFSET([.$D$4];MOD([.$B13]-([.E$1]-[.$J$1]);12);MOD([.E$2]-3-[.E$2]+6;7);1;1))) );&quot;x&quot;;&quot;&quot;)">
            <text:p/>
          </table:table-cell>
          <table:table-cell table:style-name="ce15" table:formula="of:=IF(OR( NOT(ISBLANK(OFFSET([.$D$4];MOD([.$B13]-([.F$1]-[.$D$1]);12);MOD([.F$2]-3-[.F$2]-0;7);1;1))) ; NOT(ISBLANK(OFFSET([.$D$4];MOD([.$B13]-([.F$1]-[.$E$1]);12);MOD([.F$2]-3-[.F$2]+1;7);1;1))) ; NOT(ISBLANK(OFFSET([.$D$4];MOD([.$B13]-([.F$1]-[.$F$1]);12);MOD([.F$2]-3-[.F$2]+2;7);1;1))) ; NOT(ISBLANK(OFFSET([.$D$4];MOD([.$B13]-([.F$1]-[.$G$1]);12);MOD([.F$2]-3-[.F$2]+3;7);1;1))) ; NOT(ISBLANK(OFFSET([.$D$4];MOD([.$B13]-([.F$1]-[.$H$1]);12);MOD([.F$2]-3-[.F$2]+4;7);1;1))) ; NOT(ISBLANK(OFFSET([.$D$4];MOD([.$B13]-([.F$1]-[.$I$1]);12);MOD([.F$2]-3-[.F$2]+5;7);1;1))) ; NOT(ISBLANK(OFFSET([.$D$4];MOD([.$B13]-([.F$1]-[.$J$1]);12);MOD([.F$2]-3-[.F$2]+6;7);1;1))) );&quot;x&quot;;&quot;&quot;)">
            <text:p/>
          </table:table-cell>
          <table:table-cell table:style-name="ce15" table:formula="of:=IF(OR( NOT(ISBLANK(OFFSET([.$D$4];MOD([.$B13]-([.G$1]-[.$D$1]);12);MOD([.G$2]-3-[.G$2]-0;7);1;1))) ; NOT(ISBLANK(OFFSET([.$D$4];MOD([.$B13]-([.G$1]-[.$E$1]);12);MOD([.G$2]-3-[.G$2]+1;7);1;1))) ; NOT(ISBLANK(OFFSET([.$D$4];MOD([.$B13]-([.G$1]-[.$F$1]);12);MOD([.G$2]-3-[.G$2]+2;7);1;1))) ; NOT(ISBLANK(OFFSET([.$D$4];MOD([.$B13]-([.G$1]-[.$G$1]);12);MOD([.G$2]-3-[.G$2]+3;7);1;1))) ; NOT(ISBLANK(OFFSET([.$D$4];MOD([.$B13]-([.G$1]-[.$H$1]);12);MOD([.G$2]-3-[.G$2]+4;7);1;1))) ; NOT(ISBLANK(OFFSET([.$D$4];MOD([.$B13]-([.G$1]-[.$I$1]);12);MOD([.G$2]-3-[.G$2]+5;7);1;1))) ; NOT(ISBLANK(OFFSET([.$D$4];MOD([.$B13]-([.G$1]-[.$J$1]);12);MOD([.G$2]-3-[.G$2]+6;7);1;1))) );&quot;x&quot;;&quot;&quot;)">
            <text:p/>
          </table:table-cell>
          <table:table-cell table:style-name="ce15" table:formula="of:=IF(OR( NOT(ISBLANK(OFFSET([.$D$4];MOD([.$B13]-([.H$1]-[.$D$1]);12);MOD([.H$2]-3-[.H$2]-0;7);1;1))) ; NOT(ISBLANK(OFFSET([.$D$4];MOD([.$B13]-([.H$1]-[.$E$1]);12);MOD([.H$2]-3-[.H$2]+1;7);1;1))) ; NOT(ISBLANK(OFFSET([.$D$4];MOD([.$B13]-([.H$1]-[.$F$1]);12);MOD([.H$2]-3-[.H$2]+2;7);1;1))) ; NOT(ISBLANK(OFFSET([.$D$4];MOD([.$B13]-([.H$1]-[.$G$1]);12);MOD([.H$2]-3-[.H$2]+3;7);1;1))) ; NOT(ISBLANK(OFFSET([.$D$4];MOD([.$B13]-([.H$1]-[.$H$1]);12);MOD([.H$2]-3-[.H$2]+4;7);1;1))) ; NOT(ISBLANK(OFFSET([.$D$4];MOD([.$B13]-([.H$1]-[.$I$1]);12);MOD([.H$2]-3-[.H$2]+5;7);1;1))) ; NOT(ISBLANK(OFFSET([.$D$4];MOD([.$B13]-([.H$1]-[.$J$1]);12);MOD([.H$2]-3-[.H$2]+6;7);1;1))) );&quot;x&quot;;&quot;&quot;)">
            <text:p/>
          </table:table-cell>
          <table:table-cell table:style-name="ce15" table:formula="of:=IF(OR( NOT(ISBLANK(OFFSET([.$D$4];MOD([.$B13]-([.I$1]-[.$D$1]);12);MOD([.I$2]-3-[.I$2]-0;7);1;1))) ; NOT(ISBLANK(OFFSET([.$D$4];MOD([.$B13]-([.I$1]-[.$E$1]);12);MOD([.I$2]-3-[.I$2]+1;7);1;1))) ; NOT(ISBLANK(OFFSET([.$D$4];MOD([.$B13]-([.I$1]-[.$F$1]);12);MOD([.I$2]-3-[.I$2]+2;7);1;1))) ; NOT(ISBLANK(OFFSET([.$D$4];MOD([.$B13]-([.I$1]-[.$G$1]);12);MOD([.I$2]-3-[.I$2]+3;7);1;1))) ; NOT(ISBLANK(OFFSET([.$D$4];MOD([.$B13]-([.I$1]-[.$H$1]);12);MOD([.I$2]-3-[.I$2]+4;7);1;1))) ; NOT(ISBLANK(OFFSET([.$D$4];MOD([.$B13]-([.I$1]-[.$I$1]);12);MOD([.I$2]-3-[.I$2]+5;7);1;1))) ; NOT(ISBLANK(OFFSET([.$D$4];MOD([.$B13]-([.I$1]-[.$J$1]);12);MOD([.I$2]-3-[.I$2]+6;7);1;1))) );&quot;x&quot;;&quot;&quot;)">
            <text:p/>
          </table:table-cell>
          <table:table-cell table:style-name="ce27" table:formula="of:=IF(OR( NOT(ISBLANK(OFFSET([.$D$4];MOD([.$B13]-([.J$1]-[.$D$1]);12);MOD([.J$2]-3-[.J$2]-0;7);1;1))) ; NOT(ISBLANK(OFFSET([.$D$4];MOD([.$B13]-([.J$1]-[.$E$1]);12);MOD([.J$2]-3-[.J$2]+1;7);1;1))) ; NOT(ISBLANK(OFFSET([.$D$4];MOD([.$B13]-([.J$1]-[.$F$1]);12);MOD([.J$2]-3-[.J$2]+2;7);1;1))) ; NOT(ISBLANK(OFFSET([.$D$4];MOD([.$B13]-([.J$1]-[.$G$1]);12);MOD([.J$2]-3-[.J$2]+3;7);1;1))) ; NOT(ISBLANK(OFFSET([.$D$4];MOD([.$B13]-([.J$1]-[.$H$1]);12);MOD([.J$2]-3-[.J$2]+4;7);1;1))) ; NOT(ISBLANK(OFFSET([.$D$4];MOD([.$B13]-([.J$1]-[.$I$1]);12);MOD([.J$2]-3-[.J$2]+5;7);1;1))) ; NOT(ISBLANK(OFFSET([.$D$4];MOD([.$B13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A#</text:p>
          </table:table-cell>
          <table:table-cell table:style-name="ce9" table:formula="of:=IF(OR( NOT(ISBLANK(OFFSET([.$D$4];MOD([.$B14]-([.D$1]-[.$D$1]);12);MOD([.D$2]-3-[.D$2]-0;7);1;1))) ; NOT(ISBLANK(OFFSET([.$D$4];MOD([.$B14]-([.D$1]-[.$E$1]);12);MOD([.D$2]-3-[.D$2]+1;7);1;1))) ; NOT(ISBLANK(OFFSET([.$D$4];MOD([.$B14]-([.D$1]-[.$F$1]);12);MOD([.D$2]-3-[.D$2]+2;7);1;1))) ; NOT(ISBLANK(OFFSET([.$D$4];MOD([.$B14]-([.D$1]-[.$G$1]);12);MOD([.D$2]-3-[.D$2]+3;7);1;1))) ; NOT(ISBLANK(OFFSET([.$D$4];MOD([.$B14]-([.D$1]-[.$H$1]);12);MOD([.D$2]-3-[.D$2]+4;7);1;1))) ; NOT(ISBLANK(OFFSET([.$D$4];MOD([.$B14]-([.D$1]-[.$I$1]);12);MOD([.D$2]-3-[.D$2]+5;7);1;1))) ; NOT(ISBLANK(OFFSET([.$D$4];MOD([.$B14]-([.D$1]-[.$J$1]);12);MOD([.D$2]-3-[.D$2]+6;7);1;1))) );&quot;x&quot;;&quot;&quot;)">
            <text:p/>
          </table:table-cell>
          <table:table-cell table:style-name="ce15" table:formula="of:=IF(OR( NOT(ISBLANK(OFFSET([.$D$4];MOD([.$B14]-([.E$1]-[.$D$1]);12);MOD([.E$2]-3-[.E$2]-0;7);1;1))) ; NOT(ISBLANK(OFFSET([.$D$4];MOD([.$B14]-([.E$1]-[.$E$1]);12);MOD([.E$2]-3-[.E$2]+1;7);1;1))) ; NOT(ISBLANK(OFFSET([.$D$4];MOD([.$B14]-([.E$1]-[.$F$1]);12);MOD([.E$2]-3-[.E$2]+2;7);1;1))) ; NOT(ISBLANK(OFFSET([.$D$4];MOD([.$B14]-([.E$1]-[.$G$1]);12);MOD([.E$2]-3-[.E$2]+3;7);1;1))) ; NOT(ISBLANK(OFFSET([.$D$4];MOD([.$B14]-([.E$1]-[.$H$1]);12);MOD([.E$2]-3-[.E$2]+4;7);1;1))) ; NOT(ISBLANK(OFFSET([.$D$4];MOD([.$B14]-([.E$1]-[.$I$1]);12);MOD([.E$2]-3-[.E$2]+5;7);1;1))) ; NOT(ISBLANK(OFFSET([.$D$4];MOD([.$B14]-([.E$1]-[.$J$1]);12);MOD([.E$2]-3-[.E$2]+6;7);1;1))) );&quot;x&quot;;&quot;&quot;)">
            <text:p/>
          </table:table-cell>
          <table:table-cell table:style-name="ce15" table:formula="of:=IF(OR( NOT(ISBLANK(OFFSET([.$D$4];MOD([.$B14]-([.F$1]-[.$D$1]);12);MOD([.F$2]-3-[.F$2]-0;7);1;1))) ; NOT(ISBLANK(OFFSET([.$D$4];MOD([.$B14]-([.F$1]-[.$E$1]);12);MOD([.F$2]-3-[.F$2]+1;7);1;1))) ; NOT(ISBLANK(OFFSET([.$D$4];MOD([.$B14]-([.F$1]-[.$F$1]);12);MOD([.F$2]-3-[.F$2]+2;7);1;1))) ; NOT(ISBLANK(OFFSET([.$D$4];MOD([.$B14]-([.F$1]-[.$G$1]);12);MOD([.F$2]-3-[.F$2]+3;7);1;1))) ; NOT(ISBLANK(OFFSET([.$D$4];MOD([.$B14]-([.F$1]-[.$H$1]);12);MOD([.F$2]-3-[.F$2]+4;7);1;1))) ; NOT(ISBLANK(OFFSET([.$D$4];MOD([.$B14]-([.F$1]-[.$I$1]);12);MOD([.F$2]-3-[.F$2]+5;7);1;1))) ; NOT(ISBLANK(OFFSET([.$D$4];MOD([.$B14]-([.F$1]-[.$J$1]);12);MOD([.F$2]-3-[.F$2]+6;7);1;1))) );&quot;x&quot;;&quot;&quot;)">
            <text:p/>
          </table:table-cell>
          <table:table-cell table:style-name="ce15" table:formula="of:=IF(OR( NOT(ISBLANK(OFFSET([.$D$4];MOD([.$B14]-([.G$1]-[.$D$1]);12);MOD([.G$2]-3-[.G$2]-0;7);1;1))) ; NOT(ISBLANK(OFFSET([.$D$4];MOD([.$B14]-([.G$1]-[.$E$1]);12);MOD([.G$2]-3-[.G$2]+1;7);1;1))) ; NOT(ISBLANK(OFFSET([.$D$4];MOD([.$B14]-([.G$1]-[.$F$1]);12);MOD([.G$2]-3-[.G$2]+2;7);1;1))) ; NOT(ISBLANK(OFFSET([.$D$4];MOD([.$B14]-([.G$1]-[.$G$1]);12);MOD([.G$2]-3-[.G$2]+3;7);1;1))) ; NOT(ISBLANK(OFFSET([.$D$4];MOD([.$B14]-([.G$1]-[.$H$1]);12);MOD([.G$2]-3-[.G$2]+4;7);1;1))) ; NOT(ISBLANK(OFFSET([.$D$4];MOD([.$B14]-([.G$1]-[.$I$1]);12);MOD([.G$2]-3-[.G$2]+5;7);1;1))) ; NOT(ISBLANK(OFFSET([.$D$4];MOD([.$B14]-([.G$1]-[.$J$1]);12);MOD([.G$2]-3-[.G$2]+6;7);1;1))) );&quot;x&quot;;&quot;&quot;)">
            <text:p/>
          </table:table-cell>
          <table:table-cell table:style-name="ce15" table:formula="of:=IF(OR( NOT(ISBLANK(OFFSET([.$D$4];MOD([.$B14]-([.H$1]-[.$D$1]);12);MOD([.H$2]-3-[.H$2]-0;7);1;1))) ; NOT(ISBLANK(OFFSET([.$D$4];MOD([.$B14]-([.H$1]-[.$E$1]);12);MOD([.H$2]-3-[.H$2]+1;7);1;1))) ; NOT(ISBLANK(OFFSET([.$D$4];MOD([.$B14]-([.H$1]-[.$F$1]);12);MOD([.H$2]-3-[.H$2]+2;7);1;1))) ; NOT(ISBLANK(OFFSET([.$D$4];MOD([.$B14]-([.H$1]-[.$G$1]);12);MOD([.H$2]-3-[.H$2]+3;7);1;1))) ; NOT(ISBLANK(OFFSET([.$D$4];MOD([.$B14]-([.H$1]-[.$H$1]);12);MOD([.H$2]-3-[.H$2]+4;7);1;1))) ; NOT(ISBLANK(OFFSET([.$D$4];MOD([.$B14]-([.H$1]-[.$I$1]);12);MOD([.H$2]-3-[.H$2]+5;7);1;1))) ; NOT(ISBLANK(OFFSET([.$D$4];MOD([.$B14]-([.H$1]-[.$J$1]);12);MOD([.H$2]-3-[.H$2]+6;7);1;1))) );&quot;x&quot;;&quot;&quot;)">
            <text:p/>
          </table:table-cell>
          <table:table-cell table:style-name="ce15" table:formula="of:=IF(OR( NOT(ISBLANK(OFFSET([.$D$4];MOD([.$B14]-([.I$1]-[.$D$1]);12);MOD([.I$2]-3-[.I$2]-0;7);1;1))) ; NOT(ISBLANK(OFFSET([.$D$4];MOD([.$B14]-([.I$1]-[.$E$1]);12);MOD([.I$2]-3-[.I$2]+1;7);1;1))) ; NOT(ISBLANK(OFFSET([.$D$4];MOD([.$B14]-([.I$1]-[.$F$1]);12);MOD([.I$2]-3-[.I$2]+2;7);1;1))) ; NOT(ISBLANK(OFFSET([.$D$4];MOD([.$B14]-([.I$1]-[.$G$1]);12);MOD([.I$2]-3-[.I$2]+3;7);1;1))) ; NOT(ISBLANK(OFFSET([.$D$4];MOD([.$B14]-([.I$1]-[.$H$1]);12);MOD([.I$2]-3-[.I$2]+4;7);1;1))) ; NOT(ISBLANK(OFFSET([.$D$4];MOD([.$B14]-([.I$1]-[.$I$1]);12);MOD([.I$2]-3-[.I$2]+5;7);1;1))) ; NOT(ISBLANK(OFFSET([.$D$4];MOD([.$B14]-([.I$1]-[.$J$1]);12);MOD([.I$2]-3-[.I$2]+6;7);1;1))) );&quot;x&quot;;&quot;&quot;)">
            <text:p/>
          </table:table-cell>
          <table:table-cell table:style-name="ce27" table:formula="of:=IF(OR( NOT(ISBLANK(OFFSET([.$D$4];MOD([.$B14]-([.J$1]-[.$D$1]);12);MOD([.J$2]-3-[.J$2]-0;7);1;1))) ; NOT(ISBLANK(OFFSET([.$D$4];MOD([.$B14]-([.J$1]-[.$E$1]);12);MOD([.J$2]-3-[.J$2]+1;7);1;1))) ; NOT(ISBLANK(OFFSET([.$D$4];MOD([.$B14]-([.J$1]-[.$F$1]);12);MOD([.J$2]-3-[.J$2]+2;7);1;1))) ; NOT(ISBLANK(OFFSET([.$D$4];MOD([.$B14]-([.J$1]-[.$G$1]);12);MOD([.J$2]-3-[.J$2]+3;7);1;1))) ; NOT(ISBLANK(OFFSET([.$D$4];MOD([.$B14]-([.J$1]-[.$H$1]);12);MOD([.J$2]-3-[.J$2]+4;7);1;1))) ; NOT(ISBLANK(OFFSET([.$D$4];MOD([.$B14]-([.J$1]-[.$I$1]);12);MOD([.J$2]-3-[.J$2]+5;7);1;1))) ; NOT(ISBLANK(OFFSET([.$D$4];MOD([.$B14]-([.J$1]-[.$J$1]);12);MOD([.J$2]-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>
            <text:p>B</text:p>
          </table:table-cell>
          <table:table-cell table:style-name="ce10" table:formula="of:=IF(OR( NOT(ISBLANK(OFFSET([.$D$4];MOD([.$B15]-([.D$1]-[.$D$1]);12);MOD([.D$2]-3-[.D$2]-0;7);1;1))) ; NOT(ISBLANK(OFFSET([.$D$4];MOD([.$B15]-([.D$1]-[.$E$1]);12);MOD([.D$2]-3-[.D$2]+1;7);1;1))) ; NOT(ISBLANK(OFFSET([.$D$4];MOD([.$B15]-([.D$1]-[.$F$1]);12);MOD([.D$2]-3-[.D$2]+2;7);1;1))) ; NOT(ISBLANK(OFFSET([.$D$4];MOD([.$B15]-([.D$1]-[.$G$1]);12);MOD([.D$2]-3-[.D$2]+3;7);1;1))) ; NOT(ISBLANK(OFFSET([.$D$4];MOD([.$B15]-([.D$1]-[.$H$1]);12);MOD([.D$2]-3-[.D$2]+4;7);1;1))) ; NOT(ISBLANK(OFFSET([.$D$4];MOD([.$B15]-([.D$1]-[.$I$1]);12);MOD([.D$2]-3-[.D$2]+5;7);1;1))) ; NOT(ISBLANK(OFFSET([.$D$4];MOD([.$B15]-([.D$1]-[.$J$1]);12);MOD([.D$2]-3-[.D$2]+6;7);1;1))) );&quot;x&quot;;&quot;&quot;)">
            <text:p/>
          </table:table-cell>
          <table:table-cell table:style-name="ce18" table:formula="of:=IF(OR( NOT(ISBLANK(OFFSET([.$D$4];MOD([.$B15]-([.E$1]-[.$D$1]);12);MOD([.E$2]-3-[.E$2]-0;7);1;1))) ; NOT(ISBLANK(OFFSET([.$D$4];MOD([.$B15]-([.E$1]-[.$E$1]);12);MOD([.E$2]-3-[.E$2]+1;7);1;1))) ; NOT(ISBLANK(OFFSET([.$D$4];MOD([.$B15]-([.E$1]-[.$F$1]);12);MOD([.E$2]-3-[.E$2]+2;7);1;1))) ; NOT(ISBLANK(OFFSET([.$D$4];MOD([.$B15]-([.E$1]-[.$G$1]);12);MOD([.E$2]-3-[.E$2]+3;7);1;1))) ; NOT(ISBLANK(OFFSET([.$D$4];MOD([.$B15]-([.E$1]-[.$H$1]);12);MOD([.E$2]-3-[.E$2]+4;7);1;1))) ; NOT(ISBLANK(OFFSET([.$D$4];MOD([.$B15]-([.E$1]-[.$I$1]);12);MOD([.E$2]-3-[.E$2]+5;7);1;1))) ; NOT(ISBLANK(OFFSET([.$D$4];MOD([.$B15]-([.E$1]-[.$J$1]);12);MOD([.E$2]-3-[.E$2]+6;7);1;1))) );&quot;x&quot;;&quot;&quot;)" office:value-type="string" office:string-value="x">
            <text:p>x</text:p>
          </table:table-cell>
          <table:table-cell table:style-name="ce18" table:formula="of:=IF(OR( NOT(ISBLANK(OFFSET([.$D$4];MOD([.$B15]-([.F$1]-[.$D$1]);12);MOD([.F$2]-3-[.F$2]-0;7);1;1))) ; NOT(ISBLANK(OFFSET([.$D$4];MOD([.$B15]-([.F$1]-[.$E$1]);12);MOD([.F$2]-3-[.F$2]+1;7);1;1))) ; NOT(ISBLANK(OFFSET([.$D$4];MOD([.$B15]-([.F$1]-[.$F$1]);12);MOD([.F$2]-3-[.F$2]+2;7);1;1))) ; NOT(ISBLANK(OFFSET([.$D$4];MOD([.$B15]-([.F$1]-[.$G$1]);12);MOD([.F$2]-3-[.F$2]+3;7);1;1))) ; NOT(ISBLANK(OFFSET([.$D$4];MOD([.$B15]-([.F$1]-[.$H$1]);12);MOD([.F$2]-3-[.F$2]+4;7);1;1))) ; NOT(ISBLANK(OFFSET([.$D$4];MOD([.$B15]-([.F$1]-[.$I$1]);12);MOD([.F$2]-3-[.F$2]+5;7);1;1))) ; NOT(ISBLANK(OFFSET([.$D$4];MOD([.$B15]-([.F$1]-[.$J$1]);12);MOD([.F$2]-3-[.F$2]+6;7);1;1))) );&quot;x&quot;;&quot;&quot;)">
            <text:p/>
          </table:table-cell>
          <table:table-cell table:style-name="ce18" table:formula="of:=IF(OR( NOT(ISBLANK(OFFSET([.$D$4];MOD([.$B15]-([.G$1]-[.$D$1]);12);MOD([.G$2]-3-[.G$2]-0;7);1;1))) ; NOT(ISBLANK(OFFSET([.$D$4];MOD([.$B15]-([.G$1]-[.$E$1]);12);MOD([.G$2]-3-[.G$2]+1;7);1;1))) ; NOT(ISBLANK(OFFSET([.$D$4];MOD([.$B15]-([.G$1]-[.$F$1]);12);MOD([.G$2]-3-[.G$2]+2;7);1;1))) ; NOT(ISBLANK(OFFSET([.$D$4];MOD([.$B15]-([.G$1]-[.$G$1]);12);MOD([.G$2]-3-[.G$2]+3;7);1;1))) ; NOT(ISBLANK(OFFSET([.$D$4];MOD([.$B15]-([.G$1]-[.$H$1]);12);MOD([.G$2]-3-[.G$2]+4;7);1;1))) ; NOT(ISBLANK(OFFSET([.$D$4];MOD([.$B15]-([.G$1]-[.$I$1]);12);MOD([.G$2]-3-[.G$2]+5;7);1;1))) ; NOT(ISBLANK(OFFSET([.$D$4];MOD([.$B15]-([.G$1]-[.$J$1]);12);MOD([.G$2]-3-[.G$2]+6;7);1;1))) );&quot;x&quot;;&quot;&quot;)">
            <text:p/>
          </table:table-cell>
          <table:table-cell table:style-name="ce18" table:formula="of:=IF(OR( NOT(ISBLANK(OFFSET([.$D$4];MOD([.$B15]-([.H$1]-[.$D$1]);12);MOD([.H$2]-3-[.H$2]-0;7);1;1))) ; NOT(ISBLANK(OFFSET([.$D$4];MOD([.$B15]-([.H$1]-[.$E$1]);12);MOD([.H$2]-3-[.H$2]+1;7);1;1))) ; NOT(ISBLANK(OFFSET([.$D$4];MOD([.$B15]-([.H$1]-[.$F$1]);12);MOD([.H$2]-3-[.H$2]+2;7);1;1))) ; NOT(ISBLANK(OFFSET([.$D$4];MOD([.$B15]-([.H$1]-[.$G$1]);12);MOD([.H$2]-3-[.H$2]+3;7);1;1))) ; NOT(ISBLANK(OFFSET([.$D$4];MOD([.$B15]-([.H$1]-[.$H$1]);12);MOD([.H$2]-3-[.H$2]+4;7);1;1))) ; NOT(ISBLANK(OFFSET([.$D$4];MOD([.$B15]-([.H$1]-[.$I$1]);12);MOD([.H$2]-3-[.H$2]+5;7);1;1))) ; NOT(ISBLANK(OFFSET([.$D$4];MOD([.$B15]-([.H$1]-[.$J$1]);12);MOD([.H$2]-3-[.H$2]+6;7);1;1))) );&quot;x&quot;;&quot;&quot;)">
            <text:p/>
          </table:table-cell>
          <table:table-cell table:style-name="ce18" table:formula="of:=IF(OR( NOT(ISBLANK(OFFSET([.$D$4];MOD([.$B15]-([.I$1]-[.$D$1]);12);MOD([.I$2]-3-[.I$2]-0;7);1;1))) ; NOT(ISBLANK(OFFSET([.$D$4];MOD([.$B15]-([.I$1]-[.$E$1]);12);MOD([.I$2]-3-[.I$2]+1;7);1;1))) ; NOT(ISBLANK(OFFSET([.$D$4];MOD([.$B15]-([.I$1]-[.$F$1]);12);MOD([.I$2]-3-[.I$2]+2;7);1;1))) ; NOT(ISBLANK(OFFSET([.$D$4];MOD([.$B15]-([.I$1]-[.$G$1]);12);MOD([.I$2]-3-[.I$2]+3;7);1;1))) ; NOT(ISBLANK(OFFSET([.$D$4];MOD([.$B15]-([.I$1]-[.$H$1]);12);MOD([.I$2]-3-[.I$2]+4;7);1;1))) ; NOT(ISBLANK(OFFSET([.$D$4];MOD([.$B15]-([.I$1]-[.$I$1]);12);MOD([.I$2]-3-[.I$2]+5;7);1;1))) ; NOT(ISBLANK(OFFSET([.$D$4];MOD([.$B15]-([.I$1]-[.$J$1]);12);MOD([.I$2]-3-[.I$2]+6;7);1;1))) );&quot;x&quot;;&quot;&quot;)">
            <text:p/>
          </table:table-cell>
          <table:table-cell table:style-name="ce28" table:formula="of:=IF(OR( NOT(ISBLANK(OFFSET([.$D$4];MOD([.$B15]-([.J$1]-[.$D$1]);12);MOD([.J$2]-3-[.J$2]-0;7);1;1))) ; NOT(ISBLANK(OFFSET([.$D$4];MOD([.$B15]-([.J$1]-[.$E$1]);12);MOD([.J$2]-3-[.J$2]+1;7);1;1))) ; NOT(ISBLANK(OFFSET([.$D$4];MOD([.$B15]-([.J$1]-[.$F$1]);12);MOD([.J$2]-3-[.J$2]+2;7);1;1))) ; NOT(ISBLANK(OFFSET([.$D$4];MOD([.$B15]-([.J$1]-[.$G$1]);12);MOD([.J$2]-3-[.J$2]+3;7);1;1))) ; NOT(ISBLANK(OFFSET([.$D$4];MOD([.$B15]-([.J$1]-[.$H$1]);12);MOD([.J$2]-3-[.J$2]+4;7);1;1))) ; NOT(ISBLANK(OFFSET([.$D$4];MOD([.$B15]-([.J$1]-[.$I$1]);12);MOD([.J$2]-3-[.J$2]+5;7);1;1))) ; NOT(ISBLANK(OFFSET([.$D$4];MOD([.$B15]-([.J$1]-[.$J$1]);12);MOD([.J$2]-3-[.J$2]+6;7);1;1))) );&quot;x&quot;;&quot;&quot;)">
            <text:p/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5" table:number-columns-repeated="7"/>
          <table:table-cell table:number-columns-repeated="1014"/>
        </table:table-row>
        <table:table-row table:style-name="ro1">
          <table:table-cell/>
          <table:table-cell table:style-name="ce5" office:value-type="string" table:number-columns-spanned="2" table:number-rows-spanned="2">
            <text:p>Backward :</text:p>
            <text:p>Mode -&gt; Mode - 3</text:p>
          </table:table-cell>
          <table:covered-table-cell table:style-name="ce6"/>
          <table:table-cell table:number-columns-repeated="8"/>
          <table:table-cell table:style-name="ce29" office:value-type="string">
            <text:p>Transitions:</text:p>
          </table:table-cell>
          <table:table-cell table:number-columns-repeated="1012"/>
        </table:table-row>
        <table:table-row table:style-name="ro1">
          <table:table-cell/>
          <table:covered-table-cell table:style-name="ce3"/>
          <table:covered-table-cell table:style-name="ce7"/>
          <table:table-cell table:style-name="ce11" office:value-type="string">
            <text:p>Majeur</text:p>
          </table:table-cell>
          <table:table-cell table:style-name="ce16" office:value-type="string">
            <text:p>Dorien</text:p>
          </table:table-cell>
          <table:table-cell table:style-name="ce17" office:value-type="string">
            <text:p>Phrygien</text:p>
          </table:table-cell>
          <table:table-cell table:style-name="ce17" office:value-type="string">
            <text:p>Lydien</text:p>
          </table:table-cell>
          <table:table-cell table:style-name="ce16" office:value-type="string">
            <text:p>Mixolydien</text:p>
          </table:table-cell>
          <table:table-cell table:style-name="ce16" office:value-type="string">
            <text:p>Mineur</text:p>
          </table:table-cell>
          <table:table-cell table:style-name="ce23" office:value-type="string">
            <text:p>Locrien</text:p>
          </table:table-cell>
          <table:table-cell/>
          <table:table-cell office:value-type="string">
            <text:p>Direct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>
            <text:p>C</text:p>
          </table:table-cell>
          <table:table-cell table:style-name="ce12" table:formula="of:=IF(OR( NOT(ISBLANK(OFFSET([.$D$4];MOD([.$B4]-([.D$1]-[.$D$1]);12);MOD([.D$2]+3-[.D$2]-0;7);1;1))) ; NOT(ISBLANK(OFFSET([.$D$4];MOD([.$B4]-([.D$1]-[.$E$1]);12);MOD([.D$2]+3-[.D$2]+1;7);1;1))) ; NOT(ISBLANK(OFFSET([.$D$4];MOD([.$B4]-([.D$1]-[.$F$1]);12);MOD([.D$2]+3-[.D$2]+2;7);1;1))) ; NOT(ISBLANK(OFFSET([.$D$4];MOD([.$B4]-([.D$1]-[.$G$1]);12);MOD([.D$2]+3-[.D$2]+3;7);1;1))) ; NOT(ISBLANK(OFFSET([.$D$4];MOD([.$B4]-([.D$1]-[.$H$1]);12);MOD([.D$2]+3-[.D$2]+4;7);1;1))) ; NOT(ISBLANK(OFFSET([.$D$4];MOD([.$B4]-([.D$1]-[.$I$1]);12);MOD([.D$2]+3-[.D$2]+5;7);1;1))) ; NOT(ISBLANK(OFFSET([.$D$4];MOD([.$B4]-([.D$1]-[.$J$1]);12);MOD([.D$2]+3-[.D$2]+6;7);1;1))) );&quot;x&quot;;&quot;&quot;)">
            <text:p/>
          </table:table-cell>
          <table:table-cell table:style-name="ce19" table:formula="of:=IF(OR( NOT(ISBLANK(OFFSET([.$D$4];MOD([.$B4]-([.E$1]-[.$D$1]);12);MOD([.E$2]+3-[.E$2]-0;7);1;1))) ; NOT(ISBLANK(OFFSET([.$D$4];MOD([.$B4]-([.E$1]-[.$E$1]);12);MOD([.E$2]+3-[.E$2]+1;7);1;1))) ; NOT(ISBLANK(OFFSET([.$D$4];MOD([.$B4]-([.E$1]-[.$F$1]);12);MOD([.E$2]+3-[.E$2]+2;7);1;1))) ; NOT(ISBLANK(OFFSET([.$D$4];MOD([.$B4]-([.E$1]-[.$G$1]);12);MOD([.E$2]+3-[.E$2]+3;7);1;1))) ; NOT(ISBLANK(OFFSET([.$D$4];MOD([.$B4]-([.E$1]-[.$H$1]);12);MOD([.E$2]+3-[.E$2]+4;7);1;1))) ; NOT(ISBLANK(OFFSET([.$D$4];MOD([.$B4]-([.E$1]-[.$I$1]);12);MOD([.E$2]+3-[.E$2]+5;7);1;1))) ; NOT(ISBLANK(OFFSET([.$D$4];MOD([.$B4]-([.E$1]-[.$J$1]);12);MOD([.E$2]+3-[.E$2]+6;7);1;1))) );&quot;x&quot;;&quot;&quot;)">
            <text:p/>
          </table:table-cell>
          <table:table-cell table:style-name="ce19" table:formula="of:=IF(OR( NOT(ISBLANK(OFFSET([.$D$4];MOD([.$B4]-([.F$1]-[.$D$1]);12);MOD([.F$2]+3-[.F$2]-0;7);1;1))) ; NOT(ISBLANK(OFFSET([.$D$4];MOD([.$B4]-([.F$1]-[.$E$1]);12);MOD([.F$2]+3-[.F$2]+1;7);1;1))) ; NOT(ISBLANK(OFFSET([.$D$4];MOD([.$B4]-([.F$1]-[.$F$1]);12);MOD([.F$2]+3-[.F$2]+2;7);1;1))) ; NOT(ISBLANK(OFFSET([.$D$4];MOD([.$B4]-([.F$1]-[.$G$1]);12);MOD([.F$2]+3-[.F$2]+3;7);1;1))) ; NOT(ISBLANK(OFFSET([.$D$4];MOD([.$B4]-([.F$1]-[.$H$1]);12);MOD([.F$2]+3-[.F$2]+4;7);1;1))) ; NOT(ISBLANK(OFFSET([.$D$4];MOD([.$B4]-([.F$1]-[.$I$1]);12);MOD([.F$2]+3-[.F$2]+5;7);1;1))) ; NOT(ISBLANK(OFFSET([.$D$4];MOD([.$B4]-([.F$1]-[.$J$1]);12);MOD([.F$2]+3-[.F$2]+6;7);1;1))) );&quot;x&quot;;&quot;&quot;)">
            <text:p/>
          </table:table-cell>
          <table:table-cell table:style-name="ce19" table:formula="of:=IF(OR( NOT(ISBLANK(OFFSET([.$D$4];MOD([.$B4]-([.G$1]-[.$D$1]);12);MOD([.G$2]+3-[.G$2]-0;7);1;1))) ; NOT(ISBLANK(OFFSET([.$D$4];MOD([.$B4]-([.G$1]-[.$E$1]);12);MOD([.G$2]+3-[.G$2]+1;7);1;1))) ; NOT(ISBLANK(OFFSET([.$D$4];MOD([.$B4]-([.G$1]-[.$F$1]);12);MOD([.G$2]+3-[.G$2]+2;7);1;1))) ; NOT(ISBLANK(OFFSET([.$D$4];MOD([.$B4]-([.G$1]-[.$G$1]);12);MOD([.G$2]+3-[.G$2]+3;7);1;1))) ; NOT(ISBLANK(OFFSET([.$D$4];MOD([.$B4]-([.G$1]-[.$H$1]);12);MOD([.G$2]+3-[.G$2]+4;7);1;1))) ; NOT(ISBLANK(OFFSET([.$D$4];MOD([.$B4]-([.G$1]-[.$I$1]);12);MOD([.G$2]+3-[.G$2]+5;7);1;1))) ; NOT(ISBLANK(OFFSET([.$D$4];MOD([.$B4]-([.G$1]-[.$J$1]);12);MOD([.G$2]+3-[.G$2]+6;7);1;1))) );&quot;x&quot;;&quot;&quot;)" office:value-type="string" office:string-value="x">
            <text:p>x</text:p>
          </table:table-cell>
          <table:table-cell table:style-name="ce19" table:formula="of:=IF(OR( NOT(ISBLANK(OFFSET([.$D$4];MOD([.$B4]-([.H$1]-[.$D$1]);12);MOD([.H$2]+3-[.H$2]-0;7);1;1))) ; NOT(ISBLANK(OFFSET([.$D$4];MOD([.$B4]-([.H$1]-[.$E$1]);12);MOD([.H$2]+3-[.H$2]+1;7);1;1))) ; NOT(ISBLANK(OFFSET([.$D$4];MOD([.$B4]-([.H$1]-[.$F$1]);12);MOD([.H$2]+3-[.H$2]+2;7);1;1))) ; NOT(ISBLANK(OFFSET([.$D$4];MOD([.$B4]-([.H$1]-[.$G$1]);12);MOD([.H$2]+3-[.H$2]+3;7);1;1))) ; NOT(ISBLANK(OFFSET([.$D$4];MOD([.$B4]-([.H$1]-[.$H$1]);12);MOD([.H$2]+3-[.H$2]+4;7);1;1))) ; NOT(ISBLANK(OFFSET([.$D$4];MOD([.$B4]-([.H$1]-[.$I$1]);12);MOD([.H$2]+3-[.H$2]+5;7);1;1))) ; NOT(ISBLANK(OFFSET([.$D$4];MOD([.$B4]-([.H$1]-[.$J$1]);12);MOD([.H$2]+3-[.H$2]+6;7);1;1))) );&quot;x&quot;;&quot;&quot;)">
            <text:p/>
          </table:table-cell>
          <table:table-cell table:style-name="ce19" table:formula="of:=IF(OR( NOT(ISBLANK(OFFSET([.$D$4];MOD([.$B4]-([.I$1]-[.$D$1]);12);MOD([.I$2]+3-[.I$2]-0;7);1;1))) ; NOT(ISBLANK(OFFSET([.$D$4];MOD([.$B4]-([.I$1]-[.$E$1]);12);MOD([.I$2]+3-[.I$2]+1;7);1;1))) ; NOT(ISBLANK(OFFSET([.$D$4];MOD([.$B4]-([.I$1]-[.$F$1]);12);MOD([.I$2]+3-[.I$2]+2;7);1;1))) ; NOT(ISBLANK(OFFSET([.$D$4];MOD([.$B4]-([.I$1]-[.$G$1]);12);MOD([.I$2]+3-[.I$2]+3;7);1;1))) ; NOT(ISBLANK(OFFSET([.$D$4];MOD([.$B4]-([.I$1]-[.$H$1]);12);MOD([.I$2]+3-[.I$2]+4;7);1;1))) ; NOT(ISBLANK(OFFSET([.$D$4];MOD([.$B4]-([.I$1]-[.$I$1]);12);MOD([.I$2]+3-[.I$2]+5;7);1;1))) ; NOT(ISBLANK(OFFSET([.$D$4];MOD([.$B4]-([.I$1]-[.$J$1]);12);MOD([.I$2]+3-[.I$2]+6;7);1;1))) );&quot;x&quot;;&quot;&quot;)">
            <text:p/>
          </table:table-cell>
          <table:table-cell table:style-name="ce24" table:formula="of:=IF(OR( NOT(ISBLANK(OFFSET([.$D$4];MOD([.$B4]-([.J$1]-[.$D$1]);12);MOD([.J$2]+3-[.J$2]-0;7);1;1))) ; NOT(ISBLANK(OFFSET([.$D$4];MOD([.$B4]-([.J$1]-[.$E$1]);12);MOD([.J$2]+3-[.J$2]+1;7);1;1))) ; NOT(ISBLANK(OFFSET([.$D$4];MOD([.$B4]-([.J$1]-[.$F$1]);12);MOD([.J$2]+3-[.J$2]+2;7);1;1))) ; NOT(ISBLANK(OFFSET([.$D$4];MOD([.$B4]-([.J$1]-[.$G$1]);12);MOD([.J$2]+3-[.J$2]+3;7);1;1))) ; NOT(ISBLANK(OFFSET([.$D$4];MOD([.$B4]-([.J$1]-[.$H$1]);12);MOD([.J$2]+3-[.J$2]+4;7);1;1))) ; NOT(ISBLANK(OFFSET([.$D$4];MOD([.$B4]-([.J$1]-[.$I$1]);12);MOD([.J$2]+3-[.J$2]+5;7);1;1))) ; NOT(ISBLANK(OFFSET([.$D$4];MOD([.$B4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C#</text:p>
          </table:table-cell>
          <table:table-cell table:style-name="ce13" table:formula="of:=IF(OR( NOT(ISBLANK(OFFSET([.$D$4];MOD([.$B5]-([.D$1]-[.$D$1]);12);MOD([.D$2]+3-[.D$2]-0;7);1;1))) ; NOT(ISBLANK(OFFSET([.$D$4];MOD([.$B5]-([.D$1]-[.$E$1]);12);MOD([.D$2]+3-[.D$2]+1;7);1;1))) ; NOT(ISBLANK(OFFSET([.$D$4];MOD([.$B5]-([.D$1]-[.$F$1]);12);MOD([.D$2]+3-[.D$2]+2;7);1;1))) ; NOT(ISBLANK(OFFSET([.$D$4];MOD([.$B5]-([.D$1]-[.$G$1]);12);MOD([.D$2]+3-[.D$2]+3;7);1;1))) ; NOT(ISBLANK(OFFSET([.$D$4];MOD([.$B5]-([.D$1]-[.$H$1]);12);MOD([.D$2]+3-[.D$2]+4;7);1;1))) ; NOT(ISBLANK(OFFSET([.$D$4];MOD([.$B5]-([.D$1]-[.$I$1]);12);MOD([.D$2]+3-[.D$2]+5;7);1;1))) ; NOT(ISBLANK(OFFSET([.$D$4];MOD([.$B5]-([.D$1]-[.$J$1]);12);MOD([.D$2]+3-[.D$2]+6;7);1;1))) );&quot;x&quot;;&quot;&quot;)">
            <text:p/>
          </table:table-cell>
          <table:table-cell table:style-name="ce20" table:formula="of:=IF(OR( NOT(ISBLANK(OFFSET([.$D$4];MOD([.$B5]-([.E$1]-[.$D$1]);12);MOD([.E$2]+3-[.E$2]-0;7);1;1))) ; NOT(ISBLANK(OFFSET([.$D$4];MOD([.$B5]-([.E$1]-[.$E$1]);12);MOD([.E$2]+3-[.E$2]+1;7);1;1))) ; NOT(ISBLANK(OFFSET([.$D$4];MOD([.$B5]-([.E$1]-[.$F$1]);12);MOD([.E$2]+3-[.E$2]+2;7);1;1))) ; NOT(ISBLANK(OFFSET([.$D$4];MOD([.$B5]-([.E$1]-[.$G$1]);12);MOD([.E$2]+3-[.E$2]+3;7);1;1))) ; NOT(ISBLANK(OFFSET([.$D$4];MOD([.$B5]-([.E$1]-[.$H$1]);12);MOD([.E$2]+3-[.E$2]+4;7);1;1))) ; NOT(ISBLANK(OFFSET([.$D$4];MOD([.$B5]-([.E$1]-[.$I$1]);12);MOD([.E$2]+3-[.E$2]+5;7);1;1))) ; NOT(ISBLANK(OFFSET([.$D$4];MOD([.$B5]-([.E$1]-[.$J$1]);12);MOD([.E$2]+3-[.E$2]+6;7);1;1))) );&quot;x&quot;;&quot;&quot;)">
            <text:p/>
          </table:table-cell>
          <table:table-cell table:style-name="ce20" table:formula="of:=IF(OR( NOT(ISBLANK(OFFSET([.$D$4];MOD([.$B5]-([.F$1]-[.$D$1]);12);MOD([.F$2]+3-[.F$2]-0;7);1;1))) ; NOT(ISBLANK(OFFSET([.$D$4];MOD([.$B5]-([.F$1]-[.$E$1]);12);MOD([.F$2]+3-[.F$2]+1;7);1;1))) ; NOT(ISBLANK(OFFSET([.$D$4];MOD([.$B5]-([.F$1]-[.$F$1]);12);MOD([.F$2]+3-[.F$2]+2;7);1;1))) ; NOT(ISBLANK(OFFSET([.$D$4];MOD([.$B5]-([.F$1]-[.$G$1]);12);MOD([.F$2]+3-[.F$2]+3;7);1;1))) ; NOT(ISBLANK(OFFSET([.$D$4];MOD([.$B5]-([.F$1]-[.$H$1]);12);MOD([.F$2]+3-[.F$2]+4;7);1;1))) ; NOT(ISBLANK(OFFSET([.$D$4];MOD([.$B5]-([.F$1]-[.$I$1]);12);MOD([.F$2]+3-[.F$2]+5;7);1;1))) ; NOT(ISBLANK(OFFSET([.$D$4];MOD([.$B5]-([.F$1]-[.$J$1]);12);MOD([.F$2]+3-[.F$2]+6;7);1;1))) );&quot;x&quot;;&quot;&quot;)">
            <text:p/>
          </table:table-cell>
          <table:table-cell table:style-name="ce20" table:formula="of:=IF(OR( NOT(ISBLANK(OFFSET([.$D$4];MOD([.$B5]-([.G$1]-[.$D$1]);12);MOD([.G$2]+3-[.G$2]-0;7);1;1))) ; NOT(ISBLANK(OFFSET([.$D$4];MOD([.$B5]-([.G$1]-[.$E$1]);12);MOD([.G$2]+3-[.G$2]+1;7);1;1))) ; NOT(ISBLANK(OFFSET([.$D$4];MOD([.$B5]-([.G$1]-[.$F$1]);12);MOD([.G$2]+3-[.G$2]+2;7);1;1))) ; NOT(ISBLANK(OFFSET([.$D$4];MOD([.$B5]-([.G$1]-[.$G$1]);12);MOD([.G$2]+3-[.G$2]+3;7);1;1))) ; NOT(ISBLANK(OFFSET([.$D$4];MOD([.$B5]-([.G$1]-[.$H$1]);12);MOD([.G$2]+3-[.G$2]+4;7);1;1))) ; NOT(ISBLANK(OFFSET([.$D$4];MOD([.$B5]-([.G$1]-[.$I$1]);12);MOD([.G$2]+3-[.G$2]+5;7);1;1))) ; NOT(ISBLANK(OFFSET([.$D$4];MOD([.$B5]-([.G$1]-[.$J$1]);12);MOD([.G$2]+3-[.G$2]+6;7);1;1))) );&quot;x&quot;;&quot;&quot;)">
            <text:p/>
          </table:table-cell>
          <table:table-cell table:style-name="ce20" table:formula="of:=IF(OR( NOT(ISBLANK(OFFSET([.$D$4];MOD([.$B5]-([.H$1]-[.$D$1]);12);MOD([.H$2]+3-[.H$2]-0;7);1;1))) ; NOT(ISBLANK(OFFSET([.$D$4];MOD([.$B5]-([.H$1]-[.$E$1]);12);MOD([.H$2]+3-[.H$2]+1;7);1;1))) ; NOT(ISBLANK(OFFSET([.$D$4];MOD([.$B5]-([.H$1]-[.$F$1]);12);MOD([.H$2]+3-[.H$2]+2;7);1;1))) ; NOT(ISBLANK(OFFSET([.$D$4];MOD([.$B5]-([.H$1]-[.$G$1]);12);MOD([.H$2]+3-[.H$2]+3;7);1;1))) ; NOT(ISBLANK(OFFSET([.$D$4];MOD([.$B5]-([.H$1]-[.$H$1]);12);MOD([.H$2]+3-[.H$2]+4;7);1;1))) ; NOT(ISBLANK(OFFSET([.$D$4];MOD([.$B5]-([.H$1]-[.$I$1]);12);MOD([.H$2]+3-[.H$2]+5;7);1;1))) ; NOT(ISBLANK(OFFSET([.$D$4];MOD([.$B5]-([.H$1]-[.$J$1]);12);MOD([.H$2]+3-[.H$2]+6;7);1;1))) );&quot;x&quot;;&quot;&quot;)">
            <text:p/>
          </table:table-cell>
          <table:table-cell table:style-name="ce20" table:formula="of:=IF(OR( NOT(ISBLANK(OFFSET([.$D$4];MOD([.$B5]-([.I$1]-[.$D$1]);12);MOD([.I$2]+3-[.I$2]-0;7);1;1))) ; NOT(ISBLANK(OFFSET([.$D$4];MOD([.$B5]-([.I$1]-[.$E$1]);12);MOD([.I$2]+3-[.I$2]+1;7);1;1))) ; NOT(ISBLANK(OFFSET([.$D$4];MOD([.$B5]-([.I$1]-[.$F$1]);12);MOD([.I$2]+3-[.I$2]+2;7);1;1))) ; NOT(ISBLANK(OFFSET([.$D$4];MOD([.$B5]-([.I$1]-[.$G$1]);12);MOD([.I$2]+3-[.I$2]+3;7);1;1))) ; NOT(ISBLANK(OFFSET([.$D$4];MOD([.$B5]-([.I$1]-[.$H$1]);12);MOD([.I$2]+3-[.I$2]+4;7);1;1))) ; NOT(ISBLANK(OFFSET([.$D$4];MOD([.$B5]-([.I$1]-[.$I$1]);12);MOD([.I$2]+3-[.I$2]+5;7);1;1))) ; NOT(ISBLANK(OFFSET([.$D$4];MOD([.$B5]-([.I$1]-[.$J$1]);12);MOD([.I$2]+3-[.I$2]+6;7);1;1))) );&quot;x&quot;;&quot;&quot;)">
            <text:p/>
          </table:table-cell>
          <table:table-cell table:style-name="ce25" table:formula="of:=IF(OR( NOT(ISBLANK(OFFSET([.$D$4];MOD([.$B5]-([.J$1]-[.$D$1]);12);MOD([.J$2]+3-[.J$2]-0;7);1;1))) ; NOT(ISBLANK(OFFSET([.$D$4];MOD([.$B5]-([.J$1]-[.$E$1]);12);MOD([.J$2]+3-[.J$2]+1;7);1;1))) ; NOT(ISBLANK(OFFSET([.$D$4];MOD([.$B5]-([.J$1]-[.$F$1]);12);MOD([.J$2]+3-[.J$2]+2;7);1;1))) ; NOT(ISBLANK(OFFSET([.$D$4];MOD([.$B5]-([.J$1]-[.$G$1]);12);MOD([.J$2]+3-[.J$2]+3;7);1;1))) ; NOT(ISBLANK(OFFSET([.$D$4];MOD([.$B5]-([.J$1]-[.$H$1]);12);MOD([.J$2]+3-[.J$2]+4;7);1;1))) ; NOT(ISBLANK(OFFSET([.$D$4];MOD([.$B5]-([.J$1]-[.$I$1]);12);MOD([.J$2]+3-[.J$2]+5;7);1;1))) ; NOT(ISBLANK(OFFSET([.$D$4];MOD([.$B5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D</text:p>
          </table:table-cell>
          <table:table-cell table:style-name="ce13" table:formula="of:=IF(OR( NOT(ISBLANK(OFFSET([.$D$4];MOD([.$B6]-([.D$1]-[.$D$1]);12);MOD([.D$2]+3-[.D$2]-0;7);1;1))) ; NOT(ISBLANK(OFFSET([.$D$4];MOD([.$B6]-([.D$1]-[.$E$1]);12);MOD([.D$2]+3-[.D$2]+1;7);1;1))) ; NOT(ISBLANK(OFFSET([.$D$4];MOD([.$B6]-([.D$1]-[.$F$1]);12);MOD([.D$2]+3-[.D$2]+2;7);1;1))) ; NOT(ISBLANK(OFFSET([.$D$4];MOD([.$B6]-([.D$1]-[.$G$1]);12);MOD([.D$2]+3-[.D$2]+3;7);1;1))) ; NOT(ISBLANK(OFFSET([.$D$4];MOD([.$B6]-([.D$1]-[.$H$1]);12);MOD([.D$2]+3-[.D$2]+4;7);1;1))) ; NOT(ISBLANK(OFFSET([.$D$4];MOD([.$B6]-([.D$1]-[.$I$1]);12);MOD([.D$2]+3-[.D$2]+5;7);1;1))) ; NOT(ISBLANK(OFFSET([.$D$4];MOD([.$B6]-([.D$1]-[.$J$1]);12);MOD([.D$2]+3-[.D$2]+6;7);1;1))) );&quot;x&quot;;&quot;&quot;)">
            <text:p/>
          </table:table-cell>
          <table:table-cell table:style-name="ce20" table:formula="of:=IF(OR( NOT(ISBLANK(OFFSET([.$D$4];MOD([.$B6]-([.E$1]-[.$D$1]);12);MOD([.E$2]+3-[.E$2]-0;7);1;1))) ; NOT(ISBLANK(OFFSET([.$D$4];MOD([.$B6]-([.E$1]-[.$E$1]);12);MOD([.E$2]+3-[.E$2]+1;7);1;1))) ; NOT(ISBLANK(OFFSET([.$D$4];MOD([.$B6]-([.E$1]-[.$F$1]);12);MOD([.E$2]+3-[.E$2]+2;7);1;1))) ; NOT(ISBLANK(OFFSET([.$D$4];MOD([.$B6]-([.E$1]-[.$G$1]);12);MOD([.E$2]+3-[.E$2]+3;7);1;1))) ; NOT(ISBLANK(OFFSET([.$D$4];MOD([.$B6]-([.E$1]-[.$H$1]);12);MOD([.E$2]+3-[.E$2]+4;7);1;1))) ; NOT(ISBLANK(OFFSET([.$D$4];MOD([.$B6]-([.E$1]-[.$I$1]);12);MOD([.E$2]+3-[.E$2]+5;7);1;1))) ; NOT(ISBLANK(OFFSET([.$D$4];MOD([.$B6]-([.E$1]-[.$J$1]);12);MOD([.E$2]+3-[.E$2]+6;7);1;1))) );&quot;x&quot;;&quot;&quot;)">
            <text:p/>
          </table:table-cell>
          <table:table-cell table:style-name="ce20" table:formula="of:=IF(OR( NOT(ISBLANK(OFFSET([.$D$4];MOD([.$B6]-([.F$1]-[.$D$1]);12);MOD([.F$2]+3-[.F$2]-0;7);1;1))) ; NOT(ISBLANK(OFFSET([.$D$4];MOD([.$B6]-([.F$1]-[.$E$1]);12);MOD([.F$2]+3-[.F$2]+1;7);1;1))) ; NOT(ISBLANK(OFFSET([.$D$4];MOD([.$B6]-([.F$1]-[.$F$1]);12);MOD([.F$2]+3-[.F$2]+2;7);1;1))) ; NOT(ISBLANK(OFFSET([.$D$4];MOD([.$B6]-([.F$1]-[.$G$1]);12);MOD([.F$2]+3-[.F$2]+3;7);1;1))) ; NOT(ISBLANK(OFFSET([.$D$4];MOD([.$B6]-([.F$1]-[.$H$1]);12);MOD([.F$2]+3-[.F$2]+4;7);1;1))) ; NOT(ISBLANK(OFFSET([.$D$4];MOD([.$B6]-([.F$1]-[.$I$1]);12);MOD([.F$2]+3-[.F$2]+5;7);1;1))) ; NOT(ISBLANK(OFFSET([.$D$4];MOD([.$B6]-([.F$1]-[.$J$1]);12);MOD([.F$2]+3-[.F$2]+6;7);1;1))) );&quot;x&quot;;&quot;&quot;)">
            <text:p/>
          </table:table-cell>
          <table:table-cell table:style-name="ce20" table:formula="of:=IF(OR( NOT(ISBLANK(OFFSET([.$D$4];MOD([.$B6]-([.G$1]-[.$D$1]);12);MOD([.G$2]+3-[.G$2]-0;7);1;1))) ; NOT(ISBLANK(OFFSET([.$D$4];MOD([.$B6]-([.G$1]-[.$E$1]);12);MOD([.G$2]+3-[.G$2]+1;7);1;1))) ; NOT(ISBLANK(OFFSET([.$D$4];MOD([.$B6]-([.G$1]-[.$F$1]);12);MOD([.G$2]+3-[.G$2]+2;7);1;1))) ; NOT(ISBLANK(OFFSET([.$D$4];MOD([.$B6]-([.G$1]-[.$G$1]);12);MOD([.G$2]+3-[.G$2]+3;7);1;1))) ; NOT(ISBLANK(OFFSET([.$D$4];MOD([.$B6]-([.G$1]-[.$H$1]);12);MOD([.G$2]+3-[.G$2]+4;7);1;1))) ; NOT(ISBLANK(OFFSET([.$D$4];MOD([.$B6]-([.G$1]-[.$I$1]);12);MOD([.G$2]+3-[.G$2]+5;7);1;1))) ; NOT(ISBLANK(OFFSET([.$D$4];MOD([.$B6]-([.G$1]-[.$J$1]);12);MOD([.G$2]+3-[.G$2]+6;7);1;1))) );&quot;x&quot;;&quot;&quot;)">
            <text:p/>
          </table:table-cell>
          <table:table-cell table:style-name="ce20" table:formula="of:=IF(OR( NOT(ISBLANK(OFFSET([.$D$4];MOD([.$B6]-([.H$1]-[.$D$1]);12);MOD([.H$2]+3-[.H$2]-0;7);1;1))) ; NOT(ISBLANK(OFFSET([.$D$4];MOD([.$B6]-([.H$1]-[.$E$1]);12);MOD([.H$2]+3-[.H$2]+1;7);1;1))) ; NOT(ISBLANK(OFFSET([.$D$4];MOD([.$B6]-([.H$1]-[.$F$1]);12);MOD([.H$2]+3-[.H$2]+2;7);1;1))) ; NOT(ISBLANK(OFFSET([.$D$4];MOD([.$B6]-([.H$1]-[.$G$1]);12);MOD([.H$2]+3-[.H$2]+3;7);1;1))) ; NOT(ISBLANK(OFFSET([.$D$4];MOD([.$B6]-([.H$1]-[.$H$1]);12);MOD([.H$2]+3-[.H$2]+4;7);1;1))) ; NOT(ISBLANK(OFFSET([.$D$4];MOD([.$B6]-([.H$1]-[.$I$1]);12);MOD([.H$2]+3-[.H$2]+5;7);1;1))) ; NOT(ISBLANK(OFFSET([.$D$4];MOD([.$B6]-([.H$1]-[.$J$1]);12);MOD([.H$2]+3-[.H$2]+6;7);1;1))) );&quot;x&quot;;&quot;&quot;)" office:value-type="string" office:string-value="x">
            <text:p>x</text:p>
          </table:table-cell>
          <table:table-cell table:style-name="ce20" table:formula="of:=IF(OR( NOT(ISBLANK(OFFSET([.$D$4];MOD([.$B6]-([.I$1]-[.$D$1]);12);MOD([.I$2]+3-[.I$2]-0;7);1;1))) ; NOT(ISBLANK(OFFSET([.$D$4];MOD([.$B6]-([.I$1]-[.$E$1]);12);MOD([.I$2]+3-[.I$2]+1;7);1;1))) ; NOT(ISBLANK(OFFSET([.$D$4];MOD([.$B6]-([.I$1]-[.$F$1]);12);MOD([.I$2]+3-[.I$2]+2;7);1;1))) ; NOT(ISBLANK(OFFSET([.$D$4];MOD([.$B6]-([.I$1]-[.$G$1]);12);MOD([.I$2]+3-[.I$2]+3;7);1;1))) ; NOT(ISBLANK(OFFSET([.$D$4];MOD([.$B6]-([.I$1]-[.$H$1]);12);MOD([.I$2]+3-[.I$2]+4;7);1;1))) ; NOT(ISBLANK(OFFSET([.$D$4];MOD([.$B6]-([.I$1]-[.$I$1]);12);MOD([.I$2]+3-[.I$2]+5;7);1;1))) ; NOT(ISBLANK(OFFSET([.$D$4];MOD([.$B6]-([.I$1]-[.$J$1]);12);MOD([.I$2]+3-[.I$2]+6;7);1;1))) );&quot;x&quot;;&quot;&quot;)">
            <text:p/>
          </table:table-cell>
          <table:table-cell table:style-name="ce25" table:formula="of:=IF(OR( NOT(ISBLANK(OFFSET([.$D$4];MOD([.$B6]-([.J$1]-[.$D$1]);12);MOD([.J$2]+3-[.J$2]-0;7);1;1))) ; NOT(ISBLANK(OFFSET([.$D$4];MOD([.$B6]-([.J$1]-[.$E$1]);12);MOD([.J$2]+3-[.J$2]+1;7);1;1))) ; NOT(ISBLANK(OFFSET([.$D$4];MOD([.$B6]-([.J$1]-[.$F$1]);12);MOD([.J$2]+3-[.J$2]+2;7);1;1))) ; NOT(ISBLANK(OFFSET([.$D$4];MOD([.$B6]-([.J$1]-[.$G$1]);12);MOD([.J$2]+3-[.J$2]+3;7);1;1))) ; NOT(ISBLANK(OFFSET([.$D$4];MOD([.$B6]-([.J$1]-[.$H$1]);12);MOD([.J$2]+3-[.J$2]+4;7);1;1))) ; NOT(ISBLANK(OFFSET([.$D$4];MOD([.$B6]-([.J$1]-[.$I$1]);12);MOD([.J$2]+3-[.J$2]+5;7);1;1))) ; NOT(ISBLANK(OFFSET([.$D$4];MOD([.$B6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D#</text:p>
          </table:table-cell>
          <table:table-cell table:style-name="ce13" table:formula="of:=IF(OR( NOT(ISBLANK(OFFSET([.$D$4];MOD([.$B7]-([.D$1]-[.$D$1]);12);MOD([.D$2]+3-[.D$2]-0;7);1;1))) ; NOT(ISBLANK(OFFSET([.$D$4];MOD([.$B7]-([.D$1]-[.$E$1]);12);MOD([.D$2]+3-[.D$2]+1;7);1;1))) ; NOT(ISBLANK(OFFSET([.$D$4];MOD([.$B7]-([.D$1]-[.$F$1]);12);MOD([.D$2]+3-[.D$2]+2;7);1;1))) ; NOT(ISBLANK(OFFSET([.$D$4];MOD([.$B7]-([.D$1]-[.$G$1]);12);MOD([.D$2]+3-[.D$2]+3;7);1;1))) ; NOT(ISBLANK(OFFSET([.$D$4];MOD([.$B7]-([.D$1]-[.$H$1]);12);MOD([.D$2]+3-[.D$2]+4;7);1;1))) ; NOT(ISBLANK(OFFSET([.$D$4];MOD([.$B7]-([.D$1]-[.$I$1]);12);MOD([.D$2]+3-[.D$2]+5;7);1;1))) ; NOT(ISBLANK(OFFSET([.$D$4];MOD([.$B7]-([.D$1]-[.$J$1]);12);MOD([.D$2]+3-[.D$2]+6;7);1;1))) );&quot;x&quot;;&quot;&quot;)">
            <text:p/>
          </table:table-cell>
          <table:table-cell table:style-name="ce20" table:formula="of:=IF(OR( NOT(ISBLANK(OFFSET([.$D$4];MOD([.$B7]-([.E$1]-[.$D$1]);12);MOD([.E$2]+3-[.E$2]-0;7);1;1))) ; NOT(ISBLANK(OFFSET([.$D$4];MOD([.$B7]-([.E$1]-[.$E$1]);12);MOD([.E$2]+3-[.E$2]+1;7);1;1))) ; NOT(ISBLANK(OFFSET([.$D$4];MOD([.$B7]-([.E$1]-[.$F$1]);12);MOD([.E$2]+3-[.E$2]+2;7);1;1))) ; NOT(ISBLANK(OFFSET([.$D$4];MOD([.$B7]-([.E$1]-[.$G$1]);12);MOD([.E$2]+3-[.E$2]+3;7);1;1))) ; NOT(ISBLANK(OFFSET([.$D$4];MOD([.$B7]-([.E$1]-[.$H$1]);12);MOD([.E$2]+3-[.E$2]+4;7);1;1))) ; NOT(ISBLANK(OFFSET([.$D$4];MOD([.$B7]-([.E$1]-[.$I$1]);12);MOD([.E$2]+3-[.E$2]+5;7);1;1))) ; NOT(ISBLANK(OFFSET([.$D$4];MOD([.$B7]-([.E$1]-[.$J$1]);12);MOD([.E$2]+3-[.E$2]+6;7);1;1))) );&quot;x&quot;;&quot;&quot;)">
            <text:p/>
          </table:table-cell>
          <table:table-cell table:style-name="ce20" table:formula="of:=IF(OR( NOT(ISBLANK(OFFSET([.$D$4];MOD([.$B7]-([.F$1]-[.$D$1]);12);MOD([.F$2]+3-[.F$2]-0;7);1;1))) ; NOT(ISBLANK(OFFSET([.$D$4];MOD([.$B7]-([.F$1]-[.$E$1]);12);MOD([.F$2]+3-[.F$2]+1;7);1;1))) ; NOT(ISBLANK(OFFSET([.$D$4];MOD([.$B7]-([.F$1]-[.$F$1]);12);MOD([.F$2]+3-[.F$2]+2;7);1;1))) ; NOT(ISBLANK(OFFSET([.$D$4];MOD([.$B7]-([.F$1]-[.$G$1]);12);MOD([.F$2]+3-[.F$2]+3;7);1;1))) ; NOT(ISBLANK(OFFSET([.$D$4];MOD([.$B7]-([.F$1]-[.$H$1]);12);MOD([.F$2]+3-[.F$2]+4;7);1;1))) ; NOT(ISBLANK(OFFSET([.$D$4];MOD([.$B7]-([.F$1]-[.$I$1]);12);MOD([.F$2]+3-[.F$2]+5;7);1;1))) ; NOT(ISBLANK(OFFSET([.$D$4];MOD([.$B7]-([.F$1]-[.$J$1]);12);MOD([.F$2]+3-[.F$2]+6;7);1;1))) );&quot;x&quot;;&quot;&quot;)">
            <text:p/>
          </table:table-cell>
          <table:table-cell table:style-name="ce20" table:formula="of:=IF(OR( NOT(ISBLANK(OFFSET([.$D$4];MOD([.$B7]-([.G$1]-[.$D$1]);12);MOD([.G$2]+3-[.G$2]-0;7);1;1))) ; NOT(ISBLANK(OFFSET([.$D$4];MOD([.$B7]-([.G$1]-[.$E$1]);12);MOD([.G$2]+3-[.G$2]+1;7);1;1))) ; NOT(ISBLANK(OFFSET([.$D$4];MOD([.$B7]-([.G$1]-[.$F$1]);12);MOD([.G$2]+3-[.G$2]+2;7);1;1))) ; NOT(ISBLANK(OFFSET([.$D$4];MOD([.$B7]-([.G$1]-[.$G$1]);12);MOD([.G$2]+3-[.G$2]+3;7);1;1))) ; NOT(ISBLANK(OFFSET([.$D$4];MOD([.$B7]-([.G$1]-[.$H$1]);12);MOD([.G$2]+3-[.G$2]+4;7);1;1))) ; NOT(ISBLANK(OFFSET([.$D$4];MOD([.$B7]-([.G$1]-[.$I$1]);12);MOD([.G$2]+3-[.G$2]+5;7);1;1))) ; NOT(ISBLANK(OFFSET([.$D$4];MOD([.$B7]-([.G$1]-[.$J$1]);12);MOD([.G$2]+3-[.G$2]+6;7);1;1))) );&quot;x&quot;;&quot;&quot;)">
            <text:p/>
          </table:table-cell>
          <table:table-cell table:style-name="ce20" table:formula="of:=IF(OR( NOT(ISBLANK(OFFSET([.$D$4];MOD([.$B7]-([.H$1]-[.$D$1]);12);MOD([.H$2]+3-[.H$2]-0;7);1;1))) ; NOT(ISBLANK(OFFSET([.$D$4];MOD([.$B7]-([.H$1]-[.$E$1]);12);MOD([.H$2]+3-[.H$2]+1;7);1;1))) ; NOT(ISBLANK(OFFSET([.$D$4];MOD([.$B7]-([.H$1]-[.$F$1]);12);MOD([.H$2]+3-[.H$2]+2;7);1;1))) ; NOT(ISBLANK(OFFSET([.$D$4];MOD([.$B7]-([.H$1]-[.$G$1]);12);MOD([.H$2]+3-[.H$2]+3;7);1;1))) ; NOT(ISBLANK(OFFSET([.$D$4];MOD([.$B7]-([.H$1]-[.$H$1]);12);MOD([.H$2]+3-[.H$2]+4;7);1;1))) ; NOT(ISBLANK(OFFSET([.$D$4];MOD([.$B7]-([.H$1]-[.$I$1]);12);MOD([.H$2]+3-[.H$2]+5;7);1;1))) ; NOT(ISBLANK(OFFSET([.$D$4];MOD([.$B7]-([.H$1]-[.$J$1]);12);MOD([.H$2]+3-[.H$2]+6;7);1;1))) );&quot;x&quot;;&quot;&quot;)">
            <text:p/>
          </table:table-cell>
          <table:table-cell table:style-name="ce20" table:formula="of:=IF(OR( NOT(ISBLANK(OFFSET([.$D$4];MOD([.$B7]-([.I$1]-[.$D$1]);12);MOD([.I$2]+3-[.I$2]-0;7);1;1))) ; NOT(ISBLANK(OFFSET([.$D$4];MOD([.$B7]-([.I$1]-[.$E$1]);12);MOD([.I$2]+3-[.I$2]+1;7);1;1))) ; NOT(ISBLANK(OFFSET([.$D$4];MOD([.$B7]-([.I$1]-[.$F$1]);12);MOD([.I$2]+3-[.I$2]+2;7);1;1))) ; NOT(ISBLANK(OFFSET([.$D$4];MOD([.$B7]-([.I$1]-[.$G$1]);12);MOD([.I$2]+3-[.I$2]+3;7);1;1))) ; NOT(ISBLANK(OFFSET([.$D$4];MOD([.$B7]-([.I$1]-[.$H$1]);12);MOD([.I$2]+3-[.I$2]+4;7);1;1))) ; NOT(ISBLANK(OFFSET([.$D$4];MOD([.$B7]-([.I$1]-[.$I$1]);12);MOD([.I$2]+3-[.I$2]+5;7);1;1))) ; NOT(ISBLANK(OFFSET([.$D$4];MOD([.$B7]-([.I$1]-[.$J$1]);12);MOD([.I$2]+3-[.I$2]+6;7);1;1))) );&quot;x&quot;;&quot;&quot;)">
            <text:p/>
          </table:table-cell>
          <table:table-cell table:style-name="ce25" table:formula="of:=IF(OR( NOT(ISBLANK(OFFSET([.$D$4];MOD([.$B7]-([.J$1]-[.$D$1]);12);MOD([.J$2]+3-[.J$2]-0;7);1;1))) ; NOT(ISBLANK(OFFSET([.$D$4];MOD([.$B7]-([.J$1]-[.$E$1]);12);MOD([.J$2]+3-[.J$2]+1;7);1;1))) ; NOT(ISBLANK(OFFSET([.$D$4];MOD([.$B7]-([.J$1]-[.$F$1]);12);MOD([.J$2]+3-[.J$2]+2;7);1;1))) ; NOT(ISBLANK(OFFSET([.$D$4];MOD([.$B7]-([.J$1]-[.$G$1]);12);MOD([.J$2]+3-[.J$2]+3;7);1;1))) ; NOT(ISBLANK(OFFSET([.$D$4];MOD([.$B7]-([.J$1]-[.$H$1]);12);MOD([.J$2]+3-[.J$2]+4;7);1;1))) ; NOT(ISBLANK(OFFSET([.$D$4];MOD([.$B7]-([.J$1]-[.$I$1]);12);MOD([.J$2]+3-[.J$2]+5;7);1;1))) ; NOT(ISBLANK(OFFSET([.$D$4];MOD([.$B7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E</text:p>
          </table:table-cell>
          <table:table-cell table:style-name="ce13" table:formula="of:=IF(OR( NOT(ISBLANK(OFFSET([.$D$4];MOD([.$B8]-([.D$1]-[.$D$1]);12);MOD([.D$2]+3-[.D$2]-0;7);1;1))) ; NOT(ISBLANK(OFFSET([.$D$4];MOD([.$B8]-([.D$1]-[.$E$1]);12);MOD([.D$2]+3-[.D$2]+1;7);1;1))) ; NOT(ISBLANK(OFFSET([.$D$4];MOD([.$B8]-([.D$1]-[.$F$1]);12);MOD([.D$2]+3-[.D$2]+2;7);1;1))) ; NOT(ISBLANK(OFFSET([.$D$4];MOD([.$B8]-([.D$1]-[.$G$1]);12);MOD([.D$2]+3-[.D$2]+3;7);1;1))) ; NOT(ISBLANK(OFFSET([.$D$4];MOD([.$B8]-([.D$1]-[.$H$1]);12);MOD([.D$2]+3-[.D$2]+4;7);1;1))) ; NOT(ISBLANK(OFFSET([.$D$4];MOD([.$B8]-([.D$1]-[.$I$1]);12);MOD([.D$2]+3-[.D$2]+5;7);1;1))) ; NOT(ISBLANK(OFFSET([.$D$4];MOD([.$B8]-([.D$1]-[.$J$1]);12);MOD([.D$2]+3-[.D$2]+6;7);1;1))) );&quot;x&quot;;&quot;&quot;)">
            <text:p/>
          </table:table-cell>
          <table:table-cell table:style-name="ce20" table:formula="of:=IF(OR( NOT(ISBLANK(OFFSET([.$D$4];MOD([.$B8]-([.E$1]-[.$D$1]);12);MOD([.E$2]+3-[.E$2]-0;7);1;1))) ; NOT(ISBLANK(OFFSET([.$D$4];MOD([.$B8]-([.E$1]-[.$E$1]);12);MOD([.E$2]+3-[.E$2]+1;7);1;1))) ; NOT(ISBLANK(OFFSET([.$D$4];MOD([.$B8]-([.E$1]-[.$F$1]);12);MOD([.E$2]+3-[.E$2]+2;7);1;1))) ; NOT(ISBLANK(OFFSET([.$D$4];MOD([.$B8]-([.E$1]-[.$G$1]);12);MOD([.E$2]+3-[.E$2]+3;7);1;1))) ; NOT(ISBLANK(OFFSET([.$D$4];MOD([.$B8]-([.E$1]-[.$H$1]);12);MOD([.E$2]+3-[.E$2]+4;7);1;1))) ; NOT(ISBLANK(OFFSET([.$D$4];MOD([.$B8]-([.E$1]-[.$I$1]);12);MOD([.E$2]+3-[.E$2]+5;7);1;1))) ; NOT(ISBLANK(OFFSET([.$D$4];MOD([.$B8]-([.E$1]-[.$J$1]);12);MOD([.E$2]+3-[.E$2]+6;7);1;1))) );&quot;x&quot;;&quot;&quot;)">
            <text:p/>
          </table:table-cell>
          <table:table-cell table:style-name="ce20" table:formula="of:=IF(OR( NOT(ISBLANK(OFFSET([.$D$4];MOD([.$B8]-([.F$1]-[.$D$1]);12);MOD([.F$2]+3-[.F$2]-0;7);1;1))) ; NOT(ISBLANK(OFFSET([.$D$4];MOD([.$B8]-([.F$1]-[.$E$1]);12);MOD([.F$2]+3-[.F$2]+1;7);1;1))) ; NOT(ISBLANK(OFFSET([.$D$4];MOD([.$B8]-([.F$1]-[.$F$1]);12);MOD([.F$2]+3-[.F$2]+2;7);1;1))) ; NOT(ISBLANK(OFFSET([.$D$4];MOD([.$B8]-([.F$1]-[.$G$1]);12);MOD([.F$2]+3-[.F$2]+3;7);1;1))) ; NOT(ISBLANK(OFFSET([.$D$4];MOD([.$B8]-([.F$1]-[.$H$1]);12);MOD([.F$2]+3-[.F$2]+4;7);1;1))) ; NOT(ISBLANK(OFFSET([.$D$4];MOD([.$B8]-([.F$1]-[.$I$1]);12);MOD([.F$2]+3-[.F$2]+5;7);1;1))) ; NOT(ISBLANK(OFFSET([.$D$4];MOD([.$B8]-([.F$1]-[.$J$1]);12);MOD([.F$2]+3-[.F$2]+6;7);1;1))) );&quot;x&quot;;&quot;&quot;)">
            <text:p/>
          </table:table-cell>
          <table:table-cell table:style-name="ce20" table:formula="of:=IF(OR( NOT(ISBLANK(OFFSET([.$D$4];MOD([.$B8]-([.G$1]-[.$D$1]);12);MOD([.G$2]+3-[.G$2]-0;7);1;1))) ; NOT(ISBLANK(OFFSET([.$D$4];MOD([.$B8]-([.G$1]-[.$E$1]);12);MOD([.G$2]+3-[.G$2]+1;7);1;1))) ; NOT(ISBLANK(OFFSET([.$D$4];MOD([.$B8]-([.G$1]-[.$F$1]);12);MOD([.G$2]+3-[.G$2]+2;7);1;1))) ; NOT(ISBLANK(OFFSET([.$D$4];MOD([.$B8]-([.G$1]-[.$G$1]);12);MOD([.G$2]+3-[.G$2]+3;7);1;1))) ; NOT(ISBLANK(OFFSET([.$D$4];MOD([.$B8]-([.G$1]-[.$H$1]);12);MOD([.G$2]+3-[.G$2]+4;7);1;1))) ; NOT(ISBLANK(OFFSET([.$D$4];MOD([.$B8]-([.G$1]-[.$I$1]);12);MOD([.G$2]+3-[.G$2]+5;7);1;1))) ; NOT(ISBLANK(OFFSET([.$D$4];MOD([.$B8]-([.G$1]-[.$J$1]);12);MOD([.G$2]+3-[.G$2]+6;7);1;1))) );&quot;x&quot;;&quot;&quot;)">
            <text:p/>
          </table:table-cell>
          <table:table-cell table:style-name="ce20" table:formula="of:=IF(OR( NOT(ISBLANK(OFFSET([.$D$4];MOD([.$B8]-([.H$1]-[.$D$1]);12);MOD([.H$2]+3-[.H$2]-0;7);1;1))) ; NOT(ISBLANK(OFFSET([.$D$4];MOD([.$B8]-([.H$1]-[.$E$1]);12);MOD([.H$2]+3-[.H$2]+1;7);1;1))) ; NOT(ISBLANK(OFFSET([.$D$4];MOD([.$B8]-([.H$1]-[.$F$1]);12);MOD([.H$2]+3-[.H$2]+2;7);1;1))) ; NOT(ISBLANK(OFFSET([.$D$4];MOD([.$B8]-([.H$1]-[.$G$1]);12);MOD([.H$2]+3-[.H$2]+3;7);1;1))) ; NOT(ISBLANK(OFFSET([.$D$4];MOD([.$B8]-([.H$1]-[.$H$1]);12);MOD([.H$2]+3-[.H$2]+4;7);1;1))) ; NOT(ISBLANK(OFFSET([.$D$4];MOD([.$B8]-([.H$1]-[.$I$1]);12);MOD([.H$2]+3-[.H$2]+5;7);1;1))) ; NOT(ISBLANK(OFFSET([.$D$4];MOD([.$B8]-([.H$1]-[.$J$1]);12);MOD([.H$2]+3-[.H$2]+6;7);1;1))) );&quot;x&quot;;&quot;&quot;)">
            <text:p/>
          </table:table-cell>
          <table:table-cell table:style-name="ce20" table:formula="of:=IF(OR( NOT(ISBLANK(OFFSET([.$D$4];MOD([.$B8]-([.I$1]-[.$D$1]);12);MOD([.I$2]+3-[.I$2]-0;7);1;1))) ; NOT(ISBLANK(OFFSET([.$D$4];MOD([.$B8]-([.I$1]-[.$E$1]);12);MOD([.I$2]+3-[.I$2]+1;7);1;1))) ; NOT(ISBLANK(OFFSET([.$D$4];MOD([.$B8]-([.I$1]-[.$F$1]);12);MOD([.I$2]+3-[.I$2]+2;7);1;1))) ; NOT(ISBLANK(OFFSET([.$D$4];MOD([.$B8]-([.I$1]-[.$G$1]);12);MOD([.I$2]+3-[.I$2]+3;7);1;1))) ; NOT(ISBLANK(OFFSET([.$D$4];MOD([.$B8]-([.I$1]-[.$H$1]);12);MOD([.I$2]+3-[.I$2]+4;7);1;1))) ; NOT(ISBLANK(OFFSET([.$D$4];MOD([.$B8]-([.I$1]-[.$I$1]);12);MOD([.I$2]+3-[.I$2]+5;7);1;1))) ; NOT(ISBLANK(OFFSET([.$D$4];MOD([.$B8]-([.I$1]-[.$J$1]);12);MOD([.I$2]+3-[.I$2]+6;7);1;1))) );&quot;x&quot;;&quot;&quot;)" office:value-type="string" office:string-value="x">
            <text:p>x</text:p>
          </table:table-cell>
          <table:table-cell table:style-name="ce25" table:formula="of:=IF(OR( NOT(ISBLANK(OFFSET([.$D$4];MOD([.$B8]-([.J$1]-[.$D$1]);12);MOD([.J$2]+3-[.J$2]-0;7);1;1))) ; NOT(ISBLANK(OFFSET([.$D$4];MOD([.$B8]-([.J$1]-[.$E$1]);12);MOD([.J$2]+3-[.J$2]+1;7);1;1))) ; NOT(ISBLANK(OFFSET([.$D$4];MOD([.$B8]-([.J$1]-[.$F$1]);12);MOD([.J$2]+3-[.J$2]+2;7);1;1))) ; NOT(ISBLANK(OFFSET([.$D$4];MOD([.$B8]-([.J$1]-[.$G$1]);12);MOD([.J$2]+3-[.J$2]+3;7);1;1))) ; NOT(ISBLANK(OFFSET([.$D$4];MOD([.$B8]-([.J$1]-[.$H$1]);12);MOD([.J$2]+3-[.J$2]+4;7);1;1))) ; NOT(ISBLANK(OFFSET([.$D$4];MOD([.$B8]-([.J$1]-[.$I$1]);12);MOD([.J$2]+3-[.J$2]+5;7);1;1))) ; NOT(ISBLANK(OFFSET([.$D$4];MOD([.$B8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F</text:p>
          </table:table-cell>
          <table:table-cell table:style-name="ce13" table:formula="of:=IF(OR( NOT(ISBLANK(OFFSET([.$D$4];MOD([.$B9]-([.D$1]-[.$D$1]);12);MOD([.D$2]+3-[.D$2]-0;7);1;1))) ; NOT(ISBLANK(OFFSET([.$D$4];MOD([.$B9]-([.D$1]-[.$E$1]);12);MOD([.D$2]+3-[.D$2]+1;7);1;1))) ; NOT(ISBLANK(OFFSET([.$D$4];MOD([.$B9]-([.D$1]-[.$F$1]);12);MOD([.D$2]+3-[.D$2]+2;7);1;1))) ; NOT(ISBLANK(OFFSET([.$D$4];MOD([.$B9]-([.D$1]-[.$G$1]);12);MOD([.D$2]+3-[.D$2]+3;7);1;1))) ; NOT(ISBLANK(OFFSET([.$D$4];MOD([.$B9]-([.D$1]-[.$H$1]);12);MOD([.D$2]+3-[.D$2]+4;7);1;1))) ; NOT(ISBLANK(OFFSET([.$D$4];MOD([.$B9]-([.D$1]-[.$I$1]);12);MOD([.D$2]+3-[.D$2]+5;7);1;1))) ; NOT(ISBLANK(OFFSET([.$D$4];MOD([.$B9]-([.D$1]-[.$J$1]);12);MOD([.D$2]+3-[.D$2]+6;7);1;1))) );&quot;x&quot;;&quot;&quot;)">
            <text:p/>
          </table:table-cell>
          <table:table-cell table:style-name="ce20" table:formula="of:=IF(OR( NOT(ISBLANK(OFFSET([.$D$4];MOD([.$B9]-([.E$1]-[.$D$1]);12);MOD([.E$2]+3-[.E$2]-0;7);1;1))) ; NOT(ISBLANK(OFFSET([.$D$4];MOD([.$B9]-([.E$1]-[.$E$1]);12);MOD([.E$2]+3-[.E$2]+1;7);1;1))) ; NOT(ISBLANK(OFFSET([.$D$4];MOD([.$B9]-([.E$1]-[.$F$1]);12);MOD([.E$2]+3-[.E$2]+2;7);1;1))) ; NOT(ISBLANK(OFFSET([.$D$4];MOD([.$B9]-([.E$1]-[.$G$1]);12);MOD([.E$2]+3-[.E$2]+3;7);1;1))) ; NOT(ISBLANK(OFFSET([.$D$4];MOD([.$B9]-([.E$1]-[.$H$1]);12);MOD([.E$2]+3-[.E$2]+4;7);1;1))) ; NOT(ISBLANK(OFFSET([.$D$4];MOD([.$B9]-([.E$1]-[.$I$1]);12);MOD([.E$2]+3-[.E$2]+5;7);1;1))) ; NOT(ISBLANK(OFFSET([.$D$4];MOD([.$B9]-([.E$1]-[.$J$1]);12);MOD([.E$2]+3-[.E$2]+6;7);1;1))) );&quot;x&quot;;&quot;&quot;)">
            <text:p/>
          </table:table-cell>
          <table:table-cell table:style-name="ce20" table:formula="of:=IF(OR( NOT(ISBLANK(OFFSET([.$D$4];MOD([.$B9]-([.F$1]-[.$D$1]);12);MOD([.F$2]+3-[.F$2]-0;7);1;1))) ; NOT(ISBLANK(OFFSET([.$D$4];MOD([.$B9]-([.F$1]-[.$E$1]);12);MOD([.F$2]+3-[.F$2]+1;7);1;1))) ; NOT(ISBLANK(OFFSET([.$D$4];MOD([.$B9]-([.F$1]-[.$F$1]);12);MOD([.F$2]+3-[.F$2]+2;7);1;1))) ; NOT(ISBLANK(OFFSET([.$D$4];MOD([.$B9]-([.F$1]-[.$G$1]);12);MOD([.F$2]+3-[.F$2]+3;7);1;1))) ; NOT(ISBLANK(OFFSET([.$D$4];MOD([.$B9]-([.F$1]-[.$H$1]);12);MOD([.F$2]+3-[.F$2]+4;7);1;1))) ; NOT(ISBLANK(OFFSET([.$D$4];MOD([.$B9]-([.F$1]-[.$I$1]);12);MOD([.F$2]+3-[.F$2]+5;7);1;1))) ; NOT(ISBLANK(OFFSET([.$D$4];MOD([.$B9]-([.F$1]-[.$J$1]);12);MOD([.F$2]+3-[.F$2]+6;7);1;1))) );&quot;x&quot;;&quot;&quot;)">
            <text:p/>
          </table:table-cell>
          <table:table-cell table:style-name="ce20" table:formula="of:=IF(OR( NOT(ISBLANK(OFFSET([.$D$4];MOD([.$B9]-([.G$1]-[.$D$1]);12);MOD([.G$2]+3-[.G$2]-0;7);1;1))) ; NOT(ISBLANK(OFFSET([.$D$4];MOD([.$B9]-([.G$1]-[.$E$1]);12);MOD([.G$2]+3-[.G$2]+1;7);1;1))) ; NOT(ISBLANK(OFFSET([.$D$4];MOD([.$B9]-([.G$1]-[.$F$1]);12);MOD([.G$2]+3-[.G$2]+2;7);1;1))) ; NOT(ISBLANK(OFFSET([.$D$4];MOD([.$B9]-([.G$1]-[.$G$1]);12);MOD([.G$2]+3-[.G$2]+3;7);1;1))) ; NOT(ISBLANK(OFFSET([.$D$4];MOD([.$B9]-([.G$1]-[.$H$1]);12);MOD([.G$2]+3-[.G$2]+4;7);1;1))) ; NOT(ISBLANK(OFFSET([.$D$4];MOD([.$B9]-([.G$1]-[.$I$1]);12);MOD([.G$2]+3-[.G$2]+5;7);1;1))) ; NOT(ISBLANK(OFFSET([.$D$4];MOD([.$B9]-([.G$1]-[.$J$1]);12);MOD([.G$2]+3-[.G$2]+6;7);1;1))) );&quot;x&quot;;&quot;&quot;)">
            <text:p/>
          </table:table-cell>
          <table:table-cell table:style-name="ce20" table:formula="of:=IF(OR( NOT(ISBLANK(OFFSET([.$D$4];MOD([.$B9]-([.H$1]-[.$D$1]);12);MOD([.H$2]+3-[.H$2]-0;7);1;1))) ; NOT(ISBLANK(OFFSET([.$D$4];MOD([.$B9]-([.H$1]-[.$E$1]);12);MOD([.H$2]+3-[.H$2]+1;7);1;1))) ; NOT(ISBLANK(OFFSET([.$D$4];MOD([.$B9]-([.H$1]-[.$F$1]);12);MOD([.H$2]+3-[.H$2]+2;7);1;1))) ; NOT(ISBLANK(OFFSET([.$D$4];MOD([.$B9]-([.H$1]-[.$G$1]);12);MOD([.H$2]+3-[.H$2]+3;7);1;1))) ; NOT(ISBLANK(OFFSET([.$D$4];MOD([.$B9]-([.H$1]-[.$H$1]);12);MOD([.H$2]+3-[.H$2]+4;7);1;1))) ; NOT(ISBLANK(OFFSET([.$D$4];MOD([.$B9]-([.H$1]-[.$I$1]);12);MOD([.H$2]+3-[.H$2]+5;7);1;1))) ; NOT(ISBLANK(OFFSET([.$D$4];MOD([.$B9]-([.H$1]-[.$J$1]);12);MOD([.H$2]+3-[.H$2]+6;7);1;1))) );&quot;x&quot;;&quot;&quot;)">
            <text:p/>
          </table:table-cell>
          <table:table-cell table:style-name="ce20" table:formula="of:=IF(OR( NOT(ISBLANK(OFFSET([.$D$4];MOD([.$B9]-([.I$1]-[.$D$1]);12);MOD([.I$2]+3-[.I$2]-0;7);1;1))) ; NOT(ISBLANK(OFFSET([.$D$4];MOD([.$B9]-([.I$1]-[.$E$1]);12);MOD([.I$2]+3-[.I$2]+1;7);1;1))) ; NOT(ISBLANK(OFFSET([.$D$4];MOD([.$B9]-([.I$1]-[.$F$1]);12);MOD([.I$2]+3-[.I$2]+2;7);1;1))) ; NOT(ISBLANK(OFFSET([.$D$4];MOD([.$B9]-([.I$1]-[.$G$1]);12);MOD([.I$2]+3-[.I$2]+3;7);1;1))) ; NOT(ISBLANK(OFFSET([.$D$4];MOD([.$B9]-([.I$1]-[.$H$1]);12);MOD([.I$2]+3-[.I$2]+4;7);1;1))) ; NOT(ISBLANK(OFFSET([.$D$4];MOD([.$B9]-([.I$1]-[.$I$1]);12);MOD([.I$2]+3-[.I$2]+5;7);1;1))) ; NOT(ISBLANK(OFFSET([.$D$4];MOD([.$B9]-([.I$1]-[.$J$1]);12);MOD([.I$2]+3-[.I$2]+6;7);1;1))) );&quot;x&quot;;&quot;&quot;)">
            <text:p/>
          </table:table-cell>
          <table:table-cell table:style-name="ce25" table:formula="of:=IF(OR( NOT(ISBLANK(OFFSET([.$D$4];MOD([.$B9]-([.J$1]-[.$D$1]);12);MOD([.J$2]+3-[.J$2]-0;7);1;1))) ; NOT(ISBLANK(OFFSET([.$D$4];MOD([.$B9]-([.J$1]-[.$E$1]);12);MOD([.J$2]+3-[.J$2]+1;7);1;1))) ; NOT(ISBLANK(OFFSET([.$D$4];MOD([.$B9]-([.J$1]-[.$F$1]);12);MOD([.J$2]+3-[.J$2]+2;7);1;1))) ; NOT(ISBLANK(OFFSET([.$D$4];MOD([.$B9]-([.J$1]-[.$G$1]);12);MOD([.J$2]+3-[.J$2]+3;7);1;1))) ; NOT(ISBLANK(OFFSET([.$D$4];MOD([.$B9]-([.J$1]-[.$H$1]);12);MOD([.J$2]+3-[.J$2]+4;7);1;1))) ; NOT(ISBLANK(OFFSET([.$D$4];MOD([.$B9]-([.J$1]-[.$I$1]);12);MOD([.J$2]+3-[.J$2]+5;7);1;1))) ; NOT(ISBLANK(OFFSET([.$D$4];MOD([.$B9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F#</text:p>
          </table:table-cell>
          <table:table-cell table:style-name="ce13" table:formula="of:=IF(OR( NOT(ISBLANK(OFFSET([.$D$4];MOD([.$B10]-([.D$1]-[.$D$1]);12);MOD([.D$2]+3-[.D$2]-0;7);1;1))) ; NOT(ISBLANK(OFFSET([.$D$4];MOD([.$B10]-([.D$1]-[.$E$1]);12);MOD([.D$2]+3-[.D$2]+1;7);1;1))) ; NOT(ISBLANK(OFFSET([.$D$4];MOD([.$B10]-([.D$1]-[.$F$1]);12);MOD([.D$2]+3-[.D$2]+2;7);1;1))) ; NOT(ISBLANK(OFFSET([.$D$4];MOD([.$B10]-([.D$1]-[.$G$1]);12);MOD([.D$2]+3-[.D$2]+3;7);1;1))) ; NOT(ISBLANK(OFFSET([.$D$4];MOD([.$B10]-([.D$1]-[.$H$1]);12);MOD([.D$2]+3-[.D$2]+4;7);1;1))) ; NOT(ISBLANK(OFFSET([.$D$4];MOD([.$B10]-([.D$1]-[.$I$1]);12);MOD([.D$2]+3-[.D$2]+5;7);1;1))) ; NOT(ISBLANK(OFFSET([.$D$4];MOD([.$B10]-([.D$1]-[.$J$1]);12);MOD([.D$2]+3-[.D$2]+6;7);1;1))) );&quot;x&quot;;&quot;&quot;)">
            <text:p/>
          </table:table-cell>
          <table:table-cell table:style-name="ce20" table:formula="of:=IF(OR( NOT(ISBLANK(OFFSET([.$D$4];MOD([.$B10]-([.E$1]-[.$D$1]);12);MOD([.E$2]+3-[.E$2]-0;7);1;1))) ; NOT(ISBLANK(OFFSET([.$D$4];MOD([.$B10]-([.E$1]-[.$E$1]);12);MOD([.E$2]+3-[.E$2]+1;7);1;1))) ; NOT(ISBLANK(OFFSET([.$D$4];MOD([.$B10]-([.E$1]-[.$F$1]);12);MOD([.E$2]+3-[.E$2]+2;7);1;1))) ; NOT(ISBLANK(OFFSET([.$D$4];MOD([.$B10]-([.E$1]-[.$G$1]);12);MOD([.E$2]+3-[.E$2]+3;7);1;1))) ; NOT(ISBLANK(OFFSET([.$D$4];MOD([.$B10]-([.E$1]-[.$H$1]);12);MOD([.E$2]+3-[.E$2]+4;7);1;1))) ; NOT(ISBLANK(OFFSET([.$D$4];MOD([.$B10]-([.E$1]-[.$I$1]);12);MOD([.E$2]+3-[.E$2]+5;7);1;1))) ; NOT(ISBLANK(OFFSET([.$D$4];MOD([.$B10]-([.E$1]-[.$J$1]);12);MOD([.E$2]+3-[.E$2]+6;7);1;1))) );&quot;x&quot;;&quot;&quot;)">
            <text:p/>
          </table:table-cell>
          <table:table-cell table:style-name="ce20" table:formula="of:=IF(OR( NOT(ISBLANK(OFFSET([.$D$4];MOD([.$B10]-([.F$1]-[.$D$1]);12);MOD([.F$2]+3-[.F$2]-0;7);1;1))) ; NOT(ISBLANK(OFFSET([.$D$4];MOD([.$B10]-([.F$1]-[.$E$1]);12);MOD([.F$2]+3-[.F$2]+1;7);1;1))) ; NOT(ISBLANK(OFFSET([.$D$4];MOD([.$B10]-([.F$1]-[.$F$1]);12);MOD([.F$2]+3-[.F$2]+2;7);1;1))) ; NOT(ISBLANK(OFFSET([.$D$4];MOD([.$B10]-([.F$1]-[.$G$1]);12);MOD([.F$2]+3-[.F$2]+3;7);1;1))) ; NOT(ISBLANK(OFFSET([.$D$4];MOD([.$B10]-([.F$1]-[.$H$1]);12);MOD([.F$2]+3-[.F$2]+4;7);1;1))) ; NOT(ISBLANK(OFFSET([.$D$4];MOD([.$B10]-([.F$1]-[.$I$1]);12);MOD([.F$2]+3-[.F$2]+5;7);1;1))) ; NOT(ISBLANK(OFFSET([.$D$4];MOD([.$B10]-([.F$1]-[.$J$1]);12);MOD([.F$2]+3-[.F$2]+6;7);1;1))) );&quot;x&quot;;&quot;&quot;)">
            <text:p/>
          </table:table-cell>
          <table:table-cell table:style-name="ce20" table:formula="of:=IF(OR( NOT(ISBLANK(OFFSET([.$D$4];MOD([.$B10]-([.G$1]-[.$D$1]);12);MOD([.G$2]+3-[.G$2]-0;7);1;1))) ; NOT(ISBLANK(OFFSET([.$D$4];MOD([.$B10]-([.G$1]-[.$E$1]);12);MOD([.G$2]+3-[.G$2]+1;7);1;1))) ; NOT(ISBLANK(OFFSET([.$D$4];MOD([.$B10]-([.G$1]-[.$F$1]);12);MOD([.G$2]+3-[.G$2]+2;7);1;1))) ; NOT(ISBLANK(OFFSET([.$D$4];MOD([.$B10]-([.G$1]-[.$G$1]);12);MOD([.G$2]+3-[.G$2]+3;7);1;1))) ; NOT(ISBLANK(OFFSET([.$D$4];MOD([.$B10]-([.G$1]-[.$H$1]);12);MOD([.G$2]+3-[.G$2]+4;7);1;1))) ; NOT(ISBLANK(OFFSET([.$D$4];MOD([.$B10]-([.G$1]-[.$I$1]);12);MOD([.G$2]+3-[.G$2]+5;7);1;1))) ; NOT(ISBLANK(OFFSET([.$D$4];MOD([.$B10]-([.G$1]-[.$J$1]);12);MOD([.G$2]+3-[.G$2]+6;7);1;1))) );&quot;x&quot;;&quot;&quot;)">
            <text:p/>
          </table:table-cell>
          <table:table-cell table:style-name="ce20" table:formula="of:=IF(OR( NOT(ISBLANK(OFFSET([.$D$4];MOD([.$B10]-([.H$1]-[.$D$1]);12);MOD([.H$2]+3-[.H$2]-0;7);1;1))) ; NOT(ISBLANK(OFFSET([.$D$4];MOD([.$B10]-([.H$1]-[.$E$1]);12);MOD([.H$2]+3-[.H$2]+1;7);1;1))) ; NOT(ISBLANK(OFFSET([.$D$4];MOD([.$B10]-([.H$1]-[.$F$1]);12);MOD([.H$2]+3-[.H$2]+2;7);1;1))) ; NOT(ISBLANK(OFFSET([.$D$4];MOD([.$B10]-([.H$1]-[.$G$1]);12);MOD([.H$2]+3-[.H$2]+3;7);1;1))) ; NOT(ISBLANK(OFFSET([.$D$4];MOD([.$B10]-([.H$1]-[.$H$1]);12);MOD([.H$2]+3-[.H$2]+4;7);1;1))) ; NOT(ISBLANK(OFFSET([.$D$4];MOD([.$B10]-([.H$1]-[.$I$1]);12);MOD([.H$2]+3-[.H$2]+5;7);1;1))) ; NOT(ISBLANK(OFFSET([.$D$4];MOD([.$B10]-([.H$1]-[.$J$1]);12);MOD([.H$2]+3-[.H$2]+6;7);1;1))) );&quot;x&quot;;&quot;&quot;)">
            <text:p/>
          </table:table-cell>
          <table:table-cell table:style-name="ce20" table:formula="of:=IF(OR( NOT(ISBLANK(OFFSET([.$D$4];MOD([.$B10]-([.I$1]-[.$D$1]);12);MOD([.I$2]+3-[.I$2]-0;7);1;1))) ; NOT(ISBLANK(OFFSET([.$D$4];MOD([.$B10]-([.I$1]-[.$E$1]);12);MOD([.I$2]+3-[.I$2]+1;7);1;1))) ; NOT(ISBLANK(OFFSET([.$D$4];MOD([.$B10]-([.I$1]-[.$F$1]);12);MOD([.I$2]+3-[.I$2]+2;7);1;1))) ; NOT(ISBLANK(OFFSET([.$D$4];MOD([.$B10]-([.I$1]-[.$G$1]);12);MOD([.I$2]+3-[.I$2]+3;7);1;1))) ; NOT(ISBLANK(OFFSET([.$D$4];MOD([.$B10]-([.I$1]-[.$H$1]);12);MOD([.I$2]+3-[.I$2]+4;7);1;1))) ; NOT(ISBLANK(OFFSET([.$D$4];MOD([.$B10]-([.I$1]-[.$I$1]);12);MOD([.I$2]+3-[.I$2]+5;7);1;1))) ; NOT(ISBLANK(OFFSET([.$D$4];MOD([.$B10]-([.I$1]-[.$J$1]);12);MOD([.I$2]+3-[.I$2]+6;7);1;1))) );&quot;x&quot;;&quot;&quot;)">
            <text:p/>
          </table:table-cell>
          <table:table-cell table:style-name="ce25" table:formula="of:=IF(OR( NOT(ISBLANK(OFFSET([.$D$4];MOD([.$B10]-([.J$1]-[.$D$1]);12);MOD([.J$2]+3-[.J$2]-0;7);1;1))) ; NOT(ISBLANK(OFFSET([.$D$4];MOD([.$B10]-([.J$1]-[.$E$1]);12);MOD([.J$2]+3-[.J$2]+1;7);1;1))) ; NOT(ISBLANK(OFFSET([.$D$4];MOD([.$B10]-([.J$1]-[.$F$1]);12);MOD([.J$2]+3-[.J$2]+2;7);1;1))) ; NOT(ISBLANK(OFFSET([.$D$4];MOD([.$B10]-([.J$1]-[.$G$1]);12);MOD([.J$2]+3-[.J$2]+3;7);1;1))) ; NOT(ISBLANK(OFFSET([.$D$4];MOD([.$B10]-([.J$1]-[.$H$1]);12);MOD([.J$2]+3-[.J$2]+4;7);1;1))) ; NOT(ISBLANK(OFFSET([.$D$4];MOD([.$B10]-([.J$1]-[.$I$1]);12);MOD([.J$2]+3-[.J$2]+5;7);1;1))) ; NOT(ISBLANK(OFFSET([.$D$4];MOD([.$B10]-([.J$1]-[.$J$1]);12);MOD([.J$2]+3-[.J$2]+6;7);1;1))) );&quot;x&quot;;&quot;&quot;)" office:value-type="string" office:string-value="x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G</text:p>
          </table:table-cell>
          <table:table-cell table:style-name="ce13" table:formula="of:=IF(OR( NOT(ISBLANK(OFFSET([.$D$4];MOD([.$B11]-([.D$1]-[.$D$1]);12);MOD([.D$2]+3-[.D$2]-0;7);1;1))) ; NOT(ISBLANK(OFFSET([.$D$4];MOD([.$B11]-([.D$1]-[.$E$1]);12);MOD([.D$2]+3-[.D$2]+1;7);1;1))) ; NOT(ISBLANK(OFFSET([.$D$4];MOD([.$B11]-([.D$1]-[.$F$1]);12);MOD([.D$2]+3-[.D$2]+2;7);1;1))) ; NOT(ISBLANK(OFFSET([.$D$4];MOD([.$B11]-([.D$1]-[.$G$1]);12);MOD([.D$2]+3-[.D$2]+3;7);1;1))) ; NOT(ISBLANK(OFFSET([.$D$4];MOD([.$B11]-([.D$1]-[.$H$1]);12);MOD([.D$2]+3-[.D$2]+4;7);1;1))) ; NOT(ISBLANK(OFFSET([.$D$4];MOD([.$B11]-([.D$1]-[.$I$1]);12);MOD([.D$2]+3-[.D$2]+5;7);1;1))) ; NOT(ISBLANK(OFFSET([.$D$4];MOD([.$B11]-([.D$1]-[.$J$1]);12);MOD([.D$2]+3-[.D$2]+6;7);1;1))) );&quot;x&quot;;&quot;&quot;)" office:value-type="string" office:string-value="x">
            <text:p>x</text:p>
          </table:table-cell>
          <table:table-cell table:style-name="ce20" table:formula="of:=IF(OR( NOT(ISBLANK(OFFSET([.$D$4];MOD([.$B11]-([.E$1]-[.$D$1]);12);MOD([.E$2]+3-[.E$2]-0;7);1;1))) ; NOT(ISBLANK(OFFSET([.$D$4];MOD([.$B11]-([.E$1]-[.$E$1]);12);MOD([.E$2]+3-[.E$2]+1;7);1;1))) ; NOT(ISBLANK(OFFSET([.$D$4];MOD([.$B11]-([.E$1]-[.$F$1]);12);MOD([.E$2]+3-[.E$2]+2;7);1;1))) ; NOT(ISBLANK(OFFSET([.$D$4];MOD([.$B11]-([.E$1]-[.$G$1]);12);MOD([.E$2]+3-[.E$2]+3;7);1;1))) ; NOT(ISBLANK(OFFSET([.$D$4];MOD([.$B11]-([.E$1]-[.$H$1]);12);MOD([.E$2]+3-[.E$2]+4;7);1;1))) ; NOT(ISBLANK(OFFSET([.$D$4];MOD([.$B11]-([.E$1]-[.$I$1]);12);MOD([.E$2]+3-[.E$2]+5;7);1;1))) ; NOT(ISBLANK(OFFSET([.$D$4];MOD([.$B11]-([.E$1]-[.$J$1]);12);MOD([.E$2]+3-[.E$2]+6;7);1;1))) );&quot;x&quot;;&quot;&quot;)">
            <text:p/>
          </table:table-cell>
          <table:table-cell table:style-name="ce20" table:formula="of:=IF(OR( NOT(ISBLANK(OFFSET([.$D$4];MOD([.$B11]-([.F$1]-[.$D$1]);12);MOD([.F$2]+3-[.F$2]-0;7);1;1))) ; NOT(ISBLANK(OFFSET([.$D$4];MOD([.$B11]-([.F$1]-[.$E$1]);12);MOD([.F$2]+3-[.F$2]+1;7);1;1))) ; NOT(ISBLANK(OFFSET([.$D$4];MOD([.$B11]-([.F$1]-[.$F$1]);12);MOD([.F$2]+3-[.F$2]+2;7);1;1))) ; NOT(ISBLANK(OFFSET([.$D$4];MOD([.$B11]-([.F$1]-[.$G$1]);12);MOD([.F$2]+3-[.F$2]+3;7);1;1))) ; NOT(ISBLANK(OFFSET([.$D$4];MOD([.$B11]-([.F$1]-[.$H$1]);12);MOD([.F$2]+3-[.F$2]+4;7);1;1))) ; NOT(ISBLANK(OFFSET([.$D$4];MOD([.$B11]-([.F$1]-[.$I$1]);12);MOD([.F$2]+3-[.F$2]+5;7);1;1))) ; NOT(ISBLANK(OFFSET([.$D$4];MOD([.$B11]-([.F$1]-[.$J$1]);12);MOD([.F$2]+3-[.F$2]+6;7);1;1))) );&quot;x&quot;;&quot;&quot;)">
            <text:p/>
          </table:table-cell>
          <table:table-cell table:style-name="ce20" table:formula="of:=IF(OR( NOT(ISBLANK(OFFSET([.$D$4];MOD([.$B11]-([.G$1]-[.$D$1]);12);MOD([.G$2]+3-[.G$2]-0;7);1;1))) ; NOT(ISBLANK(OFFSET([.$D$4];MOD([.$B11]-([.G$1]-[.$E$1]);12);MOD([.G$2]+3-[.G$2]+1;7);1;1))) ; NOT(ISBLANK(OFFSET([.$D$4];MOD([.$B11]-([.G$1]-[.$F$1]);12);MOD([.G$2]+3-[.G$2]+2;7);1;1))) ; NOT(ISBLANK(OFFSET([.$D$4];MOD([.$B11]-([.G$1]-[.$G$1]);12);MOD([.G$2]+3-[.G$2]+3;7);1;1))) ; NOT(ISBLANK(OFFSET([.$D$4];MOD([.$B11]-([.G$1]-[.$H$1]);12);MOD([.G$2]+3-[.G$2]+4;7);1;1))) ; NOT(ISBLANK(OFFSET([.$D$4];MOD([.$B11]-([.G$1]-[.$I$1]);12);MOD([.G$2]+3-[.G$2]+5;7);1;1))) ; NOT(ISBLANK(OFFSET([.$D$4];MOD([.$B11]-([.G$1]-[.$J$1]);12);MOD([.G$2]+3-[.G$2]+6;7);1;1))) );&quot;x&quot;;&quot;&quot;)">
            <text:p/>
          </table:table-cell>
          <table:table-cell table:style-name="ce20" table:formula="of:=IF(OR( NOT(ISBLANK(OFFSET([.$D$4];MOD([.$B11]-([.H$1]-[.$D$1]);12);MOD([.H$2]+3-[.H$2]-0;7);1;1))) ; NOT(ISBLANK(OFFSET([.$D$4];MOD([.$B11]-([.H$1]-[.$E$1]);12);MOD([.H$2]+3-[.H$2]+1;7);1;1))) ; NOT(ISBLANK(OFFSET([.$D$4];MOD([.$B11]-([.H$1]-[.$F$1]);12);MOD([.H$2]+3-[.H$2]+2;7);1;1))) ; NOT(ISBLANK(OFFSET([.$D$4];MOD([.$B11]-([.H$1]-[.$G$1]);12);MOD([.H$2]+3-[.H$2]+3;7);1;1))) ; NOT(ISBLANK(OFFSET([.$D$4];MOD([.$B11]-([.H$1]-[.$H$1]);12);MOD([.H$2]+3-[.H$2]+4;7);1;1))) ; NOT(ISBLANK(OFFSET([.$D$4];MOD([.$B11]-([.H$1]-[.$I$1]);12);MOD([.H$2]+3-[.H$2]+5;7);1;1))) ; NOT(ISBLANK(OFFSET([.$D$4];MOD([.$B11]-([.H$1]-[.$J$1]);12);MOD([.H$2]+3-[.H$2]+6;7);1;1))) );&quot;x&quot;;&quot;&quot;)">
            <text:p/>
          </table:table-cell>
          <table:table-cell table:style-name="ce20" table:formula="of:=IF(OR( NOT(ISBLANK(OFFSET([.$D$4];MOD([.$B11]-([.I$1]-[.$D$1]);12);MOD([.I$2]+3-[.I$2]-0;7);1;1))) ; NOT(ISBLANK(OFFSET([.$D$4];MOD([.$B11]-([.I$1]-[.$E$1]);12);MOD([.I$2]+3-[.I$2]+1;7);1;1))) ; NOT(ISBLANK(OFFSET([.$D$4];MOD([.$B11]-([.I$1]-[.$F$1]);12);MOD([.I$2]+3-[.I$2]+2;7);1;1))) ; NOT(ISBLANK(OFFSET([.$D$4];MOD([.$B11]-([.I$1]-[.$G$1]);12);MOD([.I$2]+3-[.I$2]+3;7);1;1))) ; NOT(ISBLANK(OFFSET([.$D$4];MOD([.$B11]-([.I$1]-[.$H$1]);12);MOD([.I$2]+3-[.I$2]+4;7);1;1))) ; NOT(ISBLANK(OFFSET([.$D$4];MOD([.$B11]-([.I$1]-[.$I$1]);12);MOD([.I$2]+3-[.I$2]+5;7);1;1))) ; NOT(ISBLANK(OFFSET([.$D$4];MOD([.$B11]-([.I$1]-[.$J$1]);12);MOD([.I$2]+3-[.I$2]+6;7);1;1))) );&quot;x&quot;;&quot;&quot;)">
            <text:p/>
          </table:table-cell>
          <table:table-cell table:style-name="ce25" table:formula="of:=IF(OR( NOT(ISBLANK(OFFSET([.$D$4];MOD([.$B11]-([.J$1]-[.$D$1]);12);MOD([.J$2]+3-[.J$2]-0;7);1;1))) ; NOT(ISBLANK(OFFSET([.$D$4];MOD([.$B11]-([.J$1]-[.$E$1]);12);MOD([.J$2]+3-[.J$2]+1;7);1;1))) ; NOT(ISBLANK(OFFSET([.$D$4];MOD([.$B11]-([.J$1]-[.$F$1]);12);MOD([.J$2]+3-[.J$2]+2;7);1;1))) ; NOT(ISBLANK(OFFSET([.$D$4];MOD([.$B11]-([.J$1]-[.$G$1]);12);MOD([.J$2]+3-[.J$2]+3;7);1;1))) ; NOT(ISBLANK(OFFSET([.$D$4];MOD([.$B11]-([.J$1]-[.$H$1]);12);MOD([.J$2]+3-[.J$2]+4;7);1;1))) ; NOT(ISBLANK(OFFSET([.$D$4];MOD([.$B11]-([.J$1]-[.$I$1]);12);MOD([.J$2]+3-[.J$2]+5;7);1;1))) ; NOT(ISBLANK(OFFSET([.$D$4];MOD([.$B11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G#</text:p>
          </table:table-cell>
          <table:table-cell table:style-name="ce13" table:formula="of:=IF(OR( NOT(ISBLANK(OFFSET([.$D$4];MOD([.$B12]-([.D$1]-[.$D$1]);12);MOD([.D$2]+3-[.D$2]-0;7);1;1))) ; NOT(ISBLANK(OFFSET([.$D$4];MOD([.$B12]-([.D$1]-[.$E$1]);12);MOD([.D$2]+3-[.D$2]+1;7);1;1))) ; NOT(ISBLANK(OFFSET([.$D$4];MOD([.$B12]-([.D$1]-[.$F$1]);12);MOD([.D$2]+3-[.D$2]+2;7);1;1))) ; NOT(ISBLANK(OFFSET([.$D$4];MOD([.$B12]-([.D$1]-[.$G$1]);12);MOD([.D$2]+3-[.D$2]+3;7);1;1))) ; NOT(ISBLANK(OFFSET([.$D$4];MOD([.$B12]-([.D$1]-[.$H$1]);12);MOD([.D$2]+3-[.D$2]+4;7);1;1))) ; NOT(ISBLANK(OFFSET([.$D$4];MOD([.$B12]-([.D$1]-[.$I$1]);12);MOD([.D$2]+3-[.D$2]+5;7);1;1))) ; NOT(ISBLANK(OFFSET([.$D$4];MOD([.$B12]-([.D$1]-[.$J$1]);12);MOD([.D$2]+3-[.D$2]+6;7);1;1))) );&quot;x&quot;;&quot;&quot;)">
            <text:p/>
          </table:table-cell>
          <table:table-cell table:style-name="ce20" table:formula="of:=IF(OR( NOT(ISBLANK(OFFSET([.$D$4];MOD([.$B12]-([.E$1]-[.$D$1]);12);MOD([.E$2]+3-[.E$2]-0;7);1;1))) ; NOT(ISBLANK(OFFSET([.$D$4];MOD([.$B12]-([.E$1]-[.$E$1]);12);MOD([.E$2]+3-[.E$2]+1;7);1;1))) ; NOT(ISBLANK(OFFSET([.$D$4];MOD([.$B12]-([.E$1]-[.$F$1]);12);MOD([.E$2]+3-[.E$2]+2;7);1;1))) ; NOT(ISBLANK(OFFSET([.$D$4];MOD([.$B12]-([.E$1]-[.$G$1]);12);MOD([.E$2]+3-[.E$2]+3;7);1;1))) ; NOT(ISBLANK(OFFSET([.$D$4];MOD([.$B12]-([.E$1]-[.$H$1]);12);MOD([.E$2]+3-[.E$2]+4;7);1;1))) ; NOT(ISBLANK(OFFSET([.$D$4];MOD([.$B12]-([.E$1]-[.$I$1]);12);MOD([.E$2]+3-[.E$2]+5;7);1;1))) ; NOT(ISBLANK(OFFSET([.$D$4];MOD([.$B12]-([.E$1]-[.$J$1]);12);MOD([.E$2]+3-[.E$2]+6;7);1;1))) );&quot;x&quot;;&quot;&quot;)">
            <text:p/>
          </table:table-cell>
          <table:table-cell table:style-name="ce20" table:formula="of:=IF(OR( NOT(ISBLANK(OFFSET([.$D$4];MOD([.$B12]-([.F$1]-[.$D$1]);12);MOD([.F$2]+3-[.F$2]-0;7);1;1))) ; NOT(ISBLANK(OFFSET([.$D$4];MOD([.$B12]-([.F$1]-[.$E$1]);12);MOD([.F$2]+3-[.F$2]+1;7);1;1))) ; NOT(ISBLANK(OFFSET([.$D$4];MOD([.$B12]-([.F$1]-[.$F$1]);12);MOD([.F$2]+3-[.F$2]+2;7);1;1))) ; NOT(ISBLANK(OFFSET([.$D$4];MOD([.$B12]-([.F$1]-[.$G$1]);12);MOD([.F$2]+3-[.F$2]+3;7);1;1))) ; NOT(ISBLANK(OFFSET([.$D$4];MOD([.$B12]-([.F$1]-[.$H$1]);12);MOD([.F$2]+3-[.F$2]+4;7);1;1))) ; NOT(ISBLANK(OFFSET([.$D$4];MOD([.$B12]-([.F$1]-[.$I$1]);12);MOD([.F$2]+3-[.F$2]+5;7);1;1))) ; NOT(ISBLANK(OFFSET([.$D$4];MOD([.$B12]-([.F$1]-[.$J$1]);12);MOD([.F$2]+3-[.F$2]+6;7);1;1))) );&quot;x&quot;;&quot;&quot;)">
            <text:p/>
          </table:table-cell>
          <table:table-cell table:style-name="ce20" table:formula="of:=IF(OR( NOT(ISBLANK(OFFSET([.$D$4];MOD([.$B12]-([.G$1]-[.$D$1]);12);MOD([.G$2]+3-[.G$2]-0;7);1;1))) ; NOT(ISBLANK(OFFSET([.$D$4];MOD([.$B12]-([.G$1]-[.$E$1]);12);MOD([.G$2]+3-[.G$2]+1;7);1;1))) ; NOT(ISBLANK(OFFSET([.$D$4];MOD([.$B12]-([.G$1]-[.$F$1]);12);MOD([.G$2]+3-[.G$2]+2;7);1;1))) ; NOT(ISBLANK(OFFSET([.$D$4];MOD([.$B12]-([.G$1]-[.$G$1]);12);MOD([.G$2]+3-[.G$2]+3;7);1;1))) ; NOT(ISBLANK(OFFSET([.$D$4];MOD([.$B12]-([.G$1]-[.$H$1]);12);MOD([.G$2]+3-[.G$2]+4;7);1;1))) ; NOT(ISBLANK(OFFSET([.$D$4];MOD([.$B12]-([.G$1]-[.$I$1]);12);MOD([.G$2]+3-[.G$2]+5;7);1;1))) ; NOT(ISBLANK(OFFSET([.$D$4];MOD([.$B12]-([.G$1]-[.$J$1]);12);MOD([.G$2]+3-[.G$2]+6;7);1;1))) );&quot;x&quot;;&quot;&quot;)">
            <text:p/>
          </table:table-cell>
          <table:table-cell table:style-name="ce20" table:formula="of:=IF(OR( NOT(ISBLANK(OFFSET([.$D$4];MOD([.$B12]-([.H$1]-[.$D$1]);12);MOD([.H$2]+3-[.H$2]-0;7);1;1))) ; NOT(ISBLANK(OFFSET([.$D$4];MOD([.$B12]-([.H$1]-[.$E$1]);12);MOD([.H$2]+3-[.H$2]+1;7);1;1))) ; NOT(ISBLANK(OFFSET([.$D$4];MOD([.$B12]-([.H$1]-[.$F$1]);12);MOD([.H$2]+3-[.H$2]+2;7);1;1))) ; NOT(ISBLANK(OFFSET([.$D$4];MOD([.$B12]-([.H$1]-[.$G$1]);12);MOD([.H$2]+3-[.H$2]+3;7);1;1))) ; NOT(ISBLANK(OFFSET([.$D$4];MOD([.$B12]-([.H$1]-[.$H$1]);12);MOD([.H$2]+3-[.H$2]+4;7);1;1))) ; NOT(ISBLANK(OFFSET([.$D$4];MOD([.$B12]-([.H$1]-[.$I$1]);12);MOD([.H$2]+3-[.H$2]+5;7);1;1))) ; NOT(ISBLANK(OFFSET([.$D$4];MOD([.$B12]-([.H$1]-[.$J$1]);12);MOD([.H$2]+3-[.H$2]+6;7);1;1))) );&quot;x&quot;;&quot;&quot;)">
            <text:p/>
          </table:table-cell>
          <table:table-cell table:style-name="ce20" table:formula="of:=IF(OR( NOT(ISBLANK(OFFSET([.$D$4];MOD([.$B12]-([.I$1]-[.$D$1]);12);MOD([.I$2]+3-[.I$2]-0;7);1;1))) ; NOT(ISBLANK(OFFSET([.$D$4];MOD([.$B12]-([.I$1]-[.$E$1]);12);MOD([.I$2]+3-[.I$2]+1;7);1;1))) ; NOT(ISBLANK(OFFSET([.$D$4];MOD([.$B12]-([.I$1]-[.$F$1]);12);MOD([.I$2]+3-[.I$2]+2;7);1;1))) ; NOT(ISBLANK(OFFSET([.$D$4];MOD([.$B12]-([.I$1]-[.$G$1]);12);MOD([.I$2]+3-[.I$2]+3;7);1;1))) ; NOT(ISBLANK(OFFSET([.$D$4];MOD([.$B12]-([.I$1]-[.$H$1]);12);MOD([.I$2]+3-[.I$2]+4;7);1;1))) ; NOT(ISBLANK(OFFSET([.$D$4];MOD([.$B12]-([.I$1]-[.$I$1]);12);MOD([.I$2]+3-[.I$2]+5;7);1;1))) ; NOT(ISBLANK(OFFSET([.$D$4];MOD([.$B12]-([.I$1]-[.$J$1]);12);MOD([.I$2]+3-[.I$2]+6;7);1;1))) );&quot;x&quot;;&quot;&quot;)">
            <text:p/>
          </table:table-cell>
          <table:table-cell table:style-name="ce25" table:formula="of:=IF(OR( NOT(ISBLANK(OFFSET([.$D$4];MOD([.$B12]-([.J$1]-[.$D$1]);12);MOD([.J$2]+3-[.J$2]-0;7);1;1))) ; NOT(ISBLANK(OFFSET([.$D$4];MOD([.$B12]-([.J$1]-[.$E$1]);12);MOD([.J$2]+3-[.J$2]+1;7);1;1))) ; NOT(ISBLANK(OFFSET([.$D$4];MOD([.$B12]-([.J$1]-[.$F$1]);12);MOD([.J$2]+3-[.J$2]+2;7);1;1))) ; NOT(ISBLANK(OFFSET([.$D$4];MOD([.$B12]-([.J$1]-[.$G$1]);12);MOD([.J$2]+3-[.J$2]+3;7);1;1))) ; NOT(ISBLANK(OFFSET([.$D$4];MOD([.$B12]-([.J$1]-[.$H$1]);12);MOD([.J$2]+3-[.J$2]+4;7);1;1))) ; NOT(ISBLANK(OFFSET([.$D$4];MOD([.$B12]-([.J$1]-[.$I$1]);12);MOD([.J$2]+3-[.J$2]+5;7);1;1))) ; NOT(ISBLANK(OFFSET([.$D$4];MOD([.$B12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A</text:p>
          </table:table-cell>
          <table:table-cell table:style-name="ce13" table:formula="of:=IF(OR( NOT(ISBLANK(OFFSET([.$D$4];MOD([.$B13]-([.D$1]-[.$D$1]);12);MOD([.D$2]+3-[.D$2]-0;7);1;1))) ; NOT(ISBLANK(OFFSET([.$D$4];MOD([.$B13]-([.D$1]-[.$E$1]);12);MOD([.D$2]+3-[.D$2]+1;7);1;1))) ; NOT(ISBLANK(OFFSET([.$D$4];MOD([.$B13]-([.D$1]-[.$F$1]);12);MOD([.D$2]+3-[.D$2]+2;7);1;1))) ; NOT(ISBLANK(OFFSET([.$D$4];MOD([.$B13]-([.D$1]-[.$G$1]);12);MOD([.D$2]+3-[.D$2]+3;7);1;1))) ; NOT(ISBLANK(OFFSET([.$D$4];MOD([.$B13]-([.D$1]-[.$H$1]);12);MOD([.D$2]+3-[.D$2]+4;7);1;1))) ; NOT(ISBLANK(OFFSET([.$D$4];MOD([.$B13]-([.D$1]-[.$I$1]);12);MOD([.D$2]+3-[.D$2]+5;7);1;1))) ; NOT(ISBLANK(OFFSET([.$D$4];MOD([.$B13]-([.D$1]-[.$J$1]);12);MOD([.D$2]+3-[.D$2]+6;7);1;1))) );&quot;x&quot;;&quot;&quot;)">
            <text:p/>
          </table:table-cell>
          <table:table-cell table:style-name="ce20" table:formula="of:=IF(OR( NOT(ISBLANK(OFFSET([.$D$4];MOD([.$B13]-([.E$1]-[.$D$1]);12);MOD([.E$2]+3-[.E$2]-0;7);1;1))) ; NOT(ISBLANK(OFFSET([.$D$4];MOD([.$B13]-([.E$1]-[.$E$1]);12);MOD([.E$2]+3-[.E$2]+1;7);1;1))) ; NOT(ISBLANK(OFFSET([.$D$4];MOD([.$B13]-([.E$1]-[.$F$1]);12);MOD([.E$2]+3-[.E$2]+2;7);1;1))) ; NOT(ISBLANK(OFFSET([.$D$4];MOD([.$B13]-([.E$1]-[.$G$1]);12);MOD([.E$2]+3-[.E$2]+3;7);1;1))) ; NOT(ISBLANK(OFFSET([.$D$4];MOD([.$B13]-([.E$1]-[.$H$1]);12);MOD([.E$2]+3-[.E$2]+4;7);1;1))) ; NOT(ISBLANK(OFFSET([.$D$4];MOD([.$B13]-([.E$1]-[.$I$1]);12);MOD([.E$2]+3-[.E$2]+5;7);1;1))) ; NOT(ISBLANK(OFFSET([.$D$4];MOD([.$B13]-([.E$1]-[.$J$1]);12);MOD([.E$2]+3-[.E$2]+6;7);1;1))) );&quot;x&quot;;&quot;&quot;)" office:value-type="string" office:string-value="x">
            <text:p>x</text:p>
          </table:table-cell>
          <table:table-cell table:style-name="ce20" table:formula="of:=IF(OR( NOT(ISBLANK(OFFSET([.$D$4];MOD([.$B13]-([.F$1]-[.$D$1]);12);MOD([.F$2]+3-[.F$2]-0;7);1;1))) ; NOT(ISBLANK(OFFSET([.$D$4];MOD([.$B13]-([.F$1]-[.$E$1]);12);MOD([.F$2]+3-[.F$2]+1;7);1;1))) ; NOT(ISBLANK(OFFSET([.$D$4];MOD([.$B13]-([.F$1]-[.$F$1]);12);MOD([.F$2]+3-[.F$2]+2;7);1;1))) ; NOT(ISBLANK(OFFSET([.$D$4];MOD([.$B13]-([.F$1]-[.$G$1]);12);MOD([.F$2]+3-[.F$2]+3;7);1;1))) ; NOT(ISBLANK(OFFSET([.$D$4];MOD([.$B13]-([.F$1]-[.$H$1]);12);MOD([.F$2]+3-[.F$2]+4;7);1;1))) ; NOT(ISBLANK(OFFSET([.$D$4];MOD([.$B13]-([.F$1]-[.$I$1]);12);MOD([.F$2]+3-[.F$2]+5;7);1;1))) ; NOT(ISBLANK(OFFSET([.$D$4];MOD([.$B13]-([.F$1]-[.$J$1]);12);MOD([.F$2]+3-[.F$2]+6;7);1;1))) );&quot;x&quot;;&quot;&quot;)">
            <text:p/>
          </table:table-cell>
          <table:table-cell table:style-name="ce20" table:formula="of:=IF(OR( NOT(ISBLANK(OFFSET([.$D$4];MOD([.$B13]-([.G$1]-[.$D$1]);12);MOD([.G$2]+3-[.G$2]-0;7);1;1))) ; NOT(ISBLANK(OFFSET([.$D$4];MOD([.$B13]-([.G$1]-[.$E$1]);12);MOD([.G$2]+3-[.G$2]+1;7);1;1))) ; NOT(ISBLANK(OFFSET([.$D$4];MOD([.$B13]-([.G$1]-[.$F$1]);12);MOD([.G$2]+3-[.G$2]+2;7);1;1))) ; NOT(ISBLANK(OFFSET([.$D$4];MOD([.$B13]-([.G$1]-[.$G$1]);12);MOD([.G$2]+3-[.G$2]+3;7);1;1))) ; NOT(ISBLANK(OFFSET([.$D$4];MOD([.$B13]-([.G$1]-[.$H$1]);12);MOD([.G$2]+3-[.G$2]+4;7);1;1))) ; NOT(ISBLANK(OFFSET([.$D$4];MOD([.$B13]-([.G$1]-[.$I$1]);12);MOD([.G$2]+3-[.G$2]+5;7);1;1))) ; NOT(ISBLANK(OFFSET([.$D$4];MOD([.$B13]-([.G$1]-[.$J$1]);12);MOD([.G$2]+3-[.G$2]+6;7);1;1))) );&quot;x&quot;;&quot;&quot;)">
            <text:p/>
          </table:table-cell>
          <table:table-cell table:style-name="ce20" table:formula="of:=IF(OR( NOT(ISBLANK(OFFSET([.$D$4];MOD([.$B13]-([.H$1]-[.$D$1]);12);MOD([.H$2]+3-[.H$2]-0;7);1;1))) ; NOT(ISBLANK(OFFSET([.$D$4];MOD([.$B13]-([.H$1]-[.$E$1]);12);MOD([.H$2]+3-[.H$2]+1;7);1;1))) ; NOT(ISBLANK(OFFSET([.$D$4];MOD([.$B13]-([.H$1]-[.$F$1]);12);MOD([.H$2]+3-[.H$2]+2;7);1;1))) ; NOT(ISBLANK(OFFSET([.$D$4];MOD([.$B13]-([.H$1]-[.$G$1]);12);MOD([.H$2]+3-[.H$2]+3;7);1;1))) ; NOT(ISBLANK(OFFSET([.$D$4];MOD([.$B13]-([.H$1]-[.$H$1]);12);MOD([.H$2]+3-[.H$2]+4;7);1;1))) ; NOT(ISBLANK(OFFSET([.$D$4];MOD([.$B13]-([.H$1]-[.$I$1]);12);MOD([.H$2]+3-[.H$2]+5;7);1;1))) ; NOT(ISBLANK(OFFSET([.$D$4];MOD([.$B13]-([.H$1]-[.$J$1]);12);MOD([.H$2]+3-[.H$2]+6;7);1;1))) );&quot;x&quot;;&quot;&quot;)">
            <text:p/>
          </table:table-cell>
          <table:table-cell table:style-name="ce20" table:formula="of:=IF(OR( NOT(ISBLANK(OFFSET([.$D$4];MOD([.$B13]-([.I$1]-[.$D$1]);12);MOD([.I$2]+3-[.I$2]-0;7);1;1))) ; NOT(ISBLANK(OFFSET([.$D$4];MOD([.$B13]-([.I$1]-[.$E$1]);12);MOD([.I$2]+3-[.I$2]+1;7);1;1))) ; NOT(ISBLANK(OFFSET([.$D$4];MOD([.$B13]-([.I$1]-[.$F$1]);12);MOD([.I$2]+3-[.I$2]+2;7);1;1))) ; NOT(ISBLANK(OFFSET([.$D$4];MOD([.$B13]-([.I$1]-[.$G$1]);12);MOD([.I$2]+3-[.I$2]+3;7);1;1))) ; NOT(ISBLANK(OFFSET([.$D$4];MOD([.$B13]-([.I$1]-[.$H$1]);12);MOD([.I$2]+3-[.I$2]+4;7);1;1))) ; NOT(ISBLANK(OFFSET([.$D$4];MOD([.$B13]-([.I$1]-[.$I$1]);12);MOD([.I$2]+3-[.I$2]+5;7);1;1))) ; NOT(ISBLANK(OFFSET([.$D$4];MOD([.$B13]-([.I$1]-[.$J$1]);12);MOD([.I$2]+3-[.I$2]+6;7);1;1))) );&quot;x&quot;;&quot;&quot;)">
            <text:p/>
          </table:table-cell>
          <table:table-cell table:style-name="ce25" table:formula="of:=IF(OR( NOT(ISBLANK(OFFSET([.$D$4];MOD([.$B13]-([.J$1]-[.$D$1]);12);MOD([.J$2]+3-[.J$2]-0;7);1;1))) ; NOT(ISBLANK(OFFSET([.$D$4];MOD([.$B13]-([.J$1]-[.$E$1]);12);MOD([.J$2]+3-[.J$2]+1;7);1;1))) ; NOT(ISBLANK(OFFSET([.$D$4];MOD([.$B13]-([.J$1]-[.$F$1]);12);MOD([.J$2]+3-[.J$2]+2;7);1;1))) ; NOT(ISBLANK(OFFSET([.$D$4];MOD([.$B13]-([.J$1]-[.$G$1]);12);MOD([.J$2]+3-[.J$2]+3;7);1;1))) ; NOT(ISBLANK(OFFSET([.$D$4];MOD([.$B13]-([.J$1]-[.$H$1]);12);MOD([.J$2]+3-[.J$2]+4;7);1;1))) ; NOT(ISBLANK(OFFSET([.$D$4];MOD([.$B13]-([.J$1]-[.$I$1]);12);MOD([.J$2]+3-[.J$2]+5;7);1;1))) ; NOT(ISBLANK(OFFSET([.$D$4];MOD([.$B13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>
            <text:p>A#</text:p>
          </table:table-cell>
          <table:table-cell table:style-name="ce13" table:formula="of:=IF(OR( NOT(ISBLANK(OFFSET([.$D$4];MOD([.$B14]-([.D$1]-[.$D$1]);12);MOD([.D$2]+3-[.D$2]-0;7);1;1))) ; NOT(ISBLANK(OFFSET([.$D$4];MOD([.$B14]-([.D$1]-[.$E$1]);12);MOD([.D$2]+3-[.D$2]+1;7);1;1))) ; NOT(ISBLANK(OFFSET([.$D$4];MOD([.$B14]-([.D$1]-[.$F$1]);12);MOD([.D$2]+3-[.D$2]+2;7);1;1))) ; NOT(ISBLANK(OFFSET([.$D$4];MOD([.$B14]-([.D$1]-[.$G$1]);12);MOD([.D$2]+3-[.D$2]+3;7);1;1))) ; NOT(ISBLANK(OFFSET([.$D$4];MOD([.$B14]-([.D$1]-[.$H$1]);12);MOD([.D$2]+3-[.D$2]+4;7);1;1))) ; NOT(ISBLANK(OFFSET([.$D$4];MOD([.$B14]-([.D$1]-[.$I$1]);12);MOD([.D$2]+3-[.D$2]+5;7);1;1))) ; NOT(ISBLANK(OFFSET([.$D$4];MOD([.$B14]-([.D$1]-[.$J$1]);12);MOD([.D$2]+3-[.D$2]+6;7);1;1))) );&quot;x&quot;;&quot;&quot;)">
            <text:p/>
          </table:table-cell>
          <table:table-cell table:style-name="ce20" table:formula="of:=IF(OR( NOT(ISBLANK(OFFSET([.$D$4];MOD([.$B14]-([.E$1]-[.$D$1]);12);MOD([.E$2]+3-[.E$2]-0;7);1;1))) ; NOT(ISBLANK(OFFSET([.$D$4];MOD([.$B14]-([.E$1]-[.$E$1]);12);MOD([.E$2]+3-[.E$2]+1;7);1;1))) ; NOT(ISBLANK(OFFSET([.$D$4];MOD([.$B14]-([.E$1]-[.$F$1]);12);MOD([.E$2]+3-[.E$2]+2;7);1;1))) ; NOT(ISBLANK(OFFSET([.$D$4];MOD([.$B14]-([.E$1]-[.$G$1]);12);MOD([.E$2]+3-[.E$2]+3;7);1;1))) ; NOT(ISBLANK(OFFSET([.$D$4];MOD([.$B14]-([.E$1]-[.$H$1]);12);MOD([.E$2]+3-[.E$2]+4;7);1;1))) ; NOT(ISBLANK(OFFSET([.$D$4];MOD([.$B14]-([.E$1]-[.$I$1]);12);MOD([.E$2]+3-[.E$2]+5;7);1;1))) ; NOT(ISBLANK(OFFSET([.$D$4];MOD([.$B14]-([.E$1]-[.$J$1]);12);MOD([.E$2]+3-[.E$2]+6;7);1;1))) );&quot;x&quot;;&quot;&quot;)">
            <text:p/>
          </table:table-cell>
          <table:table-cell table:style-name="ce20" table:formula="of:=IF(OR( NOT(ISBLANK(OFFSET([.$D$4];MOD([.$B14]-([.F$1]-[.$D$1]);12);MOD([.F$2]+3-[.F$2]-0;7);1;1))) ; NOT(ISBLANK(OFFSET([.$D$4];MOD([.$B14]-([.F$1]-[.$E$1]);12);MOD([.F$2]+3-[.F$2]+1;7);1;1))) ; NOT(ISBLANK(OFFSET([.$D$4];MOD([.$B14]-([.F$1]-[.$F$1]);12);MOD([.F$2]+3-[.F$2]+2;7);1;1))) ; NOT(ISBLANK(OFFSET([.$D$4];MOD([.$B14]-([.F$1]-[.$G$1]);12);MOD([.F$2]+3-[.F$2]+3;7);1;1))) ; NOT(ISBLANK(OFFSET([.$D$4];MOD([.$B14]-([.F$1]-[.$H$1]);12);MOD([.F$2]+3-[.F$2]+4;7);1;1))) ; NOT(ISBLANK(OFFSET([.$D$4];MOD([.$B14]-([.F$1]-[.$I$1]);12);MOD([.F$2]+3-[.F$2]+5;7);1;1))) ; NOT(ISBLANK(OFFSET([.$D$4];MOD([.$B14]-([.F$1]-[.$J$1]);12);MOD([.F$2]+3-[.F$2]+6;7);1;1))) );&quot;x&quot;;&quot;&quot;)">
            <text:p/>
          </table:table-cell>
          <table:table-cell table:style-name="ce20" table:formula="of:=IF(OR( NOT(ISBLANK(OFFSET([.$D$4];MOD([.$B14]-([.G$1]-[.$D$1]);12);MOD([.G$2]+3-[.G$2]-0;7);1;1))) ; NOT(ISBLANK(OFFSET([.$D$4];MOD([.$B14]-([.G$1]-[.$E$1]);12);MOD([.G$2]+3-[.G$2]+1;7);1;1))) ; NOT(ISBLANK(OFFSET([.$D$4];MOD([.$B14]-([.G$1]-[.$F$1]);12);MOD([.G$2]+3-[.G$2]+2;7);1;1))) ; NOT(ISBLANK(OFFSET([.$D$4];MOD([.$B14]-([.G$1]-[.$G$1]);12);MOD([.G$2]+3-[.G$2]+3;7);1;1))) ; NOT(ISBLANK(OFFSET([.$D$4];MOD([.$B14]-([.G$1]-[.$H$1]);12);MOD([.G$2]+3-[.G$2]+4;7);1;1))) ; NOT(ISBLANK(OFFSET([.$D$4];MOD([.$B14]-([.G$1]-[.$I$1]);12);MOD([.G$2]+3-[.G$2]+5;7);1;1))) ; NOT(ISBLANK(OFFSET([.$D$4];MOD([.$B14]-([.G$1]-[.$J$1]);12);MOD([.G$2]+3-[.G$2]+6;7);1;1))) );&quot;x&quot;;&quot;&quot;)">
            <text:p/>
          </table:table-cell>
          <table:table-cell table:style-name="ce20" table:formula="of:=IF(OR( NOT(ISBLANK(OFFSET([.$D$4];MOD([.$B14]-([.H$1]-[.$D$1]);12);MOD([.H$2]+3-[.H$2]-0;7);1;1))) ; NOT(ISBLANK(OFFSET([.$D$4];MOD([.$B14]-([.H$1]-[.$E$1]);12);MOD([.H$2]+3-[.H$2]+1;7);1;1))) ; NOT(ISBLANK(OFFSET([.$D$4];MOD([.$B14]-([.H$1]-[.$F$1]);12);MOD([.H$2]+3-[.H$2]+2;7);1;1))) ; NOT(ISBLANK(OFFSET([.$D$4];MOD([.$B14]-([.H$1]-[.$G$1]);12);MOD([.H$2]+3-[.H$2]+3;7);1;1))) ; NOT(ISBLANK(OFFSET([.$D$4];MOD([.$B14]-([.H$1]-[.$H$1]);12);MOD([.H$2]+3-[.H$2]+4;7);1;1))) ; NOT(ISBLANK(OFFSET([.$D$4];MOD([.$B14]-([.H$1]-[.$I$1]);12);MOD([.H$2]+3-[.H$2]+5;7);1;1))) ; NOT(ISBLANK(OFFSET([.$D$4];MOD([.$B14]-([.H$1]-[.$J$1]);12);MOD([.H$2]+3-[.H$2]+6;7);1;1))) );&quot;x&quot;;&quot;&quot;)">
            <text:p/>
          </table:table-cell>
          <table:table-cell table:style-name="ce20" table:formula="of:=IF(OR( NOT(ISBLANK(OFFSET([.$D$4];MOD([.$B14]-([.I$1]-[.$D$1]);12);MOD([.I$2]+3-[.I$2]-0;7);1;1))) ; NOT(ISBLANK(OFFSET([.$D$4];MOD([.$B14]-([.I$1]-[.$E$1]);12);MOD([.I$2]+3-[.I$2]+1;7);1;1))) ; NOT(ISBLANK(OFFSET([.$D$4];MOD([.$B14]-([.I$1]-[.$F$1]);12);MOD([.I$2]+3-[.I$2]+2;7);1;1))) ; NOT(ISBLANK(OFFSET([.$D$4];MOD([.$B14]-([.I$1]-[.$G$1]);12);MOD([.I$2]+3-[.I$2]+3;7);1;1))) ; NOT(ISBLANK(OFFSET([.$D$4];MOD([.$B14]-([.I$1]-[.$H$1]);12);MOD([.I$2]+3-[.I$2]+4;7);1;1))) ; NOT(ISBLANK(OFFSET([.$D$4];MOD([.$B14]-([.I$1]-[.$I$1]);12);MOD([.I$2]+3-[.I$2]+5;7);1;1))) ; NOT(ISBLANK(OFFSET([.$D$4];MOD([.$B14]-([.I$1]-[.$J$1]);12);MOD([.I$2]+3-[.I$2]+6;7);1;1))) );&quot;x&quot;;&quot;&quot;)">
            <text:p/>
          </table:table-cell>
          <table:table-cell table:style-name="ce25" table:formula="of:=IF(OR( NOT(ISBLANK(OFFSET([.$D$4];MOD([.$B14]-([.J$1]-[.$D$1]);12);MOD([.J$2]+3-[.J$2]-0;7);1;1))) ; NOT(ISBLANK(OFFSET([.$D$4];MOD([.$B14]-([.J$1]-[.$E$1]);12);MOD([.J$2]+3-[.J$2]+1;7);1;1))) ; NOT(ISBLANK(OFFSET([.$D$4];MOD([.$B14]-([.J$1]-[.$F$1]);12);MOD([.J$2]+3-[.J$2]+2;7);1;1))) ; NOT(ISBLANK(OFFSET([.$D$4];MOD([.$B14]-([.J$1]-[.$G$1]);12);MOD([.J$2]+3-[.J$2]+3;7);1;1))) ; NOT(ISBLANK(OFFSET([.$D$4];MOD([.$B14]-([.J$1]-[.$H$1]);12);MOD([.J$2]+3-[.J$2]+4;7);1;1))) ; NOT(ISBLANK(OFFSET([.$D$4];MOD([.$B14]-([.J$1]-[.$I$1]);12);MOD([.J$2]+3-[.J$2]+5;7);1;1))) ; NOT(ISBLANK(OFFSET([.$D$4];MOD([.$B14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>
            <text:p>B</text:p>
          </table:table-cell>
          <table:table-cell table:style-name="ce14" table:formula="of:=IF(OR( NOT(ISBLANK(OFFSET([.$D$4];MOD([.$B15]-([.D$1]-[.$D$1]);12);MOD([.D$2]+3-[.D$2]-0;7);1;1))) ; NOT(ISBLANK(OFFSET([.$D$4];MOD([.$B15]-([.D$1]-[.$E$1]);12);MOD([.D$2]+3-[.D$2]+1;7);1;1))) ; NOT(ISBLANK(OFFSET([.$D$4];MOD([.$B15]-([.D$1]-[.$F$1]);12);MOD([.D$2]+3-[.D$2]+2;7);1;1))) ; NOT(ISBLANK(OFFSET([.$D$4];MOD([.$B15]-([.D$1]-[.$G$1]);12);MOD([.D$2]+3-[.D$2]+3;7);1;1))) ; NOT(ISBLANK(OFFSET([.$D$4];MOD([.$B15]-([.D$1]-[.$H$1]);12);MOD([.D$2]+3-[.D$2]+4;7);1;1))) ; NOT(ISBLANK(OFFSET([.$D$4];MOD([.$B15]-([.D$1]-[.$I$1]);12);MOD([.D$2]+3-[.D$2]+5;7);1;1))) ; NOT(ISBLANK(OFFSET([.$D$4];MOD([.$B15]-([.D$1]-[.$J$1]);12);MOD([.D$2]+3-[.D$2]+6;7);1;1))) );&quot;x&quot;;&quot;&quot;)">
            <text:p/>
          </table:table-cell>
          <table:table-cell table:style-name="ce21" table:formula="of:=IF(OR( NOT(ISBLANK(OFFSET([.$D$4];MOD([.$B15]-([.E$1]-[.$D$1]);12);MOD([.E$2]+3-[.E$2]-0;7);1;1))) ; NOT(ISBLANK(OFFSET([.$D$4];MOD([.$B15]-([.E$1]-[.$E$1]);12);MOD([.E$2]+3-[.E$2]+1;7);1;1))) ; NOT(ISBLANK(OFFSET([.$D$4];MOD([.$B15]-([.E$1]-[.$F$1]);12);MOD([.E$2]+3-[.E$2]+2;7);1;1))) ; NOT(ISBLANK(OFFSET([.$D$4];MOD([.$B15]-([.E$1]-[.$G$1]);12);MOD([.E$2]+3-[.E$2]+3;7);1;1))) ; NOT(ISBLANK(OFFSET([.$D$4];MOD([.$B15]-([.E$1]-[.$H$1]);12);MOD([.E$2]+3-[.E$2]+4;7);1;1))) ; NOT(ISBLANK(OFFSET([.$D$4];MOD([.$B15]-([.E$1]-[.$I$1]);12);MOD([.E$2]+3-[.E$2]+5;7);1;1))) ; NOT(ISBLANK(OFFSET([.$D$4];MOD([.$B15]-([.E$1]-[.$J$1]);12);MOD([.E$2]+3-[.E$2]+6;7);1;1))) );&quot;x&quot;;&quot;&quot;)">
            <text:p/>
          </table:table-cell>
          <table:table-cell table:style-name="ce21" table:formula="of:=IF(OR( NOT(ISBLANK(OFFSET([.$D$4];MOD([.$B15]-([.F$1]-[.$D$1]);12);MOD([.F$2]+3-[.F$2]-0;7);1;1))) ; NOT(ISBLANK(OFFSET([.$D$4];MOD([.$B15]-([.F$1]-[.$E$1]);12);MOD([.F$2]+3-[.F$2]+1;7);1;1))) ; NOT(ISBLANK(OFFSET([.$D$4];MOD([.$B15]-([.F$1]-[.$F$1]);12);MOD([.F$2]+3-[.F$2]+2;7);1;1))) ; NOT(ISBLANK(OFFSET([.$D$4];MOD([.$B15]-([.F$1]-[.$G$1]);12);MOD([.F$2]+3-[.F$2]+3;7);1;1))) ; NOT(ISBLANK(OFFSET([.$D$4];MOD([.$B15]-([.F$1]-[.$H$1]);12);MOD([.F$2]+3-[.F$2]+4;7);1;1))) ; NOT(ISBLANK(OFFSET([.$D$4];MOD([.$B15]-([.F$1]-[.$I$1]);12);MOD([.F$2]+3-[.F$2]+5;7);1;1))) ; NOT(ISBLANK(OFFSET([.$D$4];MOD([.$B15]-([.F$1]-[.$J$1]);12);MOD([.F$2]+3-[.F$2]+6;7);1;1))) );&quot;x&quot;;&quot;&quot;)" office:value-type="string" office:string-value="x">
            <text:p>x</text:p>
          </table:table-cell>
          <table:table-cell table:style-name="ce21" table:formula="of:=IF(OR( NOT(ISBLANK(OFFSET([.$D$4];MOD([.$B15]-([.G$1]-[.$D$1]);12);MOD([.G$2]+3-[.G$2]-0;7);1;1))) ; NOT(ISBLANK(OFFSET([.$D$4];MOD([.$B15]-([.G$1]-[.$E$1]);12);MOD([.G$2]+3-[.G$2]+1;7);1;1))) ; NOT(ISBLANK(OFFSET([.$D$4];MOD([.$B15]-([.G$1]-[.$F$1]);12);MOD([.G$2]+3-[.G$2]+2;7);1;1))) ; NOT(ISBLANK(OFFSET([.$D$4];MOD([.$B15]-([.G$1]-[.$G$1]);12);MOD([.G$2]+3-[.G$2]+3;7);1;1))) ; NOT(ISBLANK(OFFSET([.$D$4];MOD([.$B15]-([.G$1]-[.$H$1]);12);MOD([.G$2]+3-[.G$2]+4;7);1;1))) ; NOT(ISBLANK(OFFSET([.$D$4];MOD([.$B15]-([.G$1]-[.$I$1]);12);MOD([.G$2]+3-[.G$2]+5;7);1;1))) ; NOT(ISBLANK(OFFSET([.$D$4];MOD([.$B15]-([.G$1]-[.$J$1]);12);MOD([.G$2]+3-[.G$2]+6;7);1;1))) );&quot;x&quot;;&quot;&quot;)">
            <text:p/>
          </table:table-cell>
          <table:table-cell table:style-name="ce21" table:formula="of:=IF(OR( NOT(ISBLANK(OFFSET([.$D$4];MOD([.$B15]-([.H$1]-[.$D$1]);12);MOD([.H$2]+3-[.H$2]-0;7);1;1))) ; NOT(ISBLANK(OFFSET([.$D$4];MOD([.$B15]-([.H$1]-[.$E$1]);12);MOD([.H$2]+3-[.H$2]+1;7);1;1))) ; NOT(ISBLANK(OFFSET([.$D$4];MOD([.$B15]-([.H$1]-[.$F$1]);12);MOD([.H$2]+3-[.H$2]+2;7);1;1))) ; NOT(ISBLANK(OFFSET([.$D$4];MOD([.$B15]-([.H$1]-[.$G$1]);12);MOD([.H$2]+3-[.H$2]+3;7);1;1))) ; NOT(ISBLANK(OFFSET([.$D$4];MOD([.$B15]-([.H$1]-[.$H$1]);12);MOD([.H$2]+3-[.H$2]+4;7);1;1))) ; NOT(ISBLANK(OFFSET([.$D$4];MOD([.$B15]-([.H$1]-[.$I$1]);12);MOD([.H$2]+3-[.H$2]+5;7);1;1))) ; NOT(ISBLANK(OFFSET([.$D$4];MOD([.$B15]-([.H$1]-[.$J$1]);12);MOD([.H$2]+3-[.H$2]+6;7);1;1))) );&quot;x&quot;;&quot;&quot;)">
            <text:p/>
          </table:table-cell>
          <table:table-cell table:style-name="ce21" table:formula="of:=IF(OR( NOT(ISBLANK(OFFSET([.$D$4];MOD([.$B15]-([.I$1]-[.$D$1]);12);MOD([.I$2]+3-[.I$2]-0;7);1;1))) ; NOT(ISBLANK(OFFSET([.$D$4];MOD([.$B15]-([.I$1]-[.$E$1]);12);MOD([.I$2]+3-[.I$2]+1;7);1;1))) ; NOT(ISBLANK(OFFSET([.$D$4];MOD([.$B15]-([.I$1]-[.$F$1]);12);MOD([.I$2]+3-[.I$2]+2;7);1;1))) ; NOT(ISBLANK(OFFSET([.$D$4];MOD([.$B15]-([.I$1]-[.$G$1]);12);MOD([.I$2]+3-[.I$2]+3;7);1;1))) ; NOT(ISBLANK(OFFSET([.$D$4];MOD([.$B15]-([.I$1]-[.$H$1]);12);MOD([.I$2]+3-[.I$2]+4;7);1;1))) ; NOT(ISBLANK(OFFSET([.$D$4];MOD([.$B15]-([.I$1]-[.$I$1]);12);MOD([.I$2]+3-[.I$2]+5;7);1;1))) ; NOT(ISBLANK(OFFSET([.$D$4];MOD([.$B15]-([.I$1]-[.$J$1]);12);MOD([.I$2]+3-[.I$2]+6;7);1;1))) );&quot;x&quot;;&quot;&quot;)">
            <text:p/>
          </table:table-cell>
          <table:table-cell table:style-name="ce26" table:formula="of:=IF(OR( NOT(ISBLANK(OFFSET([.$D$4];MOD([.$B15]-([.J$1]-[.$D$1]);12);MOD([.J$2]+3-[.J$2]-0;7);1;1))) ; NOT(ISBLANK(OFFSET([.$D$4];MOD([.$B15]-([.J$1]-[.$E$1]);12);MOD([.J$2]+3-[.J$2]+1;7);1;1))) ; NOT(ISBLANK(OFFSET([.$D$4];MOD([.$B15]-([.J$1]-[.$F$1]);12);MOD([.J$2]+3-[.J$2]+2;7);1;1))) ; NOT(ISBLANK(OFFSET([.$D$4];MOD([.$B15]-([.J$1]-[.$G$1]);12);MOD([.J$2]+3-[.J$2]+3;7);1;1))) ; NOT(ISBLANK(OFFSET([.$D$4];MOD([.$B15]-([.J$1]-[.$H$1]);12);MOD([.J$2]+3-[.J$2]+4;7);1;1))) ; NOT(ISBLANK(OFFSET([.$D$4];MOD([.$B15]-([.J$1]-[.$I$1]);12);MOD([.J$2]+3-[.J$2]+5;7);1;1))) ; NOT(ISBLANK(OFFSET([.$D$4];MOD([.$B15]-([.J$1]-[.$J$1]);12);MOD([.J$2]+3-[.J$2]+6;7);1;1))) );&quot;x&quot;;&quot;&quot;)">
            <text:p/>
          </table:table-cell>
          <table:table-cell table:number-columns-repeated="101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66ff66"/>
    </style:style>
    <style:style style:name="Sans_20_nom2" style:display-name="Sans nom2" style:family="table-cell" style:parent-style-name="Default">
      <style:table-cell-properties fo:background-color="#66ff66"/>
      <style:text-properties fo: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9/09/2018</text:date>, <text:time>20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9M32S</meta:editing-duration>
    <meta:editing-cycles>19</meta:editing-cycles>
    <meta:generator>OpenOffice/4.1.5$Win32 OpenOffice.org_project/415m1$Build-9789</meta:generator>
    <dc:date>2018-09-09T20:57:02.27</dc:date>
    <meta:document-statistic meta:table-count="1" meta:cell-count="365" meta:object-count="0"/>
    <meta:user-defined meta:name="Info 1"/>
    <meta:user-defined meta:name="Info 2"/>
    <meta:user-defined meta:name="Info 3"/>
    <meta:user-defined meta:name="Info 4"/>
  </office:meta>
</office:document-meta>
</file>